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6cm"/>
    </style:style>
    <style:style style:name="co2" style:family="table-column">
      <style:table-column-properties fo:break-before="auto" style:column-width="1.58cm"/>
    </style:style>
    <style:style style:name="co3" style:family="table-column">
      <style:table-column-properties fo:break-before="auto" style:column-width="2.87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fo:background-color="transparent"/>
    </style:style>
    <style:style style:name="ce2" style:family="table-cell" style:parent-style-name="Default" style:data-style-name="N2">
      <style:table-cell-properties fo:background-color="#ffff00"/>
      <style:text-properties style:use-window-font-color="true"/>
    </style:style>
    <style:style style:name="ce3" style:family="table-cell" style:parent-style-name="Default" style:data-style-name="N2"/>
    <style:style style:name="ce4" style:family="table-cell" style:parent-style-name="Default" style:data-style-name="N2">
      <style:table-cell-properties fo:background-color="#ff3366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45.026cm" svg:height="32.166cm" svg:x="12.025cm" svg:y="11.704cm">
            <draw:object draw:notify-on-update-of-ranges="Лист1.A81:Лист1.A131 Лист1.C81:Лист1.C131 Лист1.E81:Лист1.E131 Лист1.F81:Лист1.F13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8964.62" calcext:value-type="float">
            <text:p>8964,62</text:p>
          </table:table-cell>
          <table:table-cell table:formula="of:=[.$D$3]*( ( [.$D$1]+([.B1]+[.$D$2]) )/([.B1]+[.$D$2]) )" office:value-type="float" office:value="0.948732182736134" calcext:value-type="float">
            <text:p>0,9487321827</text:p>
          </table:table-cell>
          <table:table-cell office:value-type="float" office:value="230" calcext:value-type="float">
            <text:p>230</text:p>
          </table:table-cell>
          <table:table-cell table:formula="of:=[.$D$13]*( ( [.$D$11]+([.B1]*[.$D$14]/([.B1]+[.$D$14])+[.$D$12]) )/([.B1]*[.$D$14]/([.B1]+[.$D$14])+[.$D$12]) )" office:value-type="float" office:value="3.03069472290148" calcext:value-type="float">
            <text:p>3,0306947229</text:p>
          </table:table-cell>
          <table:table-cell table:formula="of:=[.$D$13]*( ( [.$D$11]+([.B1]*[.$B$131]/([.B1]+[.$B$131])+[.$D$12]) )/([.B1]*[.$B$131]/([.B1]+[.$B$131])+[.$D$12]) )" office:value-type="float" office:value="8.62170184223661" calcext:value-type="float">
            <text:p>8,6217018422</text:p>
          </table:table-cell>
          <table:table-cell table:number-columns-repeated="5"/>
        </table:table-row>
        <table:table-row table:style-name="ro1">
          <table:table-cell office:value-type="float" office:value="-54" calcext:value-type="float">
            <text:p>-54</text:p>
          </table:table-cell>
          <table:table-cell office:value-type="float" office:value="8356.94" calcext:value-type="float">
            <text:p>8356,94</text:p>
          </table:table-cell>
          <table:table-cell table:formula="of:=[.$D$3]*( ( [.$D$1]+([.B2]+[.$D$2]) )/([.B2]+[.$D$2]) )" office:value-type="float" office:value="0.950457882909295" calcext:value-type="float">
            <text:p>0,9504578829</text:p>
          </table:table-cell>
          <table:table-cell office:value-type="float" office:value="0" calcext:value-type="float">
            <text:p>0</text:p>
          </table:table-cell>
          <table:table-cell table:formula="of:=[.$D$13]*( ( [.$D$11]+([.B2]*[.$D$14]/([.B2]+[.$D$14])+[.$D$12]) )/([.B2]*[.$D$14]/([.B2]+[.$D$14])+[.$D$12]) )" office:value-type="float" office:value="3.03159508820921" calcext:value-type="float">
            <text:p>3,0315950882</text:p>
          </table:table-cell>
          <table:table-cell table:formula="of:=[.$D$13]*( ( [.$D$11]+([.B2]*[.$B$131]/([.B2]+[.$B$131])+[.$D$12]) )/([.B2]*[.$B$131]/([.B2]+[.$B$131])+[.$D$12]) )" office:value-type="float" office:value="8.62260220754435" calcext:value-type="float">
            <text:p>8,6226022075</text:p>
          </table:table-cell>
          <table:table-cell table:number-columns-repeated="5"/>
        </table:table-row>
        <table:table-row table:style-name="ro1">
          <table:table-cell office:value-type="float" office:value="-53" calcext:value-type="float">
            <text:p>-53</text:p>
          </table:table-cell>
          <table:table-cell office:value-type="float" office:value="7793.36" calcext:value-type="float">
            <text:p>7793,36</text:p>
          </table:table-cell>
          <table:table-cell table:formula="of:=[.$D$3]*(([.$D$1]+([.B3]+[.$D$2]))/([.B3]+[.$D$2]))" office:value-type="float" office:value="0.952298880072267" calcext:value-type="float">
            <text:p>0,9522988801</text:p>
          </table:table-cell>
          <table:table-cell office:value-type="float" office:value="0.925" calcext:value-type="float">
            <text:p>0,925</text:p>
          </table:table-cell>
          <table:table-cell table:formula="of:=[.$D$13]*( ( [.$D$11]+([.B3]*[.$D$14]/([.B3]+[.$D$14])+[.$D$12]) )/([.B3]*[.$D$14]/([.B3]+[.$D$14])+[.$D$12]) )" office:value-type="float" office:value="3.03255560846815" calcext:value-type="float">
            <text:p>3,0325556085</text:p>
          </table:table-cell>
          <table:table-cell table:formula="of:=[.$D$13]*( ( [.$D$11]+([.B3]*[.$B$131]/([.B3]+[.$B$131])+[.$D$12]) )/([.B3]*[.$B$131]/([.B3]+[.$B$131])+[.$D$12]) )" office:value-type="float" office:value="8.62356272780329" calcext:value-type="float">
            <text:p>8,6235627278</text:p>
          </table:table-cell>
          <table:table-cell table:number-columns-repeated="5"/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7270.52" calcext:value-type="float">
            <text:p>7270,52</text:p>
          </table:table-cell>
          <table:table-cell table:formula="of:=[.$D$3]*(([.$D$1]+([.B4]+[.$D$2]))/([.B4]+[.$D$2]))" office:value-type="float" office:value="0.954262006018827" calcext:value-type="float">
            <text:p>0,954262006</text:p>
          </table:table-cell>
          <table:table-cell/>
          <table:table-cell table:formula="of:=[.$D$13]*( ( [.$D$11]+([.B4]*[.$D$14]/([.B4]+[.$D$14])+[.$D$12]) )/([.B4]*[.$D$14]/([.B4]+[.$D$14])+[.$D$12]) )" office:value-type="float" office:value="3.03357984809245" calcext:value-type="float">
            <text:p>3,0335798481</text:p>
          </table:table-cell>
          <table:table-cell table:formula="of:=[.$D$13]*( ( [.$D$11]+([.B4]*[.$B$131]/([.B4]+[.$B$131])+[.$D$12]) )/([.B4]*[.$B$131]/([.B4]+[.$B$131])+[.$D$12]) )" office:value-type="float" office:value="8.62458696742758" calcext:value-type="float">
            <text:p>8,6245869674</text:p>
          </table:table-cell>
          <table:table-cell table:number-columns-repeated="5"/>
        </table:table-row>
        <table:table-row table:style-name="ro1">
          <table:table-cell office:value-type="float" office:value="-51" calcext:value-type="float">
            <text:p>-51</text:p>
          </table:table-cell>
          <table:table-cell office:value-type="float" office:value="6785.32" calcext:value-type="float">
            <text:p>6785,32</text:p>
          </table:table-cell>
          <table:table-cell table:formula="of:=[.$D$3]*(([.$D$1]+([.B5]+[.$D$2]))/([.B5]+[.$D$2]))" office:value-type="float" office:value="0.956354453437716" calcext:value-type="float">
            <text:p>0,9563544534</text:p>
          </table:table-cell>
          <table:table-cell/>
          <table:table-cell table:formula="of:=[.$D$13]*( ( [.$D$11]+([.B5]*[.$D$14]/([.B5]+[.$D$14])+[.$D$12]) )/([.B5]*[.$D$14]/([.B5]+[.$D$14])+[.$D$12]) )" office:value-type="float" office:value="3.03467155978926" calcext:value-type="float">
            <text:p>3,0346715598</text:p>
          </table:table-cell>
          <table:table-cell table:formula="of:=[.$D$13]*( ( [.$D$11]+([.B5]*[.$B$131]/([.B5]+[.$B$131])+[.$D$12]) )/([.B5]*[.$B$131]/([.B5]+[.$B$131])+[.$D$12]) )" office:value-type="float" office:value="8.6256786791244" calcext:value-type="float">
            <text:p>8,6256786791</text:p>
          </table:table-cell>
          <table:table-cell table:number-columns-repeated="5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6334.91" calcext:value-type="float">
            <text:p>6334,91</text:p>
          </table:table-cell>
          <table:table-cell table:formula="of:=[.$D$3]*(([.$D$1]+([.B6]+[.$D$2]))/([.B6]+[.$D$2]))" office:value-type="float" office:value="0.958583744678299" calcext:value-type="float">
            <text:p>0,9585837447</text:p>
          </table:table-cell>
          <table:table-cell/>
          <table:table-cell table:formula="of:=[.$D$13]*( ( [.$D$11]+([.B6]*[.$D$14]/([.B6]+[.$D$14])+[.$D$12]) )/([.B6]*[.$D$14]/([.B6]+[.$D$14])+[.$D$12]) )" office:value-type="float" office:value="3.03583466826261" calcext:value-type="float">
            <text:p>3,0358346683</text:p>
          </table:table-cell>
          <table:table-cell table:formula="of:=[.$D$13]*( ( [.$D$11]+([.B6]*[.$B$131]/([.B6]+[.$B$131])+[.$D$12]) )/([.B6]*[.$B$131]/([.B6]+[.$B$131])+[.$D$12]) )" office:value-type="float" office:value="8.62684178759774" calcext:value-type="float">
            <text:p>8,6268417876</text:p>
          </table:table-cell>
          <table:table-cell table:number-columns-repeated="5"/>
        </table:table-row>
        <table:table-row table:style-name="ro1">
          <table:table-cell office:value-type="float" office:value="-49" calcext:value-type="float">
            <text:p>-49</text:p>
          </table:table-cell>
          <table:table-cell office:value-type="float" office:value="5916.64" calcext:value-type="float">
            <text:p>5916,64</text:p>
          </table:table-cell>
          <table:table-cell table:formula="of:=[.$D$3]*(([.$D$1]+([.B7]+[.$D$2]))/([.B7]+[.$D$2]))" office:value-type="float" office:value="0.960957908542686" calcext:value-type="float">
            <text:p>0,9609579085</text:p>
          </table:table-cell>
          <table:table-cell/>
          <table:table-cell table:formula="of:=[.$D$13]*( ( [.$D$11]+([.B7]*[.$D$14]/([.B7]+[.$D$14])+[.$D$12]) )/([.B7]*[.$D$14]/([.B7]+[.$D$14])+[.$D$12]) )" office:value-type="float" office:value="3.03707336245272" calcext:value-type="float">
            <text:p>3,0370733625</text:p>
          </table:table-cell>
          <table:table-cell table:formula="of:=[.$D$13]*( ( [.$D$11]+([.B7]*[.$B$131]/([.B7]+[.$B$131])+[.$D$12]) )/([.B7]*[.$B$131]/([.B7]+[.$B$131])+[.$D$12]) )" office:value-type="float" office:value="8.62808048178786" calcext:value-type="float">
            <text:p>8,6280804818</text:p>
          </table:table-cell>
          <table:table-cell table:number-columns-repeated="5"/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5528.1" calcext:value-type="float">
            <text:p>5528,1</text:p>
          </table:table-cell>
          <table:table-cell table:formula="of:=[.$D$3]*(([.$D$1]+([.B8]+[.$D$2]))/([.B8]+[.$D$2]))" office:value-type="float" office:value="0.963485193827898" calcext:value-type="float">
            <text:p>0,9634851938</text:p>
          </table:table-cell>
          <table:table-cell/>
          <table:table-cell table:formula="of:=[.$D$13]*( ( [.$D$11]+([.B8]*[.$D$14]/([.B8]+[.$D$14])+[.$D$12]) )/([.B8]*[.$D$14]/([.B8]+[.$D$14])+[.$D$12]) )" office:value-type="float" office:value="3.03839194607979" calcext:value-type="float">
            <text:p>3,0383919461</text:p>
          </table:table-cell>
          <table:table-cell table:formula="of:=[.$D$13]*( ( [.$D$11]+([.B8]*[.$B$131]/([.B8]+[.$B$131])+[.$D$12]) )/([.B8]*[.$B$131]/([.B8]+[.$B$131])+[.$D$12]) )" office:value-type="float" office:value="8.62939906541493" calcext:value-type="float">
            <text:p>8,6293990654</text:p>
          </table:table-cell>
          <table:table-cell table:number-columns-repeated="5"/>
        </table:table-row>
        <table:table-row table:style-name="ro1">
          <table:table-cell office:value-type="float" office:value="-47" calcext:value-type="float">
            <text:p>-47</text:p>
          </table:table-cell>
          <table:table-cell office:value-type="float" office:value="5167.04" calcext:value-type="float">
            <text:p>5167,04</text:p>
          </table:table-cell>
          <table:table-cell table:formula="of:=[.$D$3]*(([.$D$1]+([.B9]+[.$D$2]))/([.B9]+[.$D$2]))" office:value-type="float" office:value="0.966174444169196" calcext:value-type="float">
            <text:p>0,9661744442</text:p>
          </table:table-cell>
          <table:table-cell/>
          <table:table-cell table:formula="of:=[.$D$13]*( ( [.$D$11]+([.B9]*[.$D$14]/([.B9]+[.$D$14])+[.$D$12]) )/([.B9]*[.$D$14]/([.B9]+[.$D$14])+[.$D$12]) )" office:value-type="float" office:value="3.03979503321438" calcext:value-type="float">
            <text:p>3,0397950332</text:p>
          </table:table-cell>
          <table:table-cell table:formula="of:=[.$D$13]*( ( [.$D$11]+([.B9]*[.$B$131]/([.B9]+[.$B$131])+[.$D$12]) )/([.B9]*[.$B$131]/([.B9]+[.$B$131])+[.$D$12]) )" office:value-type="float" office:value="8.63080215254952" calcext:value-type="float">
            <text:p>8,6308021525</text:p>
          </table:table-cell>
          <table:table-cell table:number-columns-repeated="5"/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4831.42" calcext:value-type="float">
            <text:p>4831,42</text:p>
          </table:table-cell>
          <table:table-cell table:formula="of:=[.$D$3]*(([.$D$1]+([.B10]+[.$D$2]))/([.B10]+[.$D$2]))" office:value-type="float" office:value="0.969034673036085" calcext:value-type="float">
            <text:p>0,969034673</text:p>
          </table:table-cell>
          <table:table-cell/>
          <table:table-cell table:formula="of:=[.$D$13]*( ( [.$D$11]+([.B10]*[.$D$14]/([.B10]+[.$D$14])+[.$D$12]) )/([.B10]*[.$D$14]/([.B10]+[.$D$14])+[.$D$12]) )" office:value-type="float" office:value="3.04128732653623" calcext:value-type="float">
            <text:p>3,0412873265</text:p>
          </table:table-cell>
          <table:table-cell table:formula="of:=[.$D$13]*( ( [.$D$11]+([.B10]*[.$B$131]/([.B10]+[.$B$131])+[.$D$12]) )/([.B10]*[.$B$131]/([.B10]+[.$B$131])+[.$D$12]) )" office:value-type="float" office:value="8.63229444587137" calcext:value-type="float">
            <text:p>8,6322944459</text:p>
          </table:table-cell>
          <table:table-cell table:number-columns-repeated="5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4519.33" calcext:value-type="float">
            <text:p>4519,33</text:p>
          </table:table-cell>
          <table:table-cell table:formula="of:=[.$D$3]*(([.$D$1]+([.B11]+[.$D$2]))/([.B11]+[.$D$2]))" office:value-type="float" office:value="0.97207556208553" calcext:value-type="float">
            <text:p>0,9720755621</text:p>
          </table:table-cell>
          <table:table-cell office:value-type="float" office:value="120" calcext:value-type="float">
            <text:p>120</text:p>
          </table:table-cell>
          <table:table-cell table:formula="of:=[.$D$13]*( ( [.$D$11]+([.B11]*[.$D$14]/([.B11]+[.$D$14])+[.$D$12]) )/([.B11]*[.$D$14]/([.B11]+[.$D$14])+[.$D$12]) )" office:value-type="float" office:value="3.04287387734464" calcext:value-type="float">
            <text:p>3,0428738773</text:p>
          </table:table-cell>
          <table:table-cell table:formula="of:=[.$D$13]*( ( [.$D$11]+([.B11]*[.$B$131]/([.B11]+[.$B$131])+[.$D$12]) )/([.B11]*[.$B$131]/([.B11]+[.$B$131])+[.$D$12]) )" office:value-type="float" office:value="8.63388099667978" calcext:value-type="float">
            <text:p>8,6338809967</text:p>
          </table:table-cell>
          <table:table-cell table:number-columns-repeated="5"/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4229.01" calcext:value-type="float">
            <text:p>4229,01</text:p>
          </table:table-cell>
          <table:table-cell table:formula="of:=[.$D$3]*(([.$D$1]+([.B12]+[.$D$2]))/([.B12]+[.$D$2]))" office:value-type="float" office:value="0.97530728231903" calcext:value-type="float">
            <text:p>0,9753072823</text:p>
          </table:table-cell>
          <table:table-cell office:value-type="float" office:value="0" calcext:value-type="float">
            <text:p>0</text:p>
          </table:table-cell>
          <table:table-cell table:formula="of:=[.$D$13]*( ( [.$D$11]+([.B12]*[.$D$14]/([.B12]+[.$D$14])+[.$D$12]) )/([.B12]*[.$D$14]/([.B12]+[.$D$14])+[.$D$12]) )" office:value-type="float" office:value="3.04455999224907" calcext:value-type="float">
            <text:p>3,0445599922</text:p>
          </table:table-cell>
          <table:table-cell table:formula="of:=[.$D$13]*( ( [.$D$11]+([.B12]*[.$B$131]/([.B12]+[.$B$131])+[.$D$12]) )/([.B12]*[.$B$131]/([.B12]+[.$B$131])+[.$D$12]) )" office:value-type="float" office:value="8.63556711158421" calcext:value-type="float">
            <text:p>8,6355671116</text:p>
          </table:table-cell>
          <table:table-cell table:number-columns-repeated="5"/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float" office:value="3958.87" calcext:value-type="float">
            <text:p>3958,87</text:p>
          </table:table-cell>
          <table:table-cell table:formula="of:=[.$D$3]*(([.$D$1]+([.B13]+[.$D$2]))/([.B13]+[.$D$2]))" office:value-type="float" office:value="0.97874008239725" calcext:value-type="float">
            <text:p>0,9787400824</text:p>
          </table:table-cell>
          <table:table-cell office:value-type="float" office:value="0.925" calcext:value-type="float">
            <text:p>0,925</text:p>
          </table:table-cell>
          <table:table-cell table:formula="of:=[.$D$13]*( ( [.$D$11]+([.B13]*[.$D$14]/([.B13]+[.$D$14])+[.$D$12]) )/([.B13]*[.$D$14]/([.B13]+[.$D$14])+[.$D$12]) )" office:value-type="float" office:value="3.04635101837684" calcext:value-type="float">
            <text:p>3,0463510184</text:p>
          </table:table-cell>
          <table:table-cell table:formula="of:=[.$D$13]*( ( [.$D$11]+([.B13]*[.$B$131]/([.B13]+[.$B$131])+[.$D$12]) )/([.B13]*[.$B$131]/([.B13]+[.$B$131])+[.$D$12]) )" office:value-type="float" office:value="8.63735813771198" calcext:value-type="float">
            <text:p>8,6373581377</text:p>
          </table:table-cell>
          <table:table-cell table:number-columns-repeated="5"/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3707.39" calcext:value-type="float">
            <text:p>3707,39</text:p>
          </table:table-cell>
          <table:table-cell table:formula="of:=[.$D$3]*(([.$D$1]+([.B14]+[.$D$2]))/([.B14]+[.$D$2]))" office:value-type="float" office:value="0.982385384326979" calcext:value-type="float">
            <text:p>0,9823853843</text:p>
          </table:table-cell>
          <table:table-cell office:value-type="float" office:value="53.026" calcext:value-type="float">
            <text:p>53,026</text:p>
          </table:table-cell>
          <table:table-cell table:formula="of:=[.$D$13]*( ( [.$D$11]+([.B14]*[.$D$14]/([.B14]+[.$D$14])+[.$D$12]) )/([.B14]*[.$D$14]/([.B14]+[.$D$14])+[.$D$12]) )" office:value-type="float" office:value="3.04825291503583" calcext:value-type="float">
            <text:p>3,048252915</text:p>
          </table:table-cell>
          <table:table-cell table:formula="of:=[.$D$13]*( ( [.$D$11]+([.B14]*[.$B$131]/([.B14]+[.$B$131])+[.$D$12]) )/([.B14]*[.$B$131]/([.B14]+[.$B$131])+[.$D$12]) )" office:value-type="float" office:value="8.63926003437097" calcext:value-type="float">
            <text:p>8,6392600344</text:p>
          </table:table-cell>
          <table:table-cell table:number-columns-repeated="5"/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float" office:value="3473.22" calcext:value-type="float">
            <text:p>3473,22</text:p>
          </table:table-cell>
          <table:table-cell table:formula="of:=[.$D$3]*(([.$D$1]+([.B15]+[.$D$2]))/([.B15]+[.$D$2]))" office:value-type="float" office:value="0.986254397936209" calcext:value-type="float">
            <text:p>0,9862543979</text:p>
          </table:table-cell>
          <table:table-cell/>
          <table:table-cell table:formula="of:=[.$D$13]*( ( [.$D$11]+([.B15]*[.$D$14]/([.B15]+[.$D$14])+[.$D$12]) )/([.B15]*[.$D$14]/([.B15]+[.$D$14])+[.$D$12]) )" office:value-type="float" office:value="3.05027153083195" calcext:value-type="float">
            <text:p>3,0502715308</text:p>
          </table:table-cell>
          <table:table-cell table:formula="of:=[.$D$13]*( ( [.$D$11]+([.B15]*[.$B$131]/([.B15]+[.$B$131])+[.$D$12]) )/([.B15]*[.$B$131]/([.B15]+[.$B$131])+[.$D$12]) )" office:value-type="float" office:value="8.64127865016709" calcext:value-type="float">
            <text:p>8,6412786502</text:p>
          </table:table-cell>
          <table:table-cell table:number-columns-repeated="5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3255.09" calcext:value-type="float">
            <text:p>3255,09</text:p>
          </table:table-cell>
          <table:table-cell table:formula="of:=[.$D$3]*(([.$D$1]+([.B16]+[.$D$2]))/([.B16]+[.$D$2]))" office:value-type="float" office:value="0.990359175936764" calcext:value-type="float">
            <text:p>0,9903591759</text:p>
          </table:table-cell>
          <table:table-cell/>
          <table:table-cell table:formula="of:=[.$D$13]*( ( [.$D$11]+([.B16]*[.$D$14]/([.B16]+[.$D$14])+[.$D$12]) )/([.B16]*[.$D$14]/([.B16]+[.$D$14])+[.$D$12]) )" office:value-type="float" office:value="3.05241315413659" calcext:value-type="float">
            <text:p>3,0524131541</text:p>
          </table:table-cell>
          <table:table-cell table:formula="of:=[.$D$13]*( ( [.$D$11]+([.B16]*[.$B$131]/([.B16]+[.$B$131])+[.$D$12]) )/([.B16]*[.$B$131]/([.B16]+[.$B$131])+[.$D$12]) )" office:value-type="float" office:value="8.64342027347173" calcext:value-type="float">
            <text:p>8,6434202735</text:p>
          </table:table-cell>
          <table:table-cell table:number-columns-repeated="5"/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3051.81" calcext:value-type="float">
            <text:p>3051,81</text:p>
          </table:table-cell>
          <table:table-cell table:formula="of:=[.$D$3]*(([.$D$1]+([.B17]+[.$D$2]))/([.B17]+[.$D$2]))" office:value-type="float" office:value="0.994712727856584" calcext:value-type="float">
            <text:p>0,9947127279</text:p>
          </table:table-cell>
          <table:table-cell/>
          <table:table-cell table:formula="of:=[.$D$13]*( ( [.$D$11]+([.B17]*[.$D$14]/([.B17]+[.$D$14])+[.$D$12]) )/([.B17]*[.$D$14]/([.B17]+[.$D$14])+[.$D$12]) )" office:value-type="float" office:value="3.05468457252954" calcext:value-type="float">
            <text:p>3,0546845725</text:p>
          </table:table-cell>
          <table:table-cell table:formula="of:=[.$D$13]*( ( [.$D$11]+([.B17]*[.$B$131]/([.B17]+[.$B$131])+[.$D$12]) )/([.B17]*[.$B$131]/([.B17]+[.$B$131])+[.$D$12]) )" office:value-type="float" office:value="8.64569169186467" calcext:value-type="float">
            <text:p>8,6456916919</text:p>
          </table:table-cell>
          <table:table-cell table:number-columns-repeated="5"/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2862.32" calcext:value-type="float">
            <text:p>2862,32</text:p>
          </table:table-cell>
          <table:table-cell table:formula="of:=[.$D$3]*(([.$D$1]+([.B18]+[.$D$2]))/([.B18]+[.$D$2]))" office:value-type="float" office:value="0.999327817993795" calcext:value-type="float">
            <text:p>0,999327818</text:p>
          </table:table-cell>
          <table:table-cell/>
          <table:table-cell table:formula="of:=[.$D$13]*( ( [.$D$11]+([.B18]*[.$D$14]/([.B18]+[.$D$14])+[.$D$12]) )/([.B18]*[.$D$14]/([.B18]+[.$D$14])+[.$D$12]) )" office:value-type="float" office:value="3.0570924456446" calcext:value-type="float">
            <text:p>3,0570924456</text:p>
          </table:table-cell>
          <table:table-cell table:formula="of:=[.$D$13]*( ( [.$D$11]+([.B18]*[.$B$131]/([.B18]+[.$B$131])+[.$D$12]) )/([.B18]*[.$B$131]/([.B18]+[.$B$131])+[.$D$12]) )" office:value-type="float" office:value="8.64809956497974" calcext:value-type="float">
            <text:p>8,648099565</text:p>
          </table:table-cell>
          <table:table-cell table:number-columns-repeated="5"/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2685.61" calcext:value-type="float">
            <text:p>2685,61</text:p>
          </table:table-cell>
          <table:table-cell table:formula="of:=[.$D$3]*(([.$D$1]+([.B19]+[.$D$2]))/([.B19]+[.$D$2]))" office:value-type="float" office:value="1.00421850156948" calcext:value-type="float">
            <text:p>1,0042185016</text:p>
          </table:table-cell>
          <table:table-cell/>
          <table:table-cell table:formula="of:=[.$D$13]*( ( [.$D$11]+([.B19]*[.$D$14]/([.B19]+[.$D$14])+[.$D$12]) )/([.B19]*[.$D$14]/([.B19]+[.$D$14])+[.$D$12]) )" office:value-type="float" office:value="3.05964410664061" calcext:value-type="float">
            <text:p>3,0596441066</text:p>
          </table:table-cell>
          <table:table-cell table:formula="of:=[.$D$13]*( ( [.$D$11]+([.B19]*[.$B$131]/([.B19]+[.$B$131])+[.$D$12]) )/([.B19]*[.$B$131]/([.B19]+[.$B$131])+[.$D$12]) )" office:value-type="float" office:value="8.65065122597575" calcext:value-type="float">
            <text:p>8,650651226</text:p>
          </table:table-cell>
          <table:table-cell table:number-columns-repeated="5"/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2520.77" calcext:value-type="float">
            <text:p>2520,77</text:p>
          </table:table-cell>
          <table:table-cell table:formula="of:=[.$D$3]*(([.$D$1]+([.B20]+[.$D$2]))/([.B20]+[.$D$2]))" office:value-type="float" office:value="1.00939881464791" calcext:value-type="float">
            <text:p>1,0093988146</text:p>
          </table:table-cell>
          <table:table-cell/>
          <table:table-cell table:formula="of:=[.$D$13]*( ( [.$D$11]+([.B20]*[.$D$14]/([.B20]+[.$D$14])+[.$D$12]) )/([.B20]*[.$D$14]/([.B20]+[.$D$14])+[.$D$12]) )" office:value-type="float" office:value="3.06234687868153" calcext:value-type="float">
            <text:p>3,0623468787</text:p>
          </table:table-cell>
          <table:table-cell table:formula="of:=[.$D$13]*( ( [.$D$11]+([.B20]*[.$B$131]/([.B20]+[.$B$131])+[.$D$12]) )/([.B20]*[.$B$131]/([.B20]+[.$B$131])+[.$D$12]) )" office:value-type="float" office:value="8.65335399801667" calcext:value-type="float">
            <text:p>8,653353998</text:p>
          </table:table-cell>
          <table:table-cell table:number-columns-repeated="5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2366.93" calcext:value-type="float">
            <text:p>2366,93</text:p>
          </table:table-cell>
          <table:table-cell table:formula="of:=[.$D$3]*(([.$D$1]+([.B21]+[.$D$2]))/([.B21]+[.$D$2]))" office:value-type="float" office:value="1.01488436497911" calcext:value-type="float">
            <text:p>1,014884365</text:p>
          </table:table-cell>
          <table:table-cell/>
          <table:table-cell table:formula="of:=[.$D$13]*( ( [.$D$11]+([.B21]*[.$D$14]/([.B21]+[.$D$14])+[.$D$12]) )/([.B21]*[.$D$14]/([.B21]+[.$D$14])+[.$D$12]) )" office:value-type="float" office:value="3.06520890494129" calcext:value-type="float">
            <text:p>3,0652089049</text:p>
          </table:table-cell>
          <table:table-cell table:formula="of:=[.$D$13]*( ( [.$D$11]+([.B21]*[.$B$131]/([.B21]+[.$B$131])+[.$D$12]) )/([.B21]*[.$B$131]/([.B21]+[.$B$131])+[.$D$12]) )" office:value-type="float" office:value="8.65621602427643" calcext:value-type="float">
            <text:p>8,6562160243</text:p>
          </table:table-cell>
          <table:table-cell table:number-columns-repeated="5"/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2223.32" calcext:value-type="float">
            <text:p>2223,32</text:p>
          </table:table-cell>
          <table:table-cell table:formula="of:=[.$D$3]*(([.$D$1]+([.B22]+[.$D$2]))/([.B22]+[.$D$2]))" office:value-type="float" office:value="1.02069022902686" calcext:value-type="float">
            <text:p>1,020690229</text:p>
          </table:table-cell>
          <table:table-cell/>
          <table:table-cell table:formula="of:=[.$D$13]*( ( [.$D$11]+([.B22]*[.$D$14]/([.B22]+[.$D$14])+[.$D$12]) )/([.B22]*[.$D$14]/([.B22]+[.$D$14])+[.$D$12]) )" office:value-type="float" office:value="3.06823805140099" calcext:value-type="float">
            <text:p>3,0682380514</text:p>
          </table:table-cell>
          <table:table-cell table:formula="of:=[.$D$13]*( ( [.$D$11]+([.B22]*[.$B$131]/([.B22]+[.$B$131])+[.$D$12]) )/([.B22]*[.$B$131]/([.B22]+[.$B$131])+[.$D$12]) )" office:value-type="float" office:value="8.65924517073612" calcext:value-type="float">
            <text:p>8,6592451707</text:p>
          </table:table-cell>
          <table:table-cell table:number-columns-repeated="5"/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2089.2" calcext:value-type="float">
            <text:p>2089,2</text:p>
          </table:table-cell>
          <table:table-cell table:formula="of:=[.$D$3]*(([.$D$1]+([.B23]+[.$D$2]))/([.B23]+[.$D$2]))" office:value-type="float" office:value="1.02683323760291" calcext:value-type="float">
            <text:p>1,0268332376</text:p>
          </table:table-cell>
          <table:table-cell/>
          <table:table-cell table:formula="of:=[.$D$13]*( ( [.$D$11]+([.B23]*[.$D$14]/([.B23]+[.$D$14])+[.$D$12]) )/([.B23]*[.$D$14]/([.B23]+[.$D$14])+[.$D$12]) )" office:value-type="float" office:value="3.07144309935371" calcext:value-type="float">
            <text:p>3,0714430994</text:p>
          </table:table-cell>
          <table:table-cell table:formula="of:=[.$D$13]*( ( [.$D$11]+([.B23]*[.$B$131]/([.B23]+[.$B$131])+[.$D$12]) )/([.B23]*[.$B$131]/([.B23]+[.$B$131])+[.$D$12]) )" office:value-type="float" office:value="8.66245021868885" calcext:value-type="float">
            <text:p>8,6624502187</text:p>
          </table:table-cell>
          <table:table-cell table:number-columns-repeated="5"/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1963.91" calcext:value-type="float">
            <text:p>1963,91</text:p>
          </table:table-cell>
          <table:table-cell table:formula="of:=[.$D$3]*(([.$D$1]+([.B24]+[.$D$2]))/([.B24]+[.$D$2]))" office:value-type="float" office:value="1.03332981144757" calcext:value-type="float">
            <text:p>1,0333298114</text:p>
          </table:table-cell>
          <table:table-cell/>
          <table:table-cell table:formula="of:=[.$D$13]*( ( [.$D$11]+([.B24]*[.$D$14]/([.B24]+[.$D$14])+[.$D$12]) )/([.B24]*[.$D$14]/([.B24]+[.$D$14])+[.$D$12]) )" office:value-type="float" office:value="3.07483261614223" calcext:value-type="float">
            <text:p>3,0748326161</text:p>
          </table:table-cell>
          <table:table-cell table:formula="of:=[.$D$13]*( ( [.$D$11]+([.B24]*[.$B$131]/([.B24]+[.$B$131])+[.$D$12]) )/([.B24]*[.$B$131]/([.B24]+[.$B$131])+[.$D$12]) )" office:value-type="float" office:value="8.66583973547736" calcext:value-type="float">
            <text:p>8,6658397355</text:p>
          </table:table-cell>
          <table:table-cell table:number-columns-repeated="5"/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1846.81" calcext:value-type="float">
            <text:p>1846,81</text:p>
          </table:table-cell>
          <table:table-cell table:formula="of:=[.$D$3]*(([.$D$1]+([.B25]+[.$D$2]))/([.B25]+[.$D$2]))" office:value-type="float" office:value="1.04019863981677" calcext:value-type="float">
            <text:p>1,0401986398</text:p>
          </table:table-cell>
          <table:table-cell/>
          <table:table-cell table:formula="of:=[.$D$13]*( ( [.$D$11]+([.B25]*[.$D$14]/([.B25]+[.$D$14])+[.$D$12]) )/([.B25]*[.$D$14]/([.B25]+[.$D$14])+[.$D$12]) )" office:value-type="float" office:value="3.07841635268268" calcext:value-type="float">
            <text:p>3,0784163527</text:p>
          </table:table-cell>
          <table:table-cell table:formula="of:=[.$D$13]*( ( [.$D$11]+([.B25]*[.$B$131]/([.B25]+[.$B$131])+[.$D$12]) )/([.B25]*[.$B$131]/([.B25]+[.$B$131])+[.$D$12]) )" office:value-type="float" office:value="8.66942347201781" calcext:value-type="float">
            <text:p>8,669423472</text:p>
          </table:table-cell>
          <table:table-cell table:number-columns-repeated="5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1737.34" calcext:value-type="float">
            <text:p>1737,34</text:p>
          </table:table-cell>
          <table:table-cell table:formula="of:=[.$D$3]*(([.$D$1]+([.B26]+[.$D$2]))/([.B26]+[.$D$2]))" office:value-type="float" office:value="1.04745731981075" calcext:value-type="float">
            <text:p>1,0474573198</text:p>
          </table:table-cell>
          <table:table-cell table:formula="of:=390*0.8/0.925" office:value-type="float" office:value="337.297297297297" calcext:value-type="float">
            <text:p>337,2972972973</text:p>
          </table:table-cell>
          <table:table-cell table:formula="of:=[.$D$13]*( ( [.$D$11]+([.B26]*[.$D$14]/([.B26]+[.$D$14])+[.$D$12]) )/([.B26]*[.$D$14]/([.B26]+[.$D$14])+[.$D$12]) )" office:value-type="float" office:value="3.08220349007084" calcext:value-type="float">
            <text:p>3,0822034901</text:p>
          </table:table-cell>
          <table:table-cell table:formula="of:=[.$D$13]*( ( [.$D$11]+([.B26]*[.$B$131]/([.B26]+[.$B$131])+[.$D$12]) )/([.B26]*[.$B$131]/([.B26]+[.$B$131])+[.$D$12]) )" office:value-type="float" office:value="8.67321060940598" calcext:value-type="float">
            <text:p>8,6732106094</text:p>
          </table:table-cell>
          <table:table-cell table:number-columns-repeated="5"/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1634.96" calcext:value-type="float">
            <text:p>1634,96</text:p>
          </table:table-cell>
          <table:table-cell table:formula="of:=[.$D$3]*(([.$D$1]+([.B27]+[.$D$2]))/([.B27]+[.$D$2]))" office:value-type="float" office:value="1.05512550765768" calcext:value-type="float">
            <text:p>1,0551255077</text:p>
          </table:table-cell>
          <table:table-cell/>
          <table:table-cell table:formula="of:=[.$D$13]*( ( [.$D$11]+([.B27]*[.$D$14]/([.B27]+[.$D$14])+[.$D$12]) )/([.B27]*[.$D$14]/([.B27]+[.$D$14])+[.$D$12]) )" office:value-type="float" office:value="3.08620428373011" calcext:value-type="float">
            <text:p>3,0862042837</text:p>
          </table:table-cell>
          <table:table-cell table:formula="of:=[.$D$13]*( ( [.$D$11]+([.B27]*[.$B$131]/([.B27]+[.$B$131])+[.$D$12]) )/([.B27]*[.$B$131]/([.B27]+[.$B$131])+[.$D$12]) )" office:value-type="float" office:value="8.67721140306525" calcext:value-type="float">
            <text:p>8,6772114031</text:p>
          </table:table-cell>
          <table:table-cell table:number-columns-repeated="5"/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1539.18" calcext:value-type="float">
            <text:p>1539,18</text:p>
          </table:table-cell>
          <table:table-cell table:formula="of:=[.$D$3]*(([.$D$1]+([.B28]+[.$D$2]))/([.B28]+[.$D$2]))" office:value-type="float" office:value="1.0632229498824" calcext:value-type="float">
            <text:p>1,0632229499</text:p>
          </table:table-cell>
          <table:table-cell/>
          <table:table-cell table:formula="of:=[.$D$13]*( ( [.$D$11]+([.B28]*[.$D$14]/([.B28]+[.$D$14])+[.$D$12]) )/([.B28]*[.$D$14]/([.B28]+[.$D$14])+[.$D$12]) )" office:value-type="float" office:value="3.09042903619518" calcext:value-type="float">
            <text:p>3,0904290362</text:p>
          </table:table-cell>
          <table:table-cell table:formula="of:=[.$D$13]*( ( [.$D$11]+([.B28]*[.$B$131]/([.B28]+[.$B$131])+[.$D$12]) )/([.B28]*[.$B$131]/([.B28]+[.$B$131])+[.$D$12]) )" office:value-type="float" office:value="8.68143615553032" calcext:value-type="float">
            <text:p>8,6814361555</text:p>
          </table:table-cell>
          <table:table-cell table:number-columns-repeated="5"/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1449.53" calcext:value-type="float">
            <text:p>1449,53</text:p>
          </table:table-cell>
          <table:table-cell table:formula="of:=[.$D$3]*(([.$D$1]+([.B29]+[.$D$2]))/([.B29]+[.$D$2]))" office:value-type="float" office:value="1.07177171221016" calcext:value-type="float">
            <text:p>1,0717717122</text:p>
          </table:table-cell>
          <table:table-cell/>
          <table:table-cell table:formula="of:=[.$D$13]*( ( [.$D$11]+([.B29]*[.$D$14]/([.B29]+[.$D$14])+[.$D$12]) )/([.B29]*[.$D$14]/([.B29]+[.$D$14])+[.$D$12]) )" office:value-type="float" office:value="3.09488926001836" calcext:value-type="float">
            <text:p>3,09488926</text:p>
          </table:table-cell>
          <table:table-cell table:formula="of:=[.$D$13]*( ( [.$D$11]+([.B29]*[.$B$131]/([.B29]+[.$B$131])+[.$D$12]) )/([.B29]*[.$B$131]/([.B29]+[.$B$131])+[.$D$12]) )" office:value-type="float" office:value="8.6858963793535" calcext:value-type="float">
            <text:p>8,6858963794</text:p>
          </table:table-cell>
          <table:table-cell table:number-columns-repeated="5"/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1365.6" calcext:value-type="float">
            <text:p>1365,6</text:p>
          </table:table-cell>
          <table:table-cell table:formula="of:=[.$D$3]*(([.$D$1]+([.B30]+[.$D$2]))/([.B30]+[.$D$2]))" office:value-type="float" office:value="1.08079232571763" calcext:value-type="float">
            <text:p>1,0807923257</text:p>
          </table:table-cell>
          <table:table-cell/>
          <table:table-cell table:formula="of:=[.$D$13]*( ( [.$D$11]+([.B30]*[.$D$14]/([.B30]+[.$D$14])+[.$D$12]) )/([.B30]*[.$D$14]/([.B30]+[.$D$14])+[.$D$12]) )" office:value-type="float" office:value="3.09959566706574" calcext:value-type="float">
            <text:p>3,0995956671</text:p>
          </table:table-cell>
          <table:table-cell table:formula="of:=[.$D$13]*( ( [.$D$11]+([.B30]*[.$B$131]/([.B30]+[.$B$131])+[.$D$12]) )/([.B30]*[.$B$131]/([.B30]+[.$B$131])+[.$D$12]) )" office:value-type="float" office:value="8.69060278640087" calcext:value-type="float">
            <text:p>8,6906027864</text:p>
          </table:table-cell>
          <table:table-cell table:number-columns-repeated="5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1287" calcext:value-type="float">
            <text:p>1287</text:p>
          </table:table-cell>
          <table:table-cell table:formula="of:=[.$D$3]*(([.$D$1]+([.B31]+[.$D$2]))/([.B31]+[.$D$2]))" office:value-type="float" office:value="1.09030691530692" calcext:value-type="float">
            <text:p>1,0903069153</text:p>
          </table:table-cell>
          <table:table-cell/>
          <table:table-cell table:formula="of:=[.$D$13]*( ( [.$D$11]+([.B31]*[.$D$14]/([.B31]+[.$D$14])+[.$D$12]) )/([.B31]*[.$D$14]/([.B31]+[.$D$14])+[.$D$12]) )" office:value-type="float" office:value="3.10455980076449" calcext:value-type="float">
            <text:p>3,1045598008</text:p>
          </table:table-cell>
          <table:table-cell table:formula="of:=[.$D$13]*( ( [.$D$11]+([.B31]*[.$B$131]/([.B31]+[.$B$131])+[.$D$12]) )/([.B31]*[.$B$131]/([.B31]+[.$B$131])+[.$D$12]) )" office:value-type="float" office:value="8.69556692009963" calcext:value-type="float">
            <text:p>8,6955669201</text:p>
          </table:table-cell>
          <table:table-cell table:number-columns-repeated="5"/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1213.35" calcext:value-type="float">
            <text:p>1213,35</text:p>
          </table:table-cell>
          <table:table-cell table:formula="of:=[.$D$3]*(([.$D$1]+([.B32]+[.$D$2]))/([.B32]+[.$D$2]))" office:value-type="float" office:value="1.10034099806321" calcext:value-type="float">
            <text:p>1,1003409981</text:p>
          </table:table-cell>
          <table:table-cell/>
          <table:table-cell table:formula="of:=[.$D$13]*( ( [.$D$11]+([.B32]*[.$D$14]/([.B32]+[.$D$14])+[.$D$12]) )/([.B32]*[.$D$14]/([.B32]+[.$D$14])+[.$D$12]) )" office:value-type="float" office:value="3.10979497437647" calcext:value-type="float">
            <text:p>3,1097949744</text:p>
          </table:table-cell>
          <table:table-cell table:formula="of:=[.$D$13]*( ( [.$D$11]+([.B32]*[.$B$131]/([.B32]+[.$B$131])+[.$D$12]) )/([.B32]*[.$B$131]/([.B32]+[.$B$131])+[.$D$12]) )" office:value-type="float" office:value="8.70080209371161" calcext:value-type="float">
            <text:p>8,7008020937</text:p>
          </table:table-cell>
          <table:table-cell table:number-columns-repeated="5"/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1144.32" calcext:value-type="float">
            <text:p>1144,32</text:p>
          </table:table-cell>
          <table:table-cell table:formula="of:=[.$D$3]*(([.$D$1]+([.B33]+[.$D$2]))/([.B33]+[.$D$2]))" office:value-type="float" office:value="1.1109182746085" calcext:value-type="float">
            <text:p>1,1109182746</text:p>
          </table:table-cell>
          <table:table-cell/>
          <table:table-cell table:formula="of:=[.$D$13]*( ( [.$D$11]+([.B33]*[.$D$14]/([.B33]+[.$D$14])+[.$D$12]) )/([.B33]*[.$D$14]/([.B33]+[.$D$14])+[.$D$12]) )" office:value-type="float" office:value="3.11531355344358" calcext:value-type="float">
            <text:p>3,1153135534</text:p>
          </table:table-cell>
          <table:table-cell table:formula="of:=[.$D$13]*( ( [.$D$11]+([.B33]*[.$B$131]/([.B33]+[.$B$131])+[.$D$12]) )/([.B33]*[.$B$131]/([.B33]+[.$B$131])+[.$D$12]) )" office:value-type="float" office:value="8.70632067277872" calcext:value-type="float">
            <text:p>8,7063206728</text:p>
          </table:table-cell>
          <table:table-cell table:number-columns-repeated="5"/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1079.61" calcext:value-type="float">
            <text:p>1079,61</text:p>
          </table:table-cell>
          <table:table-cell table:formula="of:=[.$D$3]*(([.$D$1]+([.B34]+[.$D$2]))/([.B34]+[.$D$2]))" office:value-type="float" office:value="1.12206190198312" calcext:value-type="float">
            <text:p>1,122061902</text:p>
          </table:table-cell>
          <table:table-cell/>
          <table:table-cell table:formula="of:=[.$D$13]*( ( [.$D$11]+([.B34]*[.$D$14]/([.B34]+[.$D$14])+[.$D$12]) )/([.B34]*[.$D$14]/([.B34]+[.$D$14])+[.$D$12]) )" office:value-type="float" office:value="3.12112761989991" calcext:value-type="float">
            <text:p>3,1211276199</text:p>
          </table:table-cell>
          <table:table-cell table:formula="of:=[.$D$13]*( ( [.$D$11]+([.B34]*[.$B$131]/([.B34]+[.$B$131])+[.$D$12]) )/([.B34]*[.$B$131]/([.B34]+[.$B$131])+[.$D$12]) )" office:value-type="float" office:value="8.71213473923504" calcext:value-type="float">
            <text:p>8,7121347392</text:p>
          </table:table-cell>
          <table:table-cell table:number-columns-repeated="5"/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1018.91" calcext:value-type="float">
            <text:p>1018,91</text:p>
          </table:table-cell>
          <table:table-cell table:formula="of:=[.$D$3]*(([.$D$1]+([.B35]+[.$D$2]))/([.B35]+[.$D$2]))" office:value-type="float" office:value="1.133801562454" calcext:value-type="float">
            <text:p>1,1338015625</text:p>
          </table:table-cell>
          <table:table-cell/>
          <table:table-cell table:formula="of:=[.$D$13]*( ( [.$D$11]+([.B35]*[.$D$14]/([.B35]+[.$D$14])+[.$D$12]) )/([.B35]*[.$D$14]/([.B35]+[.$D$14])+[.$D$12]) )" office:value-type="float" office:value="3.12725266014558" calcext:value-type="float">
            <text:p>3,1272526601</text:p>
          </table:table-cell>
          <table:table-cell table:formula="of:=[.$D$13]*( ( [.$D$11]+([.B35]*[.$B$131]/([.B35]+[.$B$131])+[.$D$12]) )/([.B35]*[.$B$131]/([.B35]+[.$B$131])+[.$D$12]) )" office:value-type="float" office:value="8.71825977948072" calcext:value-type="float">
            <text:p>8,7182597795</text:p>
          </table:table-cell>
          <table:table-cell table:number-columns-repeated="5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961.965" calcext:value-type="float">
            <text:p>961,965</text:p>
          </table:table-cell>
          <table:table-cell table:formula="of:=[.$D$3]*(([.$D$1]+([.B36]+[.$D$2]))/([.B36]+[.$D$2]))" office:value-type="float" office:value="1.14616189258445" calcext:value-type="float">
            <text:p>1,1461618926</text:p>
          </table:table-cell>
          <table:table-cell/>
          <table:table-cell table:formula="of:=[.$D$13]*( ( [.$D$11]+([.B36]*[.$D$14]/([.B36]+[.$D$14])+[.$D$12]) )/([.B36]*[.$D$14]/([.B36]+[.$D$14])+[.$D$12]) )" office:value-type="float" office:value="3.13370152803973" calcext:value-type="float">
            <text:p>3,133701528</text:p>
          </table:table-cell>
          <table:table-cell table:formula="of:=[.$D$13]*( ( [.$D$11]+([.B36]*[.$B$131]/([.B36]+[.$B$131])+[.$D$12]) )/([.B36]*[.$B$131]/([.B36]+[.$B$131])+[.$D$12]) )" office:value-type="float" office:value="8.72470864737487" calcext:value-type="float">
            <text:p>8,7247086474</text:p>
          </table:table-cell>
          <table:table-cell table:number-columns-repeated="5"/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908.515" calcext:value-type="float">
            <text:p>908,515</text:p>
          </table:table-cell>
          <table:table-cell table:formula="of:=[.$D$3]*(([.$D$1]+([.B37]+[.$D$2]))/([.B37]+[.$D$2]))" office:value-type="float" office:value="1.15917334881648" calcext:value-type="float">
            <text:p>1,1591733488</text:p>
          </table:table-cell>
          <table:table-cell/>
          <table:table-cell table:formula="of:=[.$D$13]*( ( [.$D$11]+([.B37]*[.$D$14]/([.B37]+[.$D$14])+[.$D$12]) )/([.B37]*[.$D$14]/([.B37]+[.$D$14])+[.$D$12]) )" office:value-type="float" office:value="3.14049011389991" calcext:value-type="float">
            <text:p>3,1404901139</text:p>
          </table:table-cell>
          <table:table-cell table:formula="of:=[.$D$13]*( ( [.$D$11]+([.B37]*[.$B$131]/([.B37]+[.$B$131])+[.$D$12]) )/([.B37]*[.$B$131]/([.B37]+[.$B$131])+[.$D$12]) )" office:value-type="float" office:value="8.73149723323505" calcext:value-type="float">
            <text:p>8,7314972332</text:p>
          </table:table-cell>
          <table:table-cell table:number-columns-repeated="5"/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858.331" calcext:value-type="float">
            <text:p>858,331</text:p>
          </table:table-cell>
          <table:table-cell table:formula="of:=[.$D$3]*(([.$D$1]+([.B38]+[.$D$2]))/([.B38]+[.$D$2]))" office:value-type="float" office:value="1.17286475147699" calcext:value-type="float">
            <text:p>1,1728647515</text:p>
          </table:table-cell>
          <table:table-cell/>
          <table:table-cell table:formula="of:=[.$D$13]*( ( [.$D$11]+([.B38]*[.$D$14]/([.B38]+[.$D$14])+[.$D$12]) )/([.B38]*[.$D$14]/([.B38]+[.$D$14])+[.$D$12]) )" office:value-type="float" office:value="3.14763345441845" calcext:value-type="float">
            <text:p>3,1476334544</text:p>
          </table:table-cell>
          <table:table-cell table:formula="of:=[.$D$13]*( ( [.$D$11]+([.B38]*[.$B$131]/([.B38]+[.$B$131])+[.$D$12]) )/([.B38]*[.$B$131]/([.B38]+[.$B$131])+[.$D$12]) )" office:value-type="float" office:value="8.73864057375359" calcext:value-type="float">
            <text:p>8,7386405738</text:p>
          </table:table-cell>
          <table:table-cell table:number-columns-repeated="5"/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811.198" calcext:value-type="float">
            <text:p>811,198</text:p>
          </table:table-cell>
          <table:table-cell table:formula="of:=[.$D$3]*(([.$D$1]+([.B39]+[.$D$2]))/([.B39]+[.$D$2]))" office:value-type="float" office:value="1.18726642570618" calcext:value-type="float">
            <text:p>1,1872664257</text:p>
          </table:table-cell>
          <table:table-cell/>
          <table:table-cell table:formula="of:=[.$D$13]*( ( [.$D$11]+([.B39]*[.$D$14]/([.B39]+[.$D$14])+[.$D$12]) )/([.B39]*[.$D$14]/([.B39]+[.$D$14])+[.$D$12]) )" office:value-type="float" office:value="3.15514737140759" calcext:value-type="float">
            <text:p>3,1551473714</text:p>
          </table:table-cell>
          <table:table-cell table:formula="of:=[.$D$13]*( ( [.$D$11]+([.B39]*[.$B$131]/([.B39]+[.$B$131])+[.$D$12]) )/([.B39]*[.$B$131]/([.B39]+[.$B$131])+[.$D$12]) )" office:value-type="float" office:value="8.74615449074272" calcext:value-type="float">
            <text:p>8,7461544907</text:p>
          </table:table-cell>
          <table:table-cell table:number-columns-repeated="5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766.914" calcext:value-type="float">
            <text:p>766,914</text:p>
          </table:table-cell>
          <table:table-cell table:formula="of:=[.$D$3]*(([.$D$1]+([.B40]+[.$D$2]))/([.B40]+[.$D$2]))" office:value-type="float" office:value="1.20241050495884" calcext:value-type="float">
            <text:p>1,202410505</text:p>
          </table:table-cell>
          <table:table-cell/>
          <table:table-cell table:formula="of:=[.$D$13]*( ( [.$D$11]+([.B40]*[.$D$14]/([.B40]+[.$D$14])+[.$D$12]) )/([.B40]*[.$D$14]/([.B40]+[.$D$14])+[.$D$12]) )" office:value-type="float" office:value="3.1630486301481" calcext:value-type="float">
            <text:p>3,1630486301</text:p>
          </table:table-cell>
          <table:table-cell table:formula="of:=[.$D$13]*( ( [.$D$11]+([.B40]*[.$B$131]/([.B40]+[.$B$131])+[.$D$12]) )/([.B40]*[.$B$131]/([.B40]+[.$B$131])+[.$D$12]) )" office:value-type="float" office:value="8.75405574948324" calcext:value-type="float">
            <text:p>8,7540557495</text:p>
          </table:table-cell>
          <table:table-cell table:number-columns-repeated="5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725.293" calcext:value-type="float">
            <text:p>725,293</text:p>
          </table:table-cell>
          <table:table-cell table:formula="of:=[.$D$3]*(([.$D$1]+([.B41]+[.$D$2]))/([.B41]+[.$D$2]))" office:value-type="float" office:value="1.2183297301918" calcext:value-type="float">
            <text:p>1,2183297302</text:p>
          </table:table-cell>
          <table:table-cell/>
          <table:table-cell table:formula="of:=[.$D$13]*( ( [.$D$11]+([.B41]*[.$D$14]/([.B41]+[.$D$14])+[.$D$12]) )/([.B41]*[.$D$14]/([.B41]+[.$D$14])+[.$D$12]) )" office:value-type="float" office:value="3.17135431287834" calcext:value-type="float">
            <text:p>3,1713543129</text:p>
          </table:table-cell>
          <table:table-cell table:formula="of:=[.$D$13]*( ( [.$D$11]+([.B41]*[.$B$131]/([.B41]+[.$B$131])+[.$D$12]) )/([.B41]*[.$B$131]/([.B41]+[.$B$131])+[.$D$12]) )" office:value-type="float" office:value="8.76236143221348" calcext:value-type="float">
            <text:p>8,7623614322</text:p>
          </table:table-cell>
          <table:table-cell table:number-columns-repeated="5"/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686.161" calcext:value-type="float">
            <text:p>686,161</text:p>
          </table:table-cell>
          <table:table-cell table:formula="of:=[.$D$3]*(([.$D$1]+([.B42]+[.$D$2]))/([.B42]+[.$D$2]))" office:value-type="float" office:value="1.23505842652089" calcext:value-type="float">
            <text:p>1,2350584265</text:p>
          </table:table-cell>
          <table:table-cell/>
          <table:table-cell table:formula="of:=[.$D$13]*( ( [.$D$11]+([.B42]*[.$D$14]/([.B42]+[.$D$14])+[.$D$12]) )/([.B42]*[.$D$14]/([.B42]+[.$D$14])+[.$D$12]) )" office:value-type="float" office:value="3.18008232835439" calcext:value-type="float">
            <text:p>3,1800823284</text:p>
          </table:table-cell>
          <table:table-cell table:formula="of:=[.$D$13]*( ( [.$D$11]+([.B42]*[.$B$131]/([.B42]+[.$B$131])+[.$D$12]) )/([.B42]*[.$B$131]/([.B42]+[.$B$131])+[.$D$12]) )" office:value-type="float" office:value="8.77108944768953" calcext:value-type="float">
            <text:p>8,7710894477</text:p>
          </table:table-cell>
          <table:table-cell table:number-columns-repeated="5"/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649.358" calcext:value-type="float">
            <text:p>649,358</text:p>
          </table:table-cell>
          <table:table-cell table:formula="of:=[.$D$3]*(([.$D$1]+([.B43]+[.$D$2]))/([.B43]+[.$D$2]))" office:value-type="float" office:value="1.25263129121378" calcext:value-type="float">
            <text:p>1,2526312912</text:p>
          </table:table-cell>
          <table:table-cell/>
          <table:table-cell table:formula="of:=[.$D$13]*( ( [.$D$11]+([.B43]*[.$D$14]/([.B43]+[.$D$14])+[.$D$12]) )/([.B43]*[.$D$14]/([.B43]+[.$D$14])+[.$D$12]) )" office:value-type="float" office:value="3.18925077949851" calcext:value-type="float">
            <text:p>3,1892507795</text:p>
          </table:table-cell>
          <table:table-cell table:formula="of:=[.$D$13]*( ( [.$D$11]+([.B43]*[.$B$131]/([.B43]+[.$B$131])+[.$D$12]) )/([.B43]*[.$B$131]/([.B43]+[.$B$131])+[.$D$12]) )" office:value-type="float" office:value="8.78025789883365" calcext:value-type="float">
            <text:p>8,7802578988</text:p>
          </table:table-cell>
          <table:table-cell table:number-columns-repeated="5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614.732" calcext:value-type="float">
            <text:p>614,732</text:p>
          </table:table-cell>
          <table:table-cell table:formula="of:=[.$D$3]*(([.$D$1]+([.B44]+[.$D$2]))/([.B44]+[.$D$2]))" office:value-type="float" office:value="1.27108577396329" calcext:value-type="float">
            <text:p>1,271085774</text:p>
          </table:table-cell>
          <table:table-cell/>
          <table:table-cell table:formula="of:=[.$D$13]*( ( [.$D$11]+([.B44]*[.$D$14]/([.B44]+[.$D$14])+[.$D$12]) )/([.B44]*[.$D$14]/([.B44]+[.$D$14])+[.$D$12]) )" office:value-type="float" office:value="3.19887920528086" calcext:value-type="float">
            <text:p>3,1988792053</text:p>
          </table:table-cell>
          <table:table-cell table:formula="of:=[.$D$13]*( ( [.$D$11]+([.B44]*[.$B$131]/([.B44]+[.$B$131])+[.$D$12]) )/([.B44]*[.$B$131]/([.B44]+[.$B$131])+[.$D$12]) )" office:value-type="float" office:value="8.789886324616" calcext:value-type="float">
            <text:p>8,7898863246</text:p>
          </table:table-cell>
          <table:table-cell table:number-columns-repeated="5"/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582.144" calcext:value-type="float">
            <text:p>582,144</text:p>
          </table:table-cell>
          <table:table-cell table:formula="of:=[.$D$3]*(([.$D$1]+([.B45]+[.$D$2]))/([.B45]+[.$D$2]))" office:value-type="float" office:value="1.29045940523307" calcext:value-type="float">
            <text:p>1,2904594052</text:p>
          </table:table-cell>
          <table:table-cell/>
          <table:table-cell table:formula="of:=[.$D$13]*( ( [.$D$11]+([.B45]*[.$D$14]/([.B45]+[.$D$14])+[.$D$12]) )/([.B45]*[.$D$14]/([.B45]+[.$D$14])+[.$D$12]) )" office:value-type="float" office:value="3.20898718681292" calcext:value-type="float">
            <text:p>3,2089871868</text:p>
          </table:table-cell>
          <table:table-cell table:formula="of:=[.$D$13]*( ( [.$D$11]+([.B45]*[.$B$131]/([.B45]+[.$B$131])+[.$D$12]) )/([.B45]*[.$B$131]/([.B45]+[.$B$131])+[.$D$12]) )" office:value-type="float" office:value="8.79999430614806" calcext:value-type="float">
            <text:p>8,7999943061</text:p>
          </table:table-cell>
          <table:table-cell table:number-columns-repeated="5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551.464" calcext:value-type="float">
            <text:p>551,464</text:p>
          </table:table-cell>
          <table:table-cell table:formula="of:=[.$D$3]*(([.$D$1]+([.B46]+[.$D$2]))/([.B46]+[.$D$2]))" office:value-type="float" office:value="1.31079127558644" calcext:value-type="float">
            <text:p>1,3107912756</text:p>
          </table:table-cell>
          <table:table-cell/>
          <table:table-cell table:formula="of:=[.$D$13]*( ( [.$D$11]+([.B46]*[.$D$14]/([.B46]+[.$D$14])+[.$D$12]) )/([.B46]*[.$D$14]/([.B46]+[.$D$14])+[.$D$12]) )" office:value-type="float" office:value="3.2195951191712" calcext:value-type="float">
            <text:p>3,2195951192</text:p>
          </table:table-cell>
          <table:table-cell table:formula="of:=[.$D$13]*( ( [.$D$11]+([.B46]*[.$B$131]/([.B46]+[.$B$131])+[.$D$12]) )/([.B46]*[.$B$131]/([.B46]+[.$B$131])+[.$D$12]) )" office:value-type="float" office:value="8.81060223850634" calcext:value-type="float">
            <text:p>8,8106022385</text:p>
          </table:table-cell>
          <table:table-cell table:number-columns-repeated="5"/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522.571" calcext:value-type="float">
            <text:p>522,571</text:p>
          </table:table-cell>
          <table:table-cell table:formula="of:=[.$D$3]*(([.$D$1]+([.B47]+[.$D$2]))/([.B47]+[.$D$2]))" office:value-type="float" office:value="1.33212171169085" calcext:value-type="float">
            <text:p>1,3321217117</text:p>
          </table:table-cell>
          <table:table-cell/>
          <table:table-cell table:formula="of:=[.$D$13]*( ( [.$D$11]+([.B47]*[.$D$14]/([.B47]+[.$D$14])+[.$D$12]) )/([.B47]*[.$D$14]/([.B47]+[.$D$14])+[.$D$12]) )" office:value-type="float" office:value="3.23072404235611" calcext:value-type="float">
            <text:p>3,2307240424</text:p>
          </table:table-cell>
          <table:table-cell table:formula="of:=[.$D$13]*( ( [.$D$11]+([.B47]*[.$B$131]/([.B47]+[.$B$131])+[.$D$12]) )/([.B47]*[.$B$131]/([.B47]+[.$B$131])+[.$D$12]) )" office:value-type="float" office:value="8.82173116169125" calcext:value-type="float">
            <text:p>8,8217311617</text:p>
          </table:table-cell>
          <table:table-cell table:number-columns-repeated="5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495.35" calcext:value-type="float">
            <text:p>495,35</text:p>
          </table:table-cell>
          <table:table-cell table:formula="of:=[.$D$3]*(([.$D$1]+([.B48]+[.$D$2]))/([.B48]+[.$D$2]))" office:value-type="float" office:value="1.35449429696174" calcext:value-type="float">
            <text:p>1,354494297</text:p>
          </table:table-cell>
          <table:table-cell/>
          <table:table-cell table:formula="of:=[.$D$13]*( ( [.$D$11]+([.B48]*[.$D$14]/([.B48]+[.$D$14])+[.$D$12]) )/([.B48]*[.$D$14]/([.B48]+[.$D$14])+[.$D$12]) )" office:value-type="float" office:value="3.24239669554093" calcext:value-type="float">
            <text:p>3,2423966955</text:p>
          </table:table-cell>
          <table:table-cell table:formula="of:=[.$D$13]*( ( [.$D$11]+([.B48]*[.$B$131]/([.B48]+[.$B$131])+[.$D$12]) )/([.B48]*[.$B$131]/([.B48]+[.$B$131])+[.$D$12]) )" office:value-type="float" office:value="8.83340381487606" calcext:value-type="float">
            <text:p>8,8334038149</text:p>
          </table:table-cell>
          <table:table-cell table:number-columns-repeated="5"/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469.698" calcext:value-type="float">
            <text:p>469,698</text:p>
          </table:table-cell>
          <table:table-cell table:formula="of:=[.$D$3]*(([.$D$1]+([.B49]+[.$D$2]))/([.B49]+[.$D$2]))" office:value-type="float" office:value="1.37795061933413" calcext:value-type="float">
            <text:p>1,3779506193</text:p>
          </table:table-cell>
          <table:table-cell/>
          <table:table-cell table:formula="of:=[.$D$13]*( ( [.$D$11]+([.B49]*[.$D$14]/([.B49]+[.$D$14])+[.$D$12]) )/([.B49]*[.$D$14]/([.B49]+[.$D$14])+[.$D$12]) )" office:value-type="float" office:value="3.25463477677869" calcext:value-type="float">
            <text:p>3,2546347768</text:p>
          </table:table-cell>
          <table:table-cell table:formula="of:=[.$D$13]*( ( [.$D$11]+([.B49]*[.$B$131]/([.B49]+[.$B$131])+[.$D$12]) )/([.B49]*[.$B$131]/([.B49]+[.$B$131])+[.$D$12]) )" office:value-type="float" office:value="8.84564189611383" calcext:value-type="float">
            <text:p>8,8456418961</text:p>
          </table:table-cell>
          <table:table-cell table:number-columns-repeated="5"/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445.515" calcext:value-type="float">
            <text:p>445,515</text:p>
          </table:table-cell>
          <table:table-cell table:formula="of:=[.$D$3]*(([.$D$1]+([.B50]+[.$D$2]))/([.B50]+[.$D$2]))" office:value-type="float" office:value="1.40253723219196" calcext:value-type="float">
            <text:p>1,4025372322</text:p>
          </table:table-cell>
          <table:table-cell/>
          <table:table-cell table:formula="of:=[.$D$13]*( ( [.$D$11]+([.B50]*[.$D$14]/([.B50]+[.$D$14])+[.$D$12]) )/([.B50]*[.$D$14]/([.B50]+[.$D$14])+[.$D$12]) )" office:value-type="float" office:value="3.26746257479147" calcext:value-type="float">
            <text:p>3,2674625748</text:p>
          </table:table-cell>
          <table:table-cell table:formula="of:=[.$D$13]*( ( [.$D$11]+([.B50]*[.$B$131]/([.B50]+[.$B$131])+[.$D$12]) )/([.B50]*[.$B$131]/([.B50]+[.$B$131])+[.$D$12]) )" office:value-type="float" office:value="8.85846969412661" calcext:value-type="float">
            <text:p>8,8584696941</text:p>
          </table:table-cell>
          <table:table-cell table:number-columns-repeated="5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422.711" calcext:value-type="float">
            <text:p>422,711</text:p>
          </table:table-cell>
          <table:table-cell table:formula="of:=[.$D$3]*(([.$D$1]+([.B51]+[.$D$2]))/([.B51]+[.$D$2]))" office:value-type="float" office:value="1.42829894419592" calcext:value-type="float">
            <text:p>1,4282989442</text:p>
          </table:table-cell>
          <table:table-cell/>
          <table:table-cell table:formula="of:=[.$D$13]*( ( [.$D$11]+([.B51]*[.$D$14]/([.B51]+[.$D$14])+[.$D$12]) )/([.B51]*[.$D$14]/([.B51]+[.$D$14])+[.$D$12]) )" office:value-type="float" office:value="3.28090346801093" calcext:value-type="float">
            <text:p>3,280903468</text:p>
          </table:table-cell>
          <table:table-cell table:formula="of:=[.$D$13]*( ( [.$D$11]+([.B51]*[.$B$131]/([.B51]+[.$B$131])+[.$D$12]) )/([.B51]*[.$B$131]/([.B51]+[.$B$131])+[.$D$12]) )" office:value-type="float" office:value="8.87191058734607" calcext:value-type="float">
            <text:p>8,8719105873</text:p>
          </table:table-cell>
          <table:table-cell table:number-columns-repeated="5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401.199" calcext:value-type="float">
            <text:p>401,199</text:p>
          </table:table-cell>
          <table:table-cell table:formula="of:=[.$D$3]*(([.$D$1]+([.B52]+[.$D$2]))/([.B52]+[.$D$2]))" office:value-type="float" office:value="1.45528546930576" calcext:value-type="float">
            <text:p>1,4552854693</text:p>
          </table:table-cell>
          <table:table-cell/>
          <table:table-cell table:formula="of:=[.$D$13]*( ( [.$D$11]+([.B52]*[.$D$14]/([.B52]+[.$D$14])+[.$D$12]) )/([.B52]*[.$D$14]/([.B52]+[.$D$14])+[.$D$12]) )" office:value-type="float" office:value="3.29498339415519" calcext:value-type="float">
            <text:p>3,2949833942</text:p>
          </table:table-cell>
          <table:table-cell table:formula="of:=[.$D$13]*( ( [.$D$11]+([.B52]*[.$B$131]/([.B52]+[.$B$131])+[.$D$12]) )/([.B52]*[.$B$131]/([.B52]+[.$B$131])+[.$D$12]) )" office:value-type="float" office:value="8.88599051349033" calcext:value-type="float">
            <text:p>8,8859905135</text:p>
          </table:table-cell>
          <table:table-cell table:number-columns-repeated="5"/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380.9" calcext:value-type="float">
            <text:p>380,9</text:p>
          </table:table-cell>
          <table:table-cell table:formula="of:=[.$D$3]*(([.$D$1]+([.B53]+[.$D$2]))/([.B53]+[.$D$2]))" office:value-type="float" office:value="1.48354555001313" calcext:value-type="float">
            <text:p>1,48354555</text:p>
          </table:table-cell>
          <table:table-cell/>
          <table:table-cell table:formula="of:=[.$D$13]*( ( [.$D$11]+([.B53]*[.$D$14]/([.B53]+[.$D$14])+[.$D$12]) )/([.B53]*[.$D$14]/([.B53]+[.$D$14])+[.$D$12]) )" office:value-type="float" office:value="3.30972778408947" calcext:value-type="float">
            <text:p>3,3097277841</text:p>
          </table:table-cell>
          <table:table-cell table:formula="of:=[.$D$13]*( ( [.$D$11]+([.B53]*[.$B$131]/([.B53]+[.$B$131])+[.$D$12]) )/([.B53]*[.$B$131]/([.B53]+[.$B$131])+[.$D$12]) )" office:value-type="float" office:value="8.90073490342461" calcext:value-type="float">
            <text:p>8,9007349034</text:p>
          </table:table-cell>
          <table:table-cell table:number-columns-repeated="5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361.74" calcext:value-type="float">
            <text:p>361,74</text:p>
          </table:table-cell>
          <table:table-cell table:formula="of:=[.$D$3]*(([.$D$1]+([.B54]+[.$D$2]))/([.B54]+[.$D$2]))" office:value-type="float" office:value="1.51312959584232" calcext:value-type="float">
            <text:p>1,5131295958</text:p>
          </table:table-cell>
          <table:table-cell/>
          <table:table-cell table:formula="of:=[.$D$13]*( ( [.$D$11]+([.B54]*[.$D$14]/([.B54]+[.$D$14])+[.$D$12]) )/([.B54]*[.$D$14]/([.B54]+[.$D$14])+[.$D$12]) )" office:value-type="float" office:value="3.32516293843514" calcext:value-type="float">
            <text:p>3,3251629384</text:p>
          </table:table-cell>
          <table:table-cell table:formula="of:=[.$D$13]*( ( [.$D$11]+([.B54]*[.$B$131]/([.B54]+[.$B$131])+[.$D$12]) )/([.B54]*[.$B$131]/([.B54]+[.$B$131])+[.$D$12]) )" office:value-type="float" office:value="8.91617005777028" calcext:value-type="float">
            <text:p>8,9161700578</text:p>
          </table:table-cell>
          <table:table-cell table:number-columns-repeated="5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343.648" calcext:value-type="float">
            <text:p>343,648</text:p>
          </table:table-cell>
          <table:table-cell table:formula="of:=[.$D$3]*(([.$D$1]+([.B55]+[.$D$2]))/([.B55]+[.$D$2]))" office:value-type="float" office:value="1.54409279262501" calcext:value-type="float">
            <text:p>1,5440927926</text:p>
          </table:table-cell>
          <table:table-cell/>
          <table:table-cell table:formula="of:=[.$D$13]*( ( [.$D$11]+([.B55]*[.$D$14]/([.B55]+[.$D$14])+[.$D$12]) )/([.B55]*[.$D$14]/([.B55]+[.$D$14])+[.$D$12]) )" office:value-type="float" office:value="3.34131764980002" calcext:value-type="float">
            <text:p>3,3413176498</text:p>
          </table:table-cell>
          <table:table-cell table:formula="of:=[.$D$13]*( ( [.$D$11]+([.B55]*[.$B$131]/([.B55]+[.$B$131])+[.$D$12]) )/([.B55]*[.$B$131]/([.B55]+[.$B$131])+[.$D$12]) )" office:value-type="float" office:value="8.93232476913516" calcext:value-type="float">
            <text:p>8,9323247691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6.56" calcext:value-type="float">
            <text:p>326,56</text:p>
          </table:table-cell>
          <table:table-cell table:formula="of:=[.$D$3]*(([.$D$1]+([.B56]+[.$D$2]))/([.B56]+[.$D$2]))" office:value-type="float" office:value="1.5764882410583" calcext:value-type="float">
            <text:p>1,5764882411</text:p>
          </table:table-cell>
          <table:table-cell/>
          <table:table-cell table:formula="of:=[.$D$13]*( ( [.$D$11]+([.B56]*[.$D$14]/([.B56]+[.$D$14])+[.$D$12]) )/([.B56]*[.$D$14]/([.B56]+[.$D$14])+[.$D$12]) )" office:value-type="float" office:value="3.35821962289565" calcext:value-type="float">
            <text:p>3,3582196229</text:p>
          </table:table-cell>
          <table:table-cell table:formula="of:=[.$D$13]*( ( [.$D$11]+([.B56]*[.$B$131]/([.B56]+[.$B$131])+[.$D$12]) )/([.B56]*[.$B$131]/([.B56]+[.$B$131])+[.$D$12]) )" office:value-type="float" office:value="8.94922674223079" calcext:value-type="float">
            <text:p>8,949226742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0.414" calcext:value-type="float">
            <text:p>310,414</text:p>
          </table:table-cell>
          <table:table-cell table:formula="of:=[.$D$3]*(([.$D$1]+([.B57]+[.$D$2]))/([.B57]+[.$D$2]))" office:value-type="float" office:value="1.61037501530215" calcext:value-type="float">
            <text:p>1,6103750153</text:p>
          </table:table-cell>
          <table:table-cell/>
          <table:table-cell table:formula="of:=[.$D$13]*( ( [.$D$11]+([.B57]*[.$D$14]/([.B57]+[.$D$14])+[.$D$12]) )/([.B57]*[.$D$14]/([.B57]+[.$D$14])+[.$D$12]) )" office:value-type="float" office:value="3.37589967902287" calcext:value-type="float">
            <text:p>3,375899679</text:p>
          </table:table-cell>
          <table:table-cell table:formula="of:=[.$D$13]*( ( [.$D$11]+([.B57]*[.$B$131]/([.B57]+[.$B$131])+[.$D$12]) )/([.B57]*[.$B$131]/([.B57]+[.$B$131])+[.$D$12]) )" office:value-type="float" office:value="8.96690679835801" calcext:value-type="float">
            <text:p>8,966906798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5.155" calcext:value-type="float">
            <text:p>295,155</text:p>
          </table:table-cell>
          <table:table-cell table:formula="of:=[.$D$3]*(([.$D$1]+([.B58]+[.$D$2]))/([.B58]+[.$D$2]))" office:value-type="float" office:value="1.64580771120259" calcext:value-type="float">
            <text:p>1,6458077112</text:p>
          </table:table-cell>
          <table:table-cell/>
          <table:table-cell table:formula="of:=[.$D$13]*( ( [.$D$11]+([.B58]*[.$D$14]/([.B58]+[.$D$14])+[.$D$12]) )/([.B58]*[.$D$14]/([.B58]+[.$D$14])+[.$D$12]) )" office:value-type="float" office:value="3.39438630297093" calcext:value-type="float">
            <text:p>3,394386303</text:p>
          </table:table-cell>
          <table:table-cell table:formula="of:=[.$D$13]*( ( [.$D$11]+([.B58]*[.$B$131]/([.B58]+[.$B$131])+[.$D$12]) )/([.B58]*[.$B$131]/([.B58]+[.$B$131])+[.$D$12]) )" office:value-type="float" office:value="8.98539342230607" calcext:value-type="float">
            <text:p>8,985393422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0.73" calcext:value-type="float">
            <text:p>280,73</text:p>
          </table:table-cell>
          <table:table-cell table:formula="of:=[.$D$3]*(([.$D$1]+([.B59]+[.$D$2]))/([.B59]+[.$D$2]))" office:value-type="float" office:value="1.68284561678481" calcext:value-type="float">
            <text:p>1,6828456168</text:p>
          </table:table-cell>
          <table:table-cell/>
          <table:table-cell table:formula="of:=[.$D$13]*( ( [.$D$11]+([.B59]*[.$D$14]/([.B59]+[.$D$14])+[.$D$12]) )/([.B59]*[.$D$14]/([.B59]+[.$D$14])+[.$D$12]) )" office:value-type="float" office:value="3.41371042762253" calcext:value-type="float">
            <text:p>3,4137104276</text:p>
          </table:table-cell>
          <table:table-cell table:formula="of:=[.$D$13]*( ( [.$D$11]+([.B59]*[.$B$131]/([.B59]+[.$B$131])+[.$D$12]) )/([.B59]*[.$B$131]/([.B59]+[.$B$131])+[.$D$12]) )" office:value-type="float" office:value="9.00471754695766" calcext:value-type="float">
            <text:p>9,00471754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7.087" calcext:value-type="float">
            <text:p>267,087</text:p>
          </table:table-cell>
          <table:table-cell table:formula="of:=[.$D$3]*(([.$D$1]+([.B60]+[.$D$2]))/([.B60]+[.$D$2]))" office:value-type="float" office:value="1.72155692714359" calcext:value-type="float">
            <text:p>1,7215569271</text:p>
          </table:table-cell>
          <table:table-cell/>
          <table:table-cell table:formula="of:=[.$D$13]*( ( [.$D$11]+([.B60]*[.$D$14]/([.B60]+[.$D$14])+[.$D$12]) )/([.B60]*[.$D$14]/([.B60]+[.$D$14])+[.$D$12]) )" office:value-type="float" office:value="3.43390763302711" calcext:value-type="float">
            <text:p>3,433907633</text:p>
          </table:table-cell>
          <table:table-cell table:formula="of:=[.$D$13]*( ( [.$D$11]+([.B60]*[.$B$131]/([.B60]+[.$B$131])+[.$D$12]) )/([.B60]*[.$B$131]/([.B60]+[.$B$131])+[.$D$12]) )" office:value-type="float" office:value="9.02491475236224" calcext:value-type="float">
            <text:p>9,024914752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4.182" calcext:value-type="float">
            <text:p>254,182</text:p>
          </table:table-cell>
          <table:table-cell table:formula="of:=[.$D$3]*(([.$D$1]+([.B61]+[.$D$2]))/([.B61]+[.$D$2]))" office:value-type="float" office:value="1.76199868598091" calcext:value-type="float">
            <text:p>1,761998686</text:p>
          </table:table-cell>
          <table:table-cell/>
          <table:table-cell table:formula="of:=[.$D$13]*( ( [.$D$11]+([.B61]*[.$D$14]/([.B61]+[.$D$14])+[.$D$12]) )/([.B61]*[.$D$14]/([.B61]+[.$D$14])+[.$D$12]) )" office:value-type="float" office:value="3.45500768111614" calcext:value-type="float">
            <text:p>3,4550076811</text:p>
          </table:table-cell>
          <table:table-cell table:formula="of:=[.$D$13]*( ( [.$D$11]+([.B61]*[.$B$131]/([.B61]+[.$B$131])+[.$D$12]) )/([.B61]*[.$B$131]/([.B61]+[.$B$131])+[.$D$12]) )" office:value-type="float" office:value="9.04601480045128" calcext:value-type="float">
            <text:p>9,046014800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1.97" calcext:value-type="float">
            <text:p>241,97</text:p>
          </table:table-cell>
          <table:table-cell table:formula="of:=[.$D$3]*(([.$D$1]+([.B62]+[.$D$2]))/([.B62]+[.$D$2]))" office:value-type="float" office:value="1.80424122825144" calcext:value-type="float">
            <text:p>1,8042412283</text:p>
          </table:table-cell>
          <table:table-cell/>
          <table:table-cell table:formula="of:=[.$D$13]*( ( [.$D$11]+([.B62]*[.$D$14]/([.B62]+[.$D$14])+[.$D$12]) )/([.B62]*[.$D$14]/([.B62]+[.$D$14])+[.$D$12]) )" office:value-type="float" office:value="3.47704726838772" calcext:value-type="float">
            <text:p>3,4770472684</text:p>
          </table:table-cell>
          <table:table-cell table:formula="of:=[.$D$13]*( ( [.$D$11]+([.B62]*[.$B$131]/([.B62]+[.$B$131])+[.$D$12]) )/([.B62]*[.$B$131]/([.B62]+[.$B$131])+[.$D$12]) )" office:value-type="float" office:value="9.06805438772286" calcext:value-type="float">
            <text:p>9,068054387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0.41" calcext:value-type="float">
            <text:p>230,41</text:p>
          </table:table-cell>
          <table:table-cell table:formula="of:=[.$D$3]*(([.$D$1]+([.B63]+[.$D$2]))/([.B63]+[.$D$2]))" office:value-type="float" office:value="1.84835402109283" calcext:value-type="float">
            <text:p>1,8483540211</text:p>
          </table:table-cell>
          <table:table-cell/>
          <table:table-cell table:formula="of:=[.$D$13]*( ( [.$D$11]+([.B63]*[.$D$14]/([.B63]+[.$D$14])+[.$D$12]) )/([.B63]*[.$D$14]/([.B63]+[.$D$14])+[.$D$12]) )" office:value-type="float" office:value="3.50006263856584" calcext:value-type="float">
            <text:p>3,5000626386</text:p>
          </table:table-cell>
          <table:table-cell table:formula="of:=[.$D$13]*( ( [.$D$11]+([.B63]*[.$B$131]/([.B63]+[.$B$131])+[.$D$12]) )/([.B63]*[.$B$131]/([.B63]+[.$B$131])+[.$D$12]) )" office:value-type="float" office:value="9.09106975790098" calcext:value-type="float">
            <text:p>9,091069757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9.466" calcext:value-type="float">
            <text:p>219,466</text:p>
          </table:table-cell>
          <table:table-cell table:formula="of:=[.$D$3]*(([.$D$1]+([.B64]+[.$D$2]))/([.B64]+[.$D$2]))" office:value-type="float" office:value="1.89439844896248" calcext:value-type="float">
            <text:p>1,894398449</text:p>
          </table:table-cell>
          <table:table-cell/>
          <table:table-cell table:formula="of:=[.$D$13]*( ( [.$D$11]+([.B64]*[.$D$14]/([.B64]+[.$D$14])+[.$D$12]) )/([.B64]*[.$D$14]/([.B64]+[.$D$14])+[.$D$12]) )" office:value-type="float" office:value="3.52408581832392" calcext:value-type="float">
            <text:p>3,5240858183</text:p>
          </table:table-cell>
          <table:table-cell table:formula="of:=[.$D$13]*( ( [.$D$11]+([.B64]*[.$B$131]/([.B64]+[.$B$131])+[.$D$12]) )/([.B64]*[.$B$131]/([.B64]+[.$B$131])+[.$D$12]) )" office:value-type="float" office:value="9.11509293765906" calcext:value-type="float">
            <text:p>9,1150929377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9.1" calcext:value-type="float">
            <text:p>209,1</text:p>
          </table:table-cell>
          <table:table-cell table:formula="of:=[.$D$3]*(([.$D$1]+([.B65]+[.$D$2]))/([.B65]+[.$D$2]))" office:value-type="float" office:value="1.94245576279292" calcext:value-type="float">
            <text:p>1,9424557628</text:p>
          </table:table-cell>
          <table:table-cell/>
          <table:table-cell table:formula="of:=[.$D$13]*( ( [.$D$11]+([.B65]*[.$D$14]/([.B65]+[.$D$14])+[.$D$12]) )/([.B65]*[.$D$14]/([.B65]+[.$D$14])+[.$D$12]) )" office:value-type="float" office:value="3.54915919945284" calcext:value-type="float">
            <text:p>3,5491591995</text:p>
          </table:table-cell>
          <table:table-cell table:formula="of:=[.$D$13]*( ( [.$D$11]+([.B65]*[.$B$131]/([.B65]+[.$B$131])+[.$D$12]) )/([.B65]*[.$B$131]/([.B65]+[.$B$131])+[.$D$12]) )" office:value-type="float" office:value="9.14016631878798" calcext:value-type="float">
            <text:p>9,1401663188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8.92" calcext:value-type="float">
            <text:p>198,92</text:p>
          </table:table-cell>
          <table:table-cell table:formula="of:=[.$D$3]*(([.$D$1]+([.B66]+[.$D$2]))/([.B66]+[.$D$2]))" office:value-type="float" office:value="1.99452543736175" calcext:value-type="float">
            <text:p>1,9945254374</text:p>
          </table:table-cell>
          <table:table-cell/>
          <table:table-cell table:formula="of:=[.$D$13]*( ( [.$D$11]+([.B66]*[.$D$14]/([.B66]+[.$D$14])+[.$D$12]) )/([.B66]*[.$D$14]/([.B66]+[.$D$14])+[.$D$12]) )" office:value-type="float" office:value="3.57632598618441" calcext:value-type="float">
            <text:p>3,5763259862</text:p>
          </table:table-cell>
          <table:table-cell table:formula="of:=[.$D$13]*( ( [.$D$11]+([.B66]*[.$B$131]/([.B66]+[.$B$131])+[.$D$12]) )/([.B66]*[.$B$131]/([.B66]+[.$B$131])+[.$D$12]) )" office:value-type="float" office:value="9.16733310551955" calcext:value-type="float">
            <text:p>9,1673331055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9.972" calcext:value-type="float">
            <text:p>189,972</text:p>
          </table:table-cell>
          <table:table-cell table:formula="of:=[.$D$3]*(([.$D$1]+([.B67]+[.$D$2]))/([.B67]+[.$D$2]))" office:value-type="float" office:value="2.04490188027709" calcext:value-type="float">
            <text:p>2,0449018803</text:p>
          </table:table-cell>
          <table:table-cell/>
          <table:table-cell table:formula="of:=[.$D$13]*( ( [.$D$11]+([.B67]*[.$D$14]/([.B67]+[.$D$14])+[.$D$12]) )/([.B67]*[.$D$14]/([.B67]+[.$D$14])+[.$D$12]) )" office:value-type="float" office:value="3.60260934770546" calcext:value-type="float">
            <text:p>3,6026093477</text:p>
          </table:table-cell>
          <table:table-cell table:formula="of:=[.$D$13]*( ( [.$D$11]+([.B67]*[.$B$131]/([.B67]+[.$B$131])+[.$D$12]) )/([.B67]*[.$B$131]/([.B67]+[.$B$131])+[.$D$12]) )" office:value-type="float" office:value="9.19361646704059" calcext:value-type="float">
            <text:p>9,193616467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1.15" calcext:value-type="float">
            <text:p>181,15</text:p>
          </table:table-cell>
          <table:table-cell table:formula="of:=[.$D$3]*(([.$D$1]+([.B68]+[.$D$2]))/([.B68]+[.$D$2]))" office:value-type="float" office:value="2.09944107093569" calcext:value-type="float">
            <text:p>2,0994410709</text:p>
          </table:table-cell>
          <table:table-cell/>
          <table:table-cell table:formula="of:=[.$D$13]*( ( [.$D$11]+([.B68]*[.$D$14]/([.B68]+[.$D$14])+[.$D$12]) )/([.B68]*[.$D$14]/([.B68]+[.$D$14])+[.$D$12]) )" office:value-type="float" office:value="3.63106457761429" calcext:value-type="float">
            <text:p>3,6310645776</text:p>
          </table:table-cell>
          <table:table-cell table:formula="of:=[.$D$13]*( ( [.$D$11]+([.B68]*[.$B$131]/([.B68]+[.$B$131])+[.$D$12]) )/([.B68]*[.$B$131]/([.B68]+[.$B$131])+[.$D$12]) )" office:value-type="float" office:value="9.22207169694942" calcext:value-type="float">
            <text:p>9,2220716969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2.785" calcext:value-type="float">
            <text:p>172,785</text:p>
          </table:table-cell>
          <table:table-cell table:formula="of:=[.$D$3]*(([.$D$1]+([.B69]+[.$D$2]))/([.B69]+[.$D$2]))" office:value-type="float" office:value="2.15629901322453" calcext:value-type="float">
            <text:p>2,1562990132</text:p>
          </table:table-cell>
          <table:table-cell/>
          <table:table-cell table:formula="of:=[.$D$13]*( ( [.$D$11]+([.B69]*[.$D$14]/([.B69]+[.$D$14])+[.$D$12]) )/([.B69]*[.$D$14]/([.B69]+[.$D$14])+[.$D$12]) )" office:value-type="float" office:value="3.66072959098238" calcext:value-type="float">
            <text:p>3,660729591</text:p>
          </table:table-cell>
          <table:table-cell table:formula="of:=[.$D$13]*( ( [.$D$11]+([.B69]*[.$B$131]/([.B69]+[.$B$131])+[.$D$12]) )/([.B69]*[.$B$131]/([.B69]+[.$B$131])+[.$D$12]) )" office:value-type="float" office:value="9.25173671031752" calcext:value-type="float">
            <text:p>9,251736710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4.85" calcext:value-type="float">
            <text:p>164,85</text:p>
          </table:table-cell>
          <table:table-cell table:formula="of:=[.$D$3]*(([.$D$1]+([.B70]+[.$D$2]))/([.B70]+[.$D$2]))" office:value-type="float" office:value="2.21556718228693" calcext:value-type="float">
            <text:p>2,2155671823</text:p>
          </table:table-cell>
          <table:table-cell/>
          <table:table-cell table:formula="of:=[.$D$13]*( ( [.$D$11]+([.B70]*[.$D$14]/([.B70]+[.$D$14])+[.$D$12]) )/([.B70]*[.$D$14]/([.B70]+[.$D$14])+[.$D$12]) )" office:value-type="float" office:value="3.69165211397146" calcext:value-type="float">
            <text:p>3,691652114</text:p>
          </table:table-cell>
          <table:table-cell table:formula="of:=[.$D$13]*( ( [.$D$11]+([.B70]*[.$B$131]/([.B70]+[.$B$131])+[.$D$12]) )/([.B70]*[.$B$131]/([.B70]+[.$B$131])+[.$D$12]) )" office:value-type="float" office:value="9.28265923330659" calcext:value-type="float">
            <text:p>9,2826592333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7.322" calcext:value-type="float">
            <text:p>157,322</text:p>
          </table:table-cell>
          <table:table-cell table:formula="of:=[.$D$3]*(([.$D$1]+([.B71]+[.$D$2]))/([.B71]+[.$D$2]))" office:value-type="float" office:value="2.27732198929584" calcext:value-type="float">
            <text:p>2,2773219893</text:p>
          </table:table-cell>
          <table:table-cell/>
          <table:table-cell table:formula="of:=[.$D$13]*( ( [.$D$11]+([.B71]*[.$D$14]/([.B71]+[.$D$14])+[.$D$12]) )/([.B71]*[.$D$14]/([.B71]+[.$D$14])+[.$D$12]) )" office:value-type="float" office:value="3.72387201328045" calcext:value-type="float">
            <text:p>3,7238720133</text:p>
          </table:table-cell>
          <table:table-cell table:formula="of:=[.$D$13]*( ( [.$D$11]+([.B71]*[.$B$131]/([.B71]+[.$B$131])+[.$D$12]) )/([.B71]*[.$B$131]/([.B71]+[.$B$131])+[.$D$12]) )" office:value-type="float" office:value="9.31487913261559" calcext:value-type="float">
            <text:p>9,314879132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0.178" calcext:value-type="float">
            <text:p>150,178</text:p>
          </table:table-cell>
          <table:table-cell table:formula="of:=[.$D$3]*(([.$D$1]+([.B72]+[.$D$2]))/([.B72]+[.$D$2]))" office:value-type="float" office:value="2.34165223934265" calcext:value-type="float">
            <text:p>2,3416522393</text:p>
          </table:table-cell>
          <table:table-cell/>
          <table:table-cell table:formula="of:=[.$D$13]*( ( [.$D$11]+([.B72]*[.$D$14]/([.B72]+[.$D$14])+[.$D$12]) )/([.B72]*[.$D$14]/([.B72]+[.$D$14])+[.$D$12]) )" office:value-type="float" office:value="3.75743562200053" calcext:value-type="float">
            <text:p>3,757435622</text:p>
          </table:table-cell>
          <table:table-cell table:formula="of:=[.$D$13]*( ( [.$D$11]+([.B72]*[.$B$131]/([.B72]+[.$B$131])+[.$D$12]) )/([.B72]*[.$B$131]/([.B72]+[.$B$131])+[.$D$12]) )" office:value-type="float" office:value="9.34844274133566" calcext:value-type="float">
            <text:p>9,3484427413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3.396" calcext:value-type="float">
            <text:p>143,396</text:p>
          </table:table-cell>
          <table:table-cell table:formula="of:=[.$D$3]*(([.$D$1]+([.B73]+[.$D$2]))/([.B73]+[.$D$2]))" office:value-type="float" office:value="2.40865365840051" calcext:value-type="float">
            <text:p>2,4086536584</text:p>
          </table:table-cell>
          <table:table-cell/>
          <table:table-cell table:formula="of:=[.$D$13]*( ( [.$D$11]+([.B73]*[.$D$14]/([.B73]+[.$D$14])+[.$D$12]) )/([.B73]*[.$D$14]/([.B73]+[.$D$14])+[.$D$12]) )" office:value-type="float" office:value="3.79239288411767" calcext:value-type="float">
            <text:p>3,7923928841</text:p>
          </table:table-cell>
          <table:table-cell table:formula="of:=[.$D$13]*( ( [.$D$11]+([.B73]*[.$B$131]/([.B73]+[.$B$131])+[.$D$12]) )/([.B73]*[.$B$131]/([.B73]+[.$B$131])+[.$D$12]) )" office:value-type="float" office:value="9.38340000345281" calcext:value-type="float">
            <text:p>9,3834000035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6.956" calcext:value-type="float">
            <text:p>136,956</text:p>
          </table:table-cell>
          <table:table-cell table:formula="of:=[.$D$3]*(([.$D$1]+([.B74]+[.$D$2]))/([.B74]+[.$D$2]))" office:value-type="float" office:value="2.4784186161979" calcext:value-type="float">
            <text:p>2,4784186162</text:p>
          </table:table-cell>
          <table:table-cell/>
          <table:table-cell table:formula="of:=[.$D$13]*( ( [.$D$11]+([.B74]*[.$D$14]/([.B74]+[.$D$14])+[.$D$12]) )/([.B74]*[.$D$14]/([.B74]+[.$D$14])+[.$D$12]) )" office:value-type="float" office:value="3.8287919925337" calcext:value-type="float">
            <text:p>3,8287919925</text:p>
          </table:table-cell>
          <table:table-cell table:formula="of:=[.$D$13]*( ( [.$D$11]+([.B74]*[.$B$131]/([.B74]+[.$B$131])+[.$D$12]) )/([.B74]*[.$B$131]/([.B74]+[.$B$131])+[.$D$12]) )" office:value-type="float" office:value="9.41979911186884" calcext:value-type="float">
            <text:p>9,419799111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0.84" calcext:value-type="float">
            <text:p>130,84</text:p>
          </table:table-cell>
          <table:table-cell table:formula="of:=[.$D$3]*(([.$D$1]+([.B75]+[.$D$2]))/([.B75]+[.$D$2]))" office:value-type="float" office:value="2.55103179455824" calcext:value-type="float">
            <text:p>2,5510317946</text:p>
          </table:table-cell>
          <table:table-cell/>
          <table:table-cell table:formula="of:=[.$D$13]*( ( [.$D$11]+([.B75]*[.$D$14]/([.B75]+[.$D$14])+[.$D$12]) )/([.B75]*[.$D$14]/([.B75]+[.$D$14])+[.$D$12]) )" office:value-type="float" office:value="3.86667712906953" calcext:value-type="float">
            <text:p>3,8666771291</text:p>
          </table:table-cell>
          <table:table-cell table:formula="of:=[.$D$13]*( ( [.$D$11]+([.B75]*[.$B$131]/([.B75]+[.$B$131])+[.$D$12]) )/([.B75]*[.$B$131]/([.B75]+[.$B$131])+[.$D$12]) )" office:value-type="float" office:value="9.45768424840467" calcext:value-type="float">
            <text:p>9,4576842484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5.028" calcext:value-type="float">
            <text:p>125,028</text:p>
          </table:table-cell>
          <table:table-cell table:formula="of:=[.$D$3]*(([.$D$1]+([.B76]+[.$D$2]))/([.B76]+[.$D$2]))" office:value-type="float" office:value="2.62661883738043" calcext:value-type="float">
            <text:p>2,6266188374</text:p>
          </table:table-cell>
          <table:table-cell/>
          <table:table-cell table:formula="of:=[.$D$13]*( ( [.$D$11]+([.B76]*[.$D$14]/([.B76]+[.$D$14])+[.$D$12]) )/([.B76]*[.$D$14]/([.B76]+[.$D$14])+[.$D$12]) )" office:value-type="float" office:value="3.90611384706372" calcext:value-type="float">
            <text:p>3,9061138471</text:p>
          </table:table-cell>
          <table:table-cell table:formula="of:=[.$D$13]*( ( [.$D$11]+([.B76]*[.$B$131]/([.B76]+[.$B$131])+[.$D$12]) )/([.B76]*[.$B$131]/([.B76]+[.$B$131])+[.$D$12]) )" office:value-type="float" office:value="9.49712096639885" calcext:value-type="float">
            <text:p>9,4971209664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9.506" calcext:value-type="float">
            <text:p>119,506</text:p>
          </table:table-cell>
          <table:table-cell table:formula="of:=[.$D$3]*(([.$D$1]+([.B77]+[.$D$2]))/([.B77]+[.$D$2]))" office:value-type="float" office:value="2.70524534333004" calcext:value-type="float">
            <text:p>2,7052453433</text:p>
          </table:table-cell>
          <table:table-cell/>
          <table:table-cell table:formula="of:=[.$D$13]*( ( [.$D$11]+([.B77]*[.$D$14]/([.B77]+[.$D$14])+[.$D$12]) )/([.B77]*[.$D$14]/([.B77]+[.$D$14])+[.$D$12]) )" office:value-type="float" office:value="3.94713637190699" calcext:value-type="float">
            <text:p>3,9471363719</text:p>
          </table:table-cell>
          <table:table-cell table:formula="of:=[.$D$13]*( ( [.$D$11]+([.B77]*[.$B$131]/([.B77]+[.$B$131])+[.$D$12]) )/([.B77]*[.$B$131]/([.B77]+[.$B$131])+[.$D$12]) )" office:value-type="float" office:value="9.53814349124213" calcext:value-type="float">
            <text:p>9,538143491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4.256" calcext:value-type="float">
            <text:p>114,256</text:p>
          </table:table-cell>
          <table:table-cell table:formula="of:=[.$D$3]*(([.$D$1]+([.B78]+[.$D$2]))/([.B78]+[.$D$2]))" office:value-type="float" office:value="2.78704663212435" calcext:value-type="float">
            <text:p>2,7870466321</text:p>
          </table:table-cell>
          <table:table-cell/>
          <table:table-cell table:formula="of:=[.$D$13]*( ( [.$D$11]+([.B78]*[.$D$14]/([.B78]+[.$D$14])+[.$D$12]) )/([.B78]*[.$D$14]/([.B78]+[.$D$14])+[.$D$12]) )" office:value-type="float" office:value="3.98981530519098" calcext:value-type="float">
            <text:p>3,9898153052</text:p>
          </table:table-cell>
          <table:table-cell table:formula="of:=[.$D$13]*( ( [.$D$11]+([.B78]*[.$B$131]/([.B78]+[.$B$131])+[.$D$12]) )/([.B78]*[.$B$131]/([.B78]+[.$B$131])+[.$D$12]) )" office:value-type="float" office:value="9.58082242452612" calcext:value-type="float">
            <text:p>9,5808224245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9.264" calcext:value-type="float">
            <text:p>109,264</text:p>
          </table:table-cell>
          <table:table-cell table:formula="of:=[.$D$3]*(([.$D$1]+([.B79]+[.$D$2]))/([.B79]+[.$D$2]))" office:value-type="float" office:value="2.87211890467126" calcext:value-type="float">
            <text:p>2,8721189047</text:p>
          </table:table-cell>
          <table:table-cell/>
          <table:table-cell table:formula="of:=[.$D$13]*( ( [.$D$11]+([.B79]*[.$D$14]/([.B79]+[.$D$14])+[.$D$12]) )/([.B79]*[.$D$14]/([.B79]+[.$D$14])+[.$D$12]) )" office:value-type="float" office:value="4.03420083869371" calcext:value-type="float">
            <text:p>4,0342008387</text:p>
          </table:table-cell>
          <table:table-cell table:formula="of:=[.$D$13]*( ( [.$D$11]+([.B79]*[.$B$131]/([.B79]+[.$B$131])+[.$D$12]) )/([.B79]*[.$B$131]/([.B79]+[.$B$131])+[.$D$12]) )" office:value-type="float" office:value="9.62520795802885" calcext:value-type="float">
            <text:p>9,625207958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4.516" calcext:value-type="float">
            <text:p>104,516</text:p>
          </table:table-cell>
          <table:table-cell table:formula="of:=[.$D$3]*(([.$D$1]+([.B80]+[.$D$2]))/([.B80]+[.$D$2]))" office:value-type="float" office:value="2.96057350070803" calcext:value-type="float">
            <text:p>2,9605735007</text:p>
          </table:table-cell>
          <table:table-cell/>
          <table:table-cell table:formula="of:=[.$D$13]*( ( [.$D$11]+([.B80]*[.$D$14]/([.B80]+[.$D$14])+[.$D$12]) )/([.B80]*[.$D$14]/([.B80]+[.$D$14])+[.$D$12]) )" office:value-type="float" office:value="4.0803510627129" calcext:value-type="float">
            <text:p>4,0803510627</text:p>
          </table:table-cell>
          <table:table-cell table:formula="of:=[.$D$13]*( ( [.$D$11]+([.B80]*[.$B$131]/([.B80]+[.$B$131])+[.$D$12]) )/([.B80]*[.$B$131]/([.B80]+[.$B$131])+[.$D$12]) )" office:value-type="float" office:value="9.67135818204804" calcext:value-type="float">
            <text:p>9,671358182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formula="of:=[.$D$3]*(([.$D$1]+([.B81]+[.$D$2]))/([.B81]+[.$D$2]))" office:value-type="float" office:value="3.0525" calcext:value-type="float">
            <text:p>3,0525</text:p>
          </table:table-cell>
          <table:table-cell/>
          <table:table-cell table:formula="of:=[.$D$13]*( ( [.$D$11]+([.B81]*[.$D$14]/([.B81]+[.$D$14])+[.$D$12]) )/([.B81]*[.$D$14]/([.B81]+[.$D$14])+[.$D$12]) )" office:value-type="float" office:value="4.12831271451741" calcext:value-type="float">
            <text:p>4,1283127145</text:p>
          </table:table-cell>
          <table:table-cell table:formula="of:=[.$D$13]*( ( [.$D$11]+([.B81]*[.$B$131]/([.B81]+[.$B$131])+[.$D$12]) )/([.B81]*[.$B$131]/([.B81]+[.$B$131])+[.$D$12]) )" office:value-type="float" office:value="9.71931983385255" calcext:value-type="float">
            <text:p>9,7193198339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5.701" calcext:value-type="float">
            <text:p>95,701</text:p>
          </table:table-cell>
          <table:table-cell table:formula="of:=[.$D$3]*(([.$D$1]+([.B82]+[.$D$2]))/([.B82]+[.$D$2]))" office:value-type="float" office:value="3.1480697693859" calcext:value-type="float">
            <text:p>3,1480697694</text:p>
          </table:table-cell>
          <table:table-cell/>
          <table:table-cell table:formula="of:=[.$D$13]*( ( [.$D$11]+([.B82]*[.$D$14]/([.B82]+[.$D$14])+[.$D$12]) )/([.B82]*[.$D$14]/([.B82]+[.$D$14])+[.$D$12]) )" office:value-type="float" office:value="4.17817520289266" calcext:value-type="float">
            <text:p>4,1781752029</text:p>
          </table:table-cell>
          <table:table-cell table:formula="of:=[.$D$13]*( ( [.$D$11]+([.B82]*[.$B$131]/([.B82]+[.$B$131])+[.$D$12]) )/([.B82]*[.$B$131]/([.B82]+[.$B$131])+[.$D$12]) )" office:value-type="float" office:value="9.7691823222278" calcext:value-type="float">
            <text:p>9,7691823222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1.61" calcext:value-type="float">
            <text:p>91,61</text:p>
          </table:table-cell>
          <table:table-cell table:formula="of:=[.$D$3]*(([.$D$1]+([.B83]+[.$D$2]))/([.B83]+[.$D$2]))" office:value-type="float" office:value="3.2473447221919" calcext:value-type="float">
            <text:p>3,2473447222</text:p>
          </table:table-cell>
          <table:table-cell/>
          <table:table-cell table:formula="of:=[.$D$13]*( ( [.$D$11]+([.B83]*[.$D$14]/([.B83]+[.$D$14])+[.$D$12]) )/([.B83]*[.$D$14]/([.B83]+[.$D$14])+[.$D$12]) )" office:value-type="float" office:value="4.22997083044362" calcext:value-type="float">
            <text:p>4,2299708304</text:p>
          </table:table-cell>
          <table:table-cell table:formula="of:=[.$D$13]*( ( [.$D$11]+([.B83]*[.$B$131]/([.B83]+[.$B$131])+[.$D$12]) )/([.B83]*[.$B$131]/([.B83]+[.$B$131])+[.$D$12]) )" office:value-type="float" office:value="9.82097794977875" calcext:value-type="float">
            <text:p>9,8209779498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7.715" calcext:value-type="float">
            <text:p>87,715</text:p>
          </table:table-cell>
          <table:table-cell table:formula="of:=[.$D$3]*(([.$D$1]+([.B84]+[.$D$2]))/([.B84]+[.$D$2]))" office:value-type="float" office:value="3.35046884797355" calcext:value-type="float">
            <text:p>3,350468848</text:p>
          </table:table-cell>
          <table:table-cell/>
          <table:table-cell table:formula="of:=[.$D$13]*( ( [.$D$11]+([.B84]*[.$D$14]/([.B84]+[.$D$14])+[.$D$12]) )/([.B84]*[.$D$14]/([.B84]+[.$D$14])+[.$D$12]) )" office:value-type="float" office:value="4.28377472215578" calcext:value-type="float">
            <text:p>4,2837747222</text:p>
          </table:table-cell>
          <table:table-cell table:formula="of:=[.$D$13]*( ( [.$D$11]+([.B84]*[.$B$131]/([.B84]+[.$B$131])+[.$D$12]) )/([.B84]*[.$B$131]/([.B84]+[.$B$131])+[.$D$12]) )" office:value-type="float" office:value="9.87478184149092" calcext:value-type="float">
            <text:p>9,8747818415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4.006" calcext:value-type="float">
            <text:p>84,006</text:p>
          </table:table-cell>
          <table:table-cell table:formula="of:=[.$D$3]*(([.$D$1]+([.B85]+[.$D$2]))/([.B85]+[.$D$2]))" office:value-type="float" office:value="3.45755719829536" calcext:value-type="float">
            <text:p>3,4575571983</text:p>
          </table:table-cell>
          <table:table-cell/>
          <table:table-cell table:formula="of:=[.$D$13]*( ( [.$D$11]+([.B85]*[.$D$14]/([.B85]+[.$D$14])+[.$D$12]) )/([.B85]*[.$D$14]/([.B85]+[.$D$14])+[.$D$12]) )" office:value-type="float" office:value="4.33964690493238" calcext:value-type="float">
            <text:p>4,3396469049</text:p>
          </table:table-cell>
          <table:table-cell table:formula="of:=[.$D$13]*( ( [.$D$11]+([.B85]*[.$B$131]/([.B85]+[.$B$131])+[.$D$12]) )/([.B85]*[.$B$131]/([.B85]+[.$B$131])+[.$D$12]) )" office:value-type="float" office:value="9.93065402426752" calcext:value-type="float">
            <text:p>9,9306540243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0.472" calcext:value-type="float">
            <text:p>80,472</text:p>
          </table:table-cell>
          <table:table-cell table:formula="of:=[.$D$3]*(([.$D$1]+([.B86]+[.$D$2]))/([.B86]+[.$D$2]))" office:value-type="float" office:value="3.56877671736753" calcext:value-type="float">
            <text:p>3,5687767174</text:p>
          </table:table-cell>
          <table:table-cell/>
          <table:table-cell table:formula="of:=[.$D$13]*( ( [.$D$11]+([.B86]*[.$D$14]/([.B86]+[.$D$14])+[.$D$12]) )/([.B86]*[.$D$14]/([.B86]+[.$D$14])+[.$D$12]) )" office:value-type="float" office:value="4.39767448010047" calcext:value-type="float">
            <text:p>4,3976744801</text:p>
          </table:table-cell>
          <table:table-cell table:formula="of:=[.$D$13]*( ( [.$D$11]+([.B86]*[.$B$131]/([.B86]+[.$B$131])+[.$D$12]) )/([.B86]*[.$B$131]/([.B86]+[.$B$131])+[.$D$12]) )" office:value-type="float" office:value="9.98868159943561" calcext:value-type="float">
            <text:p>9,9886815994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7.106" calcext:value-type="float">
            <text:p>77,106</text:p>
          </table:table-cell>
          <table:table-cell table:formula="of:=[.$D$3]*(([.$D$1]+([.B87]+[.$D$2]))/([.B87]+[.$D$2]))" office:value-type="float" office:value="3.68418864939175" calcext:value-type="float">
            <text:p>3,6841886494</text:p>
          </table:table-cell>
          <table:table-cell/>
          <table:table-cell table:formula="of:=[.$D$13]*( ( [.$D$11]+([.B87]*[.$D$14]/([.B87]+[.$D$14])+[.$D$12]) )/([.B87]*[.$D$14]/([.B87]+[.$D$14])+[.$D$12]) )" office:value-type="float" office:value="4.45788940115658" calcext:value-type="float">
            <text:p>4,4578894012</text:p>
          </table:table-cell>
          <table:table-cell table:formula="of:=[.$D$13]*( ( [.$D$11]+([.B87]*[.$B$131]/([.B87]+[.$B$131])+[.$D$12]) )/([.B87]*[.$B$131]/([.B87]+[.$B$131])+[.$D$12]) )" office:value-type="float" office:value="10.0488965204917" calcext:value-type="float">
            <text:p>10,0488965205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3.897" calcext:value-type="float">
            <text:p>73,897</text:p>
          </table:table-cell>
          <table:table-cell table:formula="of:=[.$D$3]*(([.$D$1]+([.B88]+[.$D$2]))/([.B88]+[.$D$2]))" office:value-type="float" office:value="3.80400726687146" calcext:value-type="float">
            <text:p>3,8040072669</text:p>
          </table:table-cell>
          <table:table-cell/>
          <table:table-cell table:formula="of:=[.$D$13]*( ( [.$D$11]+([.B88]*[.$D$14]/([.B88]+[.$D$14])+[.$D$12]) )/([.B88]*[.$D$14]/([.B88]+[.$D$14])+[.$D$12]) )" office:value-type="float" office:value="4.52040346245034" calcext:value-type="float">
            <text:p>4,5204034625</text:p>
          </table:table-cell>
          <table:table-cell table:formula="of:=[.$D$13]*( ( [.$D$11]+([.B88]*[.$B$131]/([.B88]+[.$B$131])+[.$D$12]) )/([.B88]*[.$B$131]/([.B88]+[.$B$131])+[.$D$12]) )" office:value-type="float" office:value="10.1114105817855" calcext:value-type="float">
            <text:p>10,1114105818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0.838" calcext:value-type="float">
            <text:p>70,838</text:p>
          </table:table-cell>
          <table:table-cell table:formula="of:=[.$D$3]*(([.$D$1]+([.B89]+[.$D$2]))/([.B89]+[.$D$2]))" office:value-type="float" office:value="3.92833154521584" calcext:value-type="float">
            <text:p>3,9283315452</text:p>
          </table:table-cell>
          <table:table-cell/>
          <table:table-cell table:formula="of:=[.$D$13]*( ( [.$D$11]+([.B89]*[.$D$14]/([.B89]+[.$D$14])+[.$D$12]) )/([.B89]*[.$D$14]/([.B89]+[.$D$14])+[.$D$12]) )" office:value-type="float" office:value="4.58526830332567" calcext:value-type="float">
            <text:p>4,5852683033</text:p>
          </table:table-cell>
          <table:table-cell table:formula="of:=[.$D$13]*( ( [.$D$11]+([.B89]*[.$B$131]/([.B89]+[.$B$131])+[.$D$12]) )/([.B89]*[.$B$131]/([.B89]+[.$B$131])+[.$D$12]) )" office:value-type="float" office:value="10.1762754226608" calcext:value-type="float">
            <text:p>10,1762754227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7.921" calcext:value-type="float">
            <text:p>67,921</text:p>
          </table:table-cell>
          <table:table-cell table:formula="of:=[.$D$3]*(([.$D$1]+([.B90]+[.$D$2]))/([.B90]+[.$D$2]))" office:value-type="float" office:value="4.05731548416543" calcext:value-type="float">
            <text:p>4,0573154842</text:p>
          </table:table-cell>
          <table:table-cell/>
          <table:table-cell table:formula="of:=[.$D$13]*( ( [.$D$11]+([.B90]*[.$D$14]/([.B90]+[.$D$14])+[.$D$12]) )/([.B90]*[.$D$14]/([.B90]+[.$D$14])+[.$D$12]) )" office:value-type="float" office:value="4.65256427147328" calcext:value-type="float">
            <text:p>4,6525642715</text:p>
          </table:table-cell>
          <table:table-cell table:formula="of:=[.$D$13]*( ( [.$D$11]+([.B90]*[.$B$131]/([.B90]+[.$B$131])+[.$D$12]) )/([.B90]*[.$B$131]/([.B90]+[.$B$131])+[.$D$12]) )" office:value-type="float" office:value="10.2435713908084" calcext:value-type="float">
            <text:p>10,2435713908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5.14" calcext:value-type="float">
            <text:p>65,14</text:p>
          </table:table-cell>
          <table:table-cell table:formula="of:=[.$D$3]*(([.$D$1]+([.B91]+[.$D$2]))/([.B91]+[.$D$2]))" office:value-type="float" office:value="4.1910423702794" calcext:value-type="float">
            <text:p>4,1910423703</text:p>
          </table:table-cell>
          <table:table-cell/>
          <table:table-cell table:formula="of:=[.$D$13]*( ( [.$D$11]+([.B91]*[.$D$14]/([.B91]+[.$D$14])+[.$D$12]) )/([.B91]*[.$D$14]/([.B91]+[.$D$14])+[.$D$12]) )" office:value-type="float" office:value="4.72233482075014" calcext:value-type="float">
            <text:p>4,7223348208</text:p>
          </table:table-cell>
          <table:table-cell table:formula="of:=[.$D$13]*( ( [.$D$11]+([.B91]*[.$B$131]/([.B91]+[.$B$131])+[.$D$12]) )/([.B91]*[.$B$131]/([.B91]+[.$B$131])+[.$D$12]) )" office:value-type="float" office:value="10.3133419400853" calcext:value-type="float">
            <text:p>10,3133419401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2.486" calcext:value-type="float">
            <text:p>62,486</text:p>
          </table:table-cell>
          <table:table-cell table:formula="of:=[.$D$3]*(([.$D$1]+([.B92]+[.$D$2]))/([.B92]+[.$D$2]))" office:value-type="float" office:value="4.32976266683737" calcext:value-type="float">
            <text:p>4,3297626668</text:p>
          </table:table-cell>
          <table:table-cell/>
          <table:table-cell table:formula="of:=[.$D$13]*( ( [.$D$11]+([.B92]*[.$D$14]/([.B92]+[.$D$14])+[.$D$12]) )/([.B92]*[.$D$14]/([.B92]+[.$D$14])+[.$D$12]) )" office:value-type="float" office:value="4.79471062764995" calcext:value-type="float">
            <text:p>4,7947106276</text:p>
          </table:table-cell>
          <table:table-cell table:formula="of:=[.$D$13]*( ( [.$D$11]+([.B92]*[.$B$131]/([.B92]+[.$B$131])+[.$D$12]) )/([.B92]*[.$B$131]/([.B92]+[.$B$131])+[.$D$12]) )" office:value-type="float" office:value="10.3857177469851" calcext:value-type="float">
            <text:p>10,38571774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9.954" calcext:value-type="float">
            <text:p>59,954</text:p>
          </table:table-cell>
          <table:table-cell table:formula="of:=[.$D$3]*(([.$D$1]+([.B93]+[.$D$2]))/([.B93]+[.$D$2]))" office:value-type="float" office:value="4.47355389131668" calcext:value-type="float">
            <text:p>4,4735538913</text:p>
          </table:table-cell>
          <table:table-cell/>
          <table:table-cell table:formula="of:=[.$D$13]*( ( [.$D$11]+([.B93]*[.$D$14]/([.B93]+[.$D$14])+[.$D$12]) )/([.B93]*[.$D$14]/([.B93]+[.$D$14])+[.$D$12]) )" office:value-type="float" office:value="4.86973213607393" calcext:value-type="float">
            <text:p>4,8697321361</text:p>
          </table:table-cell>
          <table:table-cell table:formula="of:=[.$D$13]*( ( [.$D$11]+([.B93]*[.$B$131]/([.B93]+[.$B$131])+[.$D$12]) )/([.B93]*[.$B$131]/([.B93]+[.$B$131])+[.$D$12]) )" office:value-type="float" office:value="10.4607392554091" calcext:value-type="float">
            <text:p>10,4607392554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7.537" calcext:value-type="float">
            <text:p>57,537</text:p>
          </table:table-cell>
          <table:table-cell table:formula="of:=[.$D$3]*(([.$D$1]+([.B94]+[.$D$2]))/([.B94]+[.$D$2]))" office:value-type="float" office:value="4.62262066148739" calcext:value-type="float">
            <text:p>4,6226206615</text:p>
          </table:table-cell>
          <table:table-cell/>
          <table:table-cell table:formula="of:=[.$D$13]*( ( [.$D$11]+([.B94]*[.$D$14]/([.B94]+[.$D$14])+[.$D$12]) )/([.B94]*[.$D$14]/([.B94]+[.$D$14])+[.$D$12]) )" office:value-type="float" office:value="4.94750610311952" calcext:value-type="float">
            <text:p>4,9475061031</text:p>
          </table:table-cell>
          <table:table-cell table:formula="of:=[.$D$13]*( ( [.$D$11]+([.B94]*[.$B$131]/([.B94]+[.$B$131])+[.$D$12]) )/([.B94]*[.$B$131]/([.B94]+[.$B$131])+[.$D$12]) )" office:value-type="float" office:value="10.5385132224547" calcext:value-type="float">
            <text:p>10,5385132225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5.23" calcext:value-type="float">
            <text:p>55,23</text:p>
          </table:table-cell>
          <table:table-cell table:formula="of:=[.$D$3]*(([.$D$1]+([.B95]+[.$D$2]))/([.B95]+[.$D$2]))" office:value-type="float" office:value="4.7770731486511" calcext:value-type="float">
            <text:p>4,7770731487</text:p>
          </table:table-cell>
          <table:table-cell/>
          <table:table-cell table:formula="of:=[.$D$13]*( ( [.$D$11]+([.B95]*[.$D$14]/([.B95]+[.$D$14])+[.$D$12]) )/([.B95]*[.$D$14]/([.B95]+[.$D$14])+[.$D$12]) )" office:value-type="float" office:value="5.0280900094658" calcext:value-type="float">
            <text:p>5,0280900095</text:p>
          </table:table-cell>
          <table:table-cell table:formula="of:=[.$D$13]*( ( [.$D$11]+([.B95]*[.$B$131]/([.B95]+[.$B$131])+[.$D$12]) )/([.B95]*[.$B$131]/([.B95]+[.$B$131])+[.$D$12]) )" office:value-type="float" office:value="10.6190971288009" calcext:value-type="float">
            <text:p>10,6190971288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3.026" calcext:value-type="float">
            <text:p>53,026</text:p>
          </table:table-cell>
          <table:table-cell table:formula="of:=[.$D$3]*(([.$D$1]+([.B96]+[.$D$2]))/([.B96]+[.$D$2]))" office:value-type="float" office:value="4.93718270282503" calcext:value-type="float">
            <text:p>4,9371827028</text:p>
          </table:table-cell>
          <table:table-cell/>
          <table:table-cell table:formula="of:=[.$D$13]*( ( [.$D$11]+([.B96]*[.$D$14]/([.B96]+[.$D$14])+[.$D$12]) )/([.B96]*[.$D$14]/([.B96]+[.$D$14])+[.$D$12]) )" office:value-type="float" office:value="5.11162542903481" calcext:value-type="float">
            <text:p>5,111625429</text:p>
          </table:table-cell>
          <table:table-cell table:formula="of:=[.$D$13]*( ( [.$D$11]+([.B96]*[.$B$131]/([.B96]+[.$B$131])+[.$D$12]) )/([.B96]*[.$B$131]/([.B96]+[.$B$131])+[.$D$12]) )" office:value-type="float" office:value="10.70263254837" calcext:value-type="float">
            <text:p>10,7026325484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0.922" calcext:value-type="float">
            <text:p>50,922</text:p>
          </table:table-cell>
          <table:table-cell table:formula="of:=[.$D$3]*(([.$D$1]+([.B97]+[.$D$2]))/([.B97]+[.$D$2]))" office:value-type="float" office:value="5.10295844625113" calcext:value-type="float">
            <text:p>5,1029584463</text:p>
          </table:table-cell>
          <table:table-cell/>
          <table:table-cell table:formula="of:=[.$D$13]*( ( [.$D$11]+([.B97]*[.$D$14]/([.B97]+[.$D$14])+[.$D$12]) )/([.B97]*[.$D$14]/([.B97]+[.$D$14])+[.$D$12]) )" office:value-type="float" office:value="5.19811712125713" calcext:value-type="float">
            <text:p>5,1981171213</text:p>
          </table:table-cell>
          <table:table-cell table:formula="of:=[.$D$13]*( ( [.$D$11]+([.B97]*[.$B$131]/([.B97]+[.$B$131])+[.$D$12]) )/([.B97]*[.$B$131]/([.B97]+[.$B$131])+[.$D$12]) )" office:value-type="float" office:value="10.7891242405923" calcext:value-type="float">
            <text:p>10,7891242406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8.912" calcext:value-type="float">
            <text:p>48,912</text:p>
          </table:table-cell>
          <table:table-cell table:formula="of:=[.$D$3]*(([.$D$1]+([.B98]+[.$D$2]))/([.B98]+[.$D$2]))" office:value-type="float" office:value="5.27464834805365" calcext:value-type="float">
            <text:p>5,2746483481</text:p>
          </table:table-cell>
          <table:table-cell/>
          <table:table-cell table:formula="of:=[.$D$13]*( ( [.$D$11]+([.B98]*[.$D$14]/([.B98]+[.$D$14])+[.$D$12]) )/([.B98]*[.$D$14]/([.B98]+[.$D$14])+[.$D$12]) )" office:value-type="float" office:value="5.28769446132801" calcext:value-type="float">
            <text:p>5,2876944613</text:p>
          </table:table-cell>
          <table:table-cell table:formula="of:=[.$D$13]*( ( [.$D$11]+([.B98]*[.$B$131]/([.B98]+[.$B$131])+[.$D$12]) )/([.B98]*[.$B$131]/([.B98]+[.$B$131])+[.$D$12]) )" office:value-type="float" office:value="10.8787015806631" calcext:value-type="float">
            <text:p>10,8787015807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6.991" calcext:value-type="float">
            <text:p>46,991</text:p>
          </table:table-cell>
          <table:table-cell table:formula="of:=[.$D$3]*(([.$D$1]+([.B99]+[.$D$2]))/([.B99]+[.$D$2]))" office:value-type="float" office:value="5.45246270562448" calcext:value-type="float">
            <text:p>5,4524627056</text:p>
          </table:table-cell>
          <table:table-cell/>
          <table:table-cell table:formula="of:=[.$D$13]*( ( [.$D$11]+([.B99]*[.$D$14]/([.B99]+[.$D$14])+[.$D$12]) )/([.B99]*[.$D$14]/([.B99]+[.$D$14])+[.$D$12]) )" office:value-type="float" office:value="5.38046716962583" calcext:value-type="float">
            <text:p>5,3804671696</text:p>
          </table:table-cell>
          <table:table-cell table:formula="of:=[.$D$13]*( ( [.$D$11]+([.B99]*[.$B$131]/([.B99]+[.$B$131])+[.$D$12]) )/([.B99]*[.$B$131]/([.B99]+[.$B$131])+[.$D$12]) )" office:value-type="float" office:value="10.971474288961" calcext:value-type="float">
            <text:p>10,971474289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5.155" calcext:value-type="float">
            <text:p>45,155</text:p>
          </table:table-cell>
          <table:table-cell table:formula="of:=[.$D$3]*(([.$D$1]+([.B100]+[.$D$2]))/([.B100]+[.$D$2]))" office:value-type="float" office:value="5.63654910862584" calcext:value-type="float">
            <text:p>5,6365491086</text:p>
          </table:table-cell>
          <table:table-cell/>
          <table:table-cell table:formula="of:=[.$D$13]*( ( [.$D$11]+([.B100]*[.$D$14]/([.B100]+[.$D$14])+[.$D$12]) )/([.B100]*[.$D$14]/([.B100]+[.$D$14])+[.$D$12]) )" office:value-type="float" office:value="5.47651224945263" calcext:value-type="float">
            <text:p>5,4765122495</text:p>
          </table:table-cell>
          <table:table-cell table:formula="of:=[.$D$13]*( ( [.$D$11]+([.B100]*[.$B$131]/([.B100]+[.$B$131])+[.$D$12]) )/([.B100]*[.$B$131]/([.B100]+[.$B$131])+[.$D$12]) )" office:value-type="float" office:value="11.0675193687878" calcext:value-type="float">
            <text:p>11,0675193688</text:p>
          </table:table-cell>
          <table:table-cell table:style-name="ce1" table:formula="of:=[.F94]" office:value-type="float" office:value="10.5385132224547" calcext:value-type="float">
            <text:p>10,54</text:p>
          </table:table-cell>
          <table:table-cell table:style-name="ce2" table:formula="of:=[.F96]" office:value-type="float" office:value="10.70263254837" calcext:value-type="float">
            <text:p>10,70</text:p>
          </table:table-cell>
          <table:table-cell table:style-name="ce3" table:formula="of:=[.E105]" office:value-type="float" office:value="6.00933963375968" calcext:value-type="float">
            <text:p>6,01</text:p>
          </table:table-cell>
          <table:table-cell table:style-name="ce3" table:formula="of:=[.F116]" office:value-type="float" office:value="13.1353137176446" calcext:value-type="float">
            <text:p>13,14</text:p>
          </table:table-cell>
          <table:table-cell table:style-name="ce4" table:formula="of:=[.F126]" office:value-type="float" office:value="15.0782282784006" calcext:value-type="float">
            <text:p>15,0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3.399" calcext:value-type="float">
            <text:p>43,399</text:p>
          </table:table-cell>
          <table:table-cell table:formula="of:=[.$D$3]*(([.$D$1]+([.B101]+[.$D$2]))/([.B101]+[.$D$2]))" office:value-type="float" office:value="5.82718668632918" calcext:value-type="float">
            <text:p>5,8271866863</text:p>
          </table:table-cell>
          <table:table-cell/>
          <table:table-cell table:formula="of:=[.$D$13]*( ( [.$D$11]+([.B101]*[.$D$14]/([.B101]+[.$D$14])+[.$D$12]) )/([.B101]*[.$D$14]/([.B101]+[.$D$14])+[.$D$12]) )" office:value-type="float" office:value="5.57597533347176" calcext:value-type="float">
            <text:p>5,5759753335</text:p>
          </table:table-cell>
          <table:table-cell table:formula="of:=[.$D$13]*( ( [.$D$11]+([.B101]*[.$B$131]/([.B101]+[.$B$131])+[.$D$12]) )/([.B101]*[.$B$131]/([.B101]+[.$B$131])+[.$D$12]) )" office:value-type="float" office:value="11.1669824528069" calcext:value-type="float">
            <text:p>11,1669824528</text:p>
          </table:table-cell>
          <table:table-cell table:style-name="ce1" table:formula="of:=[.E94]" office:value-type="float" office:value="4.94750610311952" calcext:value-type="float">
            <text:p>4,95</text:p>
          </table:table-cell>
          <table:table-cell table:style-name="ce2" table:formula="of:=[.E96]" office:value-type="float" office:value="5.11162542903481" calcext:value-type="float">
            <text:p>5,11</text:p>
          </table:table-cell>
          <table:table-cell table:style-name="ce3" table:formula="of:=[.E106]" office:value-type="float" office:value="6.12320781941251" calcext:value-type="float">
            <text:p>6,12</text:p>
          </table:table-cell>
          <table:table-cell table:style-name="ce3" table:formula="of:=[.E116]" office:value-type="float" office:value="7.54430659830946" calcext:value-type="float">
            <text:p>7,54</text:p>
          </table:table-cell>
          <table:table-cell table:style-name="ce4" table:formula="of:=[.E126]" office:value-type="float" office:value="9.48722115906546" calcext:value-type="float">
            <text:p>9,4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1.721" calcext:value-type="float">
            <text:p>41,721</text:p>
          </table:table-cell>
          <table:table-cell table:formula="of:=[.$D$3]*(([.$D$1]+([.B102]+[.$D$2]))/([.B102]+[.$D$2]))" office:value-type="float" office:value="6.02435044701709" calcext:value-type="float">
            <text:p>6,024350447</text:p>
          </table:table-cell>
          <table:table-cell/>
          <table:table-cell table:formula="of:=[.$D$13]*( ( [.$D$11]+([.B102]*[.$D$14]/([.B102]+[.$D$14])+[.$D$12]) )/([.B102]*[.$D$14]/([.B102]+[.$D$14])+[.$D$12]) )" office:value-type="float" office:value="5.67884338252632" calcext:value-type="float">
            <text:p>5,6788433825</text:p>
          </table:table-cell>
          <table:table-cell table:formula="of:=[.$D$13]*( ( [.$D$11]+([.B102]*[.$B$131]/([.B102]+[.$B$131])+[.$D$12]) )/([.B102]*[.$B$131]/([.B102]+[.$B$131])+[.$D$12]) )" office:value-type="float" office:value="11.2698505018615" calcext:value-type="float">
            <text:p>11,2698505019</text:p>
          </table:table-cell>
          <table:table-cell table:style-name="ce1" table:formula="of:=[.C94]" office:value-type="float" office:value="4.62262066148739" calcext:value-type="float">
            <text:p>4,62</text:p>
          </table:table-cell>
          <table:table-cell table:style-name="ce2" table:formula="of:=[.C96]" office:value-type="float" office:value="4.93718270282503" calcext:value-type="float">
            <text:p>4,94</text:p>
          </table:table-cell>
          <table:table-cell table:style-name="ce3" table:formula="of:=[.C106]" office:value-type="float" office:value="6.87604895104895" calcext:value-type="float">
            <text:p>6,88</text:p>
          </table:table-cell>
          <table:table-cell table:style-name="ce3" table:formula="of:=[.C116]" office:value-type="float" office:value="9.59982161060143" calcext:value-type="float">
            <text:p>9,60</text:p>
          </table:table-cell>
          <table:table-cell table:style-name="ce4" table:formula="of:=[.C126]" office:value-type="float" office:value="13.3237411853838" calcext:value-type="float">
            <text:p>13,3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0.116" calcext:value-type="float">
            <text:p>40,116</text:p>
          </table:table-cell>
          <table:table-cell table:formula="of:=[.$D$3]*(([.$D$1]+([.B103]+[.$D$2]))/([.B103]+[.$D$2]))" office:value-type="float" office:value="6.2283702263436" calcext:value-type="float">
            <text:p>6,2283702263</text:p>
          </table:table-cell>
          <table:table-cell/>
          <table:table-cell table:formula="of:=[.$D$13]*( ( [.$D$11]+([.B103]*[.$D$14]/([.B103]+[.$D$14])+[.$D$12]) )/([.B103]*[.$D$14]/([.B103]+[.$D$14])+[.$D$12]) )" office:value-type="float" office:value="5.78528848478363" calcext:value-type="float">
            <text:p>5,7852884848</text:p>
          </table:table-cell>
          <table:table-cell table:formula="of:=[.$D$13]*( ( [.$D$11]+([.B103]*[.$B$131]/([.B103]+[.$B$131])+[.$D$12]) )/([.B103]*[.$B$131]/([.B103]+[.$B$131])+[.$D$12]) )" office:value-type="float" office:value="11.3762956041188" calcext:value-type="float">
            <text:p>11,376295604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8.58" calcext:value-type="float">
            <text:p>38,58</text:p>
          </table:table-cell>
          <table:table-cell table:formula="of:=[.$D$3]*(([.$D$1]+([.B104]+[.$D$2]))/([.B104]+[.$D$2]))" office:value-type="float" office:value="6.43951529289788" calcext:value-type="float">
            <text:p>6,4395152929</text:p>
          </table:table-cell>
          <table:table-cell/>
          <table:table-cell table:formula="of:=[.$D$13]*( ( [.$D$11]+([.B104]*[.$D$14]/([.B104]+[.$D$14])+[.$D$12]) )/([.B104]*[.$D$14]/([.B104]+[.$D$14])+[.$D$12]) )" office:value-type="float" office:value="5.89545112820325" calcext:value-type="float">
            <text:p>5,8954511282</text:p>
          </table:table-cell>
          <table:table-cell table:formula="of:=[.$D$13]*( ( [.$D$11]+([.B104]*[.$B$131]/([.B104]+[.$B$131])+[.$D$12]) )/([.B104]*[.$B$131]/([.B104]+[.$B$131])+[.$D$12]) )" office:value-type="float" office:value="11.4864582475384" calcext:value-type="float">
            <text:p>11,4864582475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7.111" calcext:value-type="float">
            <text:p>37,111</text:p>
          </table:table-cell>
          <table:table-cell table:formula="of:=[.$D$3]*(([.$D$1]+([.B105]+[.$D$2]))/([.B105]+[.$D$2]))" office:value-type="float" office:value="6.65780159521436" calcext:value-type="float">
            <text:p>6,6578015952</text:p>
          </table:table-cell>
          <table:table-cell/>
          <table:table-cell table:formula="of:=[.$D$13]*( ( [.$D$11]+([.B105]*[.$D$14]/([.B105]+[.$D$14])+[.$D$12]) )/([.B105]*[.$D$14]/([.B105]+[.$D$14])+[.$D$12]) )" office:value-type="float" office:value="6.00933963375968" calcext:value-type="float">
            <text:p>6,0093396338</text:p>
          </table:table-cell>
          <table:table-cell table:formula="of:=[.$D$13]*( ( [.$D$11]+([.B105]*[.$B$131]/([.B105]+[.$B$131])+[.$D$12]) )/([.B105]*[.$B$131]/([.B105]+[.$B$131])+[.$D$12]) )" office:value-type="float" office:value="11.6003467530948" calcext:value-type="float">
            <text:p>11,6003467531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5.75" calcext:value-type="float">
            <text:p>35,75</text:p>
          </table:table-cell>
          <table:table-cell table:formula="of:=[.$D$3]*(([.$D$1]+([.B106]+[.$D$2]))/([.B106]+[.$D$2]))" office:value-type="float" office:value="6.87604895104895" calcext:value-type="float">
            <text:p>6,876048951</text:p>
          </table:table-cell>
          <table:table-cell/>
          <table:table-cell table:formula="of:=[.$D$13]*( ( [.$D$11]+([.B106]*[.$D$14]/([.B106]+[.$D$14])+[.$D$12]) )/([.B106]*[.$D$14]/([.B106]+[.$D$14])+[.$D$12]) )" office:value-type="float" office:value="6.12320781941251" calcext:value-type="float">
            <text:p>6,1232078194</text:p>
          </table:table-cell>
          <table:table-cell table:formula="of:=[.$D$13]*( ( [.$D$11]+([.B106]*[.$B$131]/([.B106]+[.$B$131])+[.$D$12]) )/([.B106]*[.$B$131]/([.B106]+[.$B$131])+[.$D$12]) )" office:value-type="float" office:value="11.7142149387476" calcext:value-type="float">
            <text:p>11,7142149387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4.359" calcext:value-type="float">
            <text:p>34,359</text:p>
          </table:table-cell>
          <table:table-cell table:formula="of:=[.$D$3]*(([.$D$1]+([.B107]+[.$D$2]))/([.B107]+[.$D$2]))" office:value-type="float" office:value="7.11697299106493" calcext:value-type="float">
            <text:p>7,1169729911</text:p>
          </table:table-cell>
          <table:table-cell/>
          <table:table-cell table:formula="of:=[.$D$13]*( ( [.$D$11]+([.B107]*[.$D$14]/([.B107]+[.$D$14])+[.$D$12]) )/([.B107]*[.$D$14]/([.B107]+[.$D$14])+[.$D$12]) )" office:value-type="float" office:value="6.24890731855129" calcext:value-type="float">
            <text:p>6,2489073186</text:p>
          </table:table-cell>
          <table:table-cell table:formula="of:=[.$D$13]*( ( [.$D$11]+([.B107]*[.$B$131]/([.B107]+[.$B$131])+[.$D$12]) )/([.B107]*[.$B$131]/([.B107]+[.$B$131])+[.$D$12]) )" office:value-type="float" office:value="11.8399144378864" calcext:value-type="float">
            <text:p>11,8399144379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3.07" calcext:value-type="float">
            <text:p>33,07</text:p>
          </table:table-cell>
          <table:table-cell table:formula="of:=[.$D$3]*(([.$D$1]+([.B108]+[.$D$2]))/([.B108]+[.$D$2]))" office:value-type="float" office:value="7.35832325370426" calcext:value-type="float">
            <text:p>7,3583232537</text:p>
          </table:table-cell>
          <table:table-cell/>
          <table:table-cell table:formula="of:=[.$D$13]*( ( [.$D$11]+([.B108]*[.$D$14]/([.B108]+[.$D$14])+[.$D$12]) )/([.B108]*[.$D$14]/([.B108]+[.$D$14])+[.$D$12]) )" office:value-type="float" office:value="6.37482919471094" calcext:value-type="float">
            <text:p>6,3748291947</text:p>
          </table:table-cell>
          <table:table-cell table:formula="of:=[.$D$13]*( ( [.$D$11]+([.B108]*[.$B$131]/([.B108]+[.$B$131])+[.$D$12]) )/([.B108]*[.$B$131]/([.B108]+[.$B$131])+[.$D$12]) )" office:value-type="float" office:value="11.9658363140461" calcext:value-type="float">
            <text:p>11,965836314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1.836" calcext:value-type="float">
            <text:p>31,836</text:p>
          </table:table-cell>
          <table:table-cell table:formula="of:=[.$D$3]*(([.$D$1]+([.B109]+[.$D$2]))/([.B109]+[.$D$2]))" office:value-type="float" office:value="7.60768626711899" calcext:value-type="float">
            <text:p>7,6076862671</text:p>
          </table:table-cell>
          <table:table-cell/>
          <table:table-cell table:formula="of:=[.$D$13]*( ( [.$D$11]+([.B109]*[.$D$14]/([.B109]+[.$D$14])+[.$D$12]) )/([.B109]*[.$D$14]/([.B109]+[.$D$14])+[.$D$12]) )" office:value-type="float" office:value="6.50493163649253" calcext:value-type="float">
            <text:p>6,5049316365</text:p>
          </table:table-cell>
          <table:table-cell table:formula="of:=[.$D$13]*( ( [.$D$11]+([.B109]*[.$B$131]/([.B109]+[.$B$131])+[.$D$12]) )/([.B109]*[.$B$131]/([.B109]+[.$B$131])+[.$D$12]) )" office:value-type="float" office:value="12.0959387558277" calcext:value-type="float">
            <text:p>12,0959387558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0.654" calcext:value-type="float">
            <text:p>30,654</text:p>
          </table:table-cell>
          <table:table-cell table:formula="of:=[.$D$3]*(([.$D$1]+([.B110]+[.$D$2]))/([.B110]+[.$D$2]))" office:value-type="float" office:value="7.8653666731911" calcext:value-type="float">
            <text:p>7,8653666732</text:p>
          </table:table-cell>
          <table:table-cell/>
          <table:table-cell table:formula="of:=[.$D$13]*( ( [.$D$11]+([.B110]*[.$D$14]/([.B110]+[.$D$14])+[.$D$12]) )/([.B110]*[.$D$14]/([.B110]+[.$D$14])+[.$D$12]) )" office:value-type="float" office:value="6.63937358748668" calcext:value-type="float">
            <text:p>6,6393735875</text:p>
          </table:table-cell>
          <table:table-cell table:formula="of:=[.$D$13]*( ( [.$D$11]+([.B110]*[.$B$131]/([.B110]+[.$B$131])+[.$D$12]) )/([.B110]*[.$B$131]/([.B110]+[.$B$131])+[.$D$12]) )" office:value-type="float" office:value="12.2303807068218" calcext:value-type="float">
            <text:p>12,2303807068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9.521" calcext:value-type="float">
            <text:p>29,521</text:p>
          </table:table-cell>
          <table:table-cell table:formula="of:=[.$D$3]*(([.$D$1]+([.B111]+[.$D$2]))/([.B111]+[.$D$2]))" office:value-type="float" office:value="8.13173418922123" calcext:value-type="float">
            <text:p>8,1317341892</text:p>
          </table:table-cell>
          <table:table-cell/>
          <table:table-cell table:formula="of:=[.$D$13]*( ( [.$D$11]+([.B111]*[.$D$14]/([.B111]+[.$D$14])+[.$D$12]) )/([.B111]*[.$D$14]/([.B111]+[.$D$14])+[.$D$12]) )" office:value-type="float" office:value="6.77834794367631" calcext:value-type="float">
            <text:p>6,7783479437</text:p>
          </table:table-cell>
          <table:table-cell table:formula="of:=[.$D$13]*( ( [.$D$11]+([.B111]*[.$B$131]/([.B111]+[.$B$131])+[.$D$12]) )/([.B111]*[.$B$131]/([.B111]+[.$B$131])+[.$D$12]) )" office:value-type="float" office:value="12.3693550630115" calcext:value-type="float">
            <text:p>12,369355063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8.436" calcext:value-type="float">
            <text:p>28,436</text:p>
          </table:table-cell>
          <table:table-cell table:formula="of:=[.$D$3]*(([.$D$1]+([.B112]+[.$D$2]))/([.B112]+[.$D$2]))" office:value-type="float" office:value="8.40671332114221" calcext:value-type="float">
            <text:p>8,4067133211</text:p>
          </table:table-cell>
          <table:table-cell/>
          <table:table-cell table:formula="of:=[.$D$13]*( ( [.$D$11]+([.B112]*[.$D$14]/([.B112]+[.$D$14])+[.$D$12]) )/([.B112]*[.$D$14]/([.B112]+[.$D$14])+[.$D$12]) )" office:value-type="float" office:value="6.92181531685248" calcext:value-type="float">
            <text:p>6,9218153169</text:p>
          </table:table-cell>
          <table:table-cell table:formula="of:=[.$D$13]*( ( [.$D$11]+([.B112]*[.$B$131]/([.B112]+[.$B$131])+[.$D$12]) )/([.B112]*[.$B$131]/([.B112]+[.$B$131])+[.$D$12]) )" office:value-type="float" office:value="12.5128224361876" calcext:value-type="float">
            <text:p>12,5128224362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7.396" calcext:value-type="float">
            <text:p>27,396</text:p>
          </table:table-cell>
          <table:table-cell table:formula="of:=[.$D$3]*(([.$D$1]+([.B113]+[.$D$2]))/([.B113]+[.$D$2]))" office:value-type="float" office:value="8.69073222368229" calcext:value-type="float">
            <text:p>8,6907322237</text:p>
          </table:table-cell>
          <table:table-cell/>
          <table:table-cell table:formula="of:=[.$D$13]*( ( [.$D$11]+([.B113]*[.$D$14]/([.B113]+[.$D$14])+[.$D$12]) )/([.B113]*[.$D$14]/([.B113]+[.$D$14])+[.$D$12]) )" office:value-type="float" office:value="7.06999909209077" calcext:value-type="float">
            <text:p>7,0699990921</text:p>
          </table:table-cell>
          <table:table-cell table:formula="of:=[.$D$13]*( ( [.$D$11]+([.B113]*[.$B$131]/([.B113]+[.$B$131])+[.$D$12]) )/([.B113]*[.$B$131]/([.B113]+[.$B$131])+[.$D$12]) )" office:value-type="float" office:value="12.6610062114259" calcext:value-type="float">
            <text:p>12,6610062114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6.399" calcext:value-type="float">
            <text:p>26,399</text:p>
          </table:table-cell>
          <table:table-cell table:formula="of:=[.$D$3]*(([.$D$1]+([.B114]+[.$D$2]))/([.B114]+[.$D$2]))" office:value-type="float" office:value="8.98401738702224" calcext:value-type="float">
            <text:p>8,984017387</text:p>
          </table:table-cell>
          <table:table-cell/>
          <table:table-cell table:formula="of:=[.$D$13]*( ( [.$D$11]+([.B114]*[.$D$14]/([.B114]+[.$D$14])+[.$D$12]) )/([.B114]*[.$D$14]/([.B114]+[.$D$14])+[.$D$12]) )" office:value-type="float" office:value="7.22301743818118" calcext:value-type="float">
            <text:p>7,2230174382</text:p>
          </table:table-cell>
          <table:table-cell table:formula="of:=[.$D$13]*( ( [.$D$11]+([.B114]*[.$B$131]/([.B114]+[.$B$131])+[.$D$12]) )/([.B114]*[.$B$131]/([.B114]+[.$B$131])+[.$D$12]) )" office:value-type="float" office:value="12.8140245575163" calcext:value-type="float">
            <text:p>12,8140245575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.442" calcext:value-type="float">
            <text:p>25,442</text:p>
          </table:table-cell>
          <table:table-cell table:formula="of:=[.$D$3]*(([.$D$1]+([.B115]+[.$D$2]))/([.B115]+[.$D$2]))" office:value-type="float" office:value="9.28715706312397" calcext:value-type="float">
            <text:p>9,2871570631</text:p>
          </table:table-cell>
          <table:table-cell/>
          <table:table-cell table:formula="of:=[.$D$13]*( ( [.$D$11]+([.B115]*[.$D$14]/([.B115]+[.$D$14])+[.$D$12]) )/([.B115]*[.$D$14]/([.B115]+[.$D$14])+[.$D$12]) )" office:value-type="float" office:value="7.38117726919078" calcext:value-type="float">
            <text:p>7,3811772692</text:p>
          </table:table-cell>
          <table:table-cell table:formula="of:=[.$D$13]*( ( [.$D$11]+([.B115]*[.$B$131]/([.B115]+[.$B$131])+[.$D$12]) )/([.B115]*[.$B$131]/([.B115]+[.$B$131])+[.$D$12]) )" office:value-type="float" office:value="12.9721843885259" calcext:value-type="float">
            <text:p>12,9721843885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.525" calcext:value-type="float">
            <text:p>24,525</text:p>
          </table:table-cell>
          <table:table-cell table:formula="of:=[.$D$3]*(([.$D$1]+([.B116]+[.$D$2]))/([.B116]+[.$D$2]))" office:value-type="float" office:value="9.59982161060143" calcext:value-type="float">
            <text:p>9,5998216106</text:p>
          </table:table-cell>
          <table:table-cell/>
          <table:table-cell table:formula="of:=[.$D$13]*( ( [.$D$11]+([.B116]*[.$D$14]/([.B116]+[.$D$14])+[.$D$12]) )/([.B116]*[.$D$14]/([.B116]+[.$D$14])+[.$D$12]) )" office:value-type="float" office:value="7.54430659830946" calcext:value-type="float">
            <text:p>7,5443065983</text:p>
          </table:table-cell>
          <table:table-cell table:formula="of:=[.$D$13]*( ( [.$D$11]+([.B116]*[.$B$131]/([.B116]+[.$B$131])+[.$D$12]) )/([.B116]*[.$B$131]/([.B116]+[.$B$131])+[.$D$12]) )" office:value-type="float" office:value="13.1353137176446" calcext:value-type="float">
            <text:p>13,1353137176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3.646" calcext:value-type="float">
            <text:p>23,646</text:p>
          </table:table-cell>
          <table:table-cell table:formula="of:=[.$D$3]*(([.$D$1]+([.B117]+[.$D$2]))/([.B117]+[.$D$2]))" office:value-type="float" office:value="9.92229341114776" calcext:value-type="float">
            <text:p>9,9222934111</text:p>
          </table:table-cell>
          <table:table-cell/>
          <table:table-cell table:formula="of:=[.$D$13]*( ( [.$D$11]+([.B117]*[.$D$14]/([.B117]+[.$D$14])+[.$D$12]) )/([.B117]*[.$D$14]/([.B117]+[.$D$14])+[.$D$12]) )" office:value-type="float" office:value="7.71255275511624" calcext:value-type="float">
            <text:p>7,7125527551</text:p>
          </table:table-cell>
          <table:table-cell table:formula="of:=[.$D$13]*( ( [.$D$11]+([.B117]*[.$B$131]/([.B117]+[.$B$131])+[.$D$12]) )/([.B117]*[.$B$131]/([.B117]+[.$B$131])+[.$D$12]) )" office:value-type="float" office:value="13.3035598744514" calcext:value-type="float">
            <text:p>13,3035598745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2.802" calcext:value-type="float">
            <text:p>22,802</text:p>
          </table:table-cell>
          <table:table-cell table:formula="of:=[.$D$3]*(([.$D$1]+([.B118]+[.$D$2]))/([.B118]+[.$D$2]))" office:value-type="float" office:value="10.2553219015876" calcext:value-type="float">
            <text:p>10,2553219016</text:p>
          </table:table-cell>
          <table:table-cell/>
          <table:table-cell table:formula="of:=[.$D$13]*( ( [.$D$11]+([.B118]*[.$D$14]/([.B118]+[.$D$14])+[.$D$12]) )/([.B118]*[.$D$14]/([.B118]+[.$D$14])+[.$D$12]) )" office:value-type="float" office:value="7.88630675012832" calcext:value-type="float">
            <text:p>7,8863067501</text:p>
          </table:table-cell>
          <table:table-cell table:formula="of:=[.$D$13]*( ( [.$D$11]+([.B118]*[.$B$131]/([.B118]+[.$B$131])+[.$D$12]) )/([.B118]*[.$B$131]/([.B118]+[.$B$131])+[.$D$12]) )" office:value-type="float" office:value="13.4773138694635" calcext:value-type="float">
            <text:p>13,4773138695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1.992" calcext:value-type="float">
            <text:p>21,992</text:p>
          </table:table-cell>
          <table:table-cell table:formula="of:=[.$D$3]*(([.$D$1]+([.B119]+[.$D$2]))/([.B119]+[.$D$2]))" office:value-type="float" office:value="10.5989723535831" calcext:value-type="float">
            <text:p>10,5989723536</text:p>
          </table:table-cell>
          <table:table-cell/>
          <table:table-cell table:formula="of:=[.$D$13]*( ( [.$D$11]+([.B119]*[.$D$14]/([.B119]+[.$D$14])+[.$D$12]) )/([.B119]*[.$D$14]/([.B119]+[.$D$14])+[.$D$12]) )" office:value-type="float" office:value="8.06560263812599" calcext:value-type="float">
            <text:p>8,0656026381</text:p>
          </table:table-cell>
          <table:table-cell table:formula="of:=[.$D$13]*( ( [.$D$11]+([.B119]*[.$B$131]/([.B119]+[.$B$131])+[.$D$12]) )/([.B119]*[.$B$131]/([.B119]+[.$B$131])+[.$D$12]) )" office:value-type="float" office:value="13.6566097574611" calcext:value-type="float">
            <text:p>13,6566097575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1.215" calcext:value-type="float">
            <text:p>21,215</text:p>
          </table:table-cell>
          <table:table-cell table:formula="of:=[.$D$3]*(([.$D$1]+([.B120]+[.$D$2]))/([.B120]+[.$D$2]))" office:value-type="float" office:value="10.9532818760311" calcext:value-type="float">
            <text:p>10,953281876</text:p>
          </table:table-cell>
          <table:table-cell/>
          <table:table-cell table:formula="of:=[.$D$13]*( ( [.$D$11]+([.B120]*[.$D$14]/([.B120]+[.$D$14])+[.$D$12]) )/([.B120]*[.$D$14]/([.B120]+[.$D$14])+[.$D$12]) )" office:value-type="float" office:value="8.25045978027277" calcext:value-type="float">
            <text:p>8,2504597803</text:p>
          </table:table-cell>
          <table:table-cell table:formula="of:=[.$D$13]*( ( [.$D$11]+([.B120]*[.$B$131]/([.B120]+[.$B$131])+[.$D$12]) )/([.B120]*[.$B$131]/([.B120]+[.$B$131])+[.$D$12]) )" office:value-type="float" office:value="13.8414668996079" calcext:value-type="float">
            <text:p>13,8414668996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.469" calcext:value-type="float">
            <text:p>20,469</text:p>
          </table:table-cell>
          <table:table-cell table:formula="of:=[.$D$3]*(([.$D$1]+([.B121]+[.$D$2]))/([.B121]+[.$D$2]))" office:value-type="float" office:value="11.3187661830085" calcext:value-type="float">
            <text:p>11,318766183</text:p>
          </table:table-cell>
          <table:table-cell/>
          <table:table-cell table:formula="of:=[.$D$13]*( ( [.$D$11]+([.B121]*[.$D$14]/([.B121]+[.$D$14])+[.$D$12]) )/([.B121]*[.$D$14]/([.B121]+[.$D$14])+[.$D$12]) )" office:value-type="float" office:value="8.44114724478269" calcext:value-type="float">
            <text:p>8,4411472448</text:p>
          </table:table-cell>
          <table:table-cell table:formula="of:=[.$D$13]*( ( [.$D$11]+([.B121]*[.$B$131]/([.B121]+[.$B$131])+[.$D$12]) )/([.B121]*[.$B$131]/([.B121]+[.$B$131])+[.$D$12]) )" office:value-type="float" office:value="14.0321543641178" calcext:value-type="float">
            <text:p>14,0321543641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9.752" calcext:value-type="float">
            <text:p>19,752</text:p>
          </table:table-cell>
          <table:table-cell table:formula="of:=[.$D$3]*(([.$D$1]+([.B122]+[.$D$2]))/([.B122]+[.$D$2]))" office:value-type="float" office:value="11.6960611583637" calcext:value-type="float">
            <text:p>11,6960611584</text:p>
          </table:table-cell>
          <table:table-cell/>
          <table:table-cell table:formula="of:=[.$D$13]*( ( [.$D$11]+([.B122]*[.$D$14]/([.B122]+[.$D$14])+[.$D$12]) )/([.B122]*[.$D$14]/([.B122]+[.$D$14])+[.$D$12]) )" office:value-type="float" office:value="8.63799679714195" calcext:value-type="float">
            <text:p>8,6379967971</text:p>
          </table:table-cell>
          <table:table-cell table:formula="of:=[.$D$13]*( ( [.$D$11]+([.B122]*[.$B$131]/([.B122]+[.$B$131])+[.$D$12]) )/([.B122]*[.$B$131]/([.B122]+[.$B$131])+[.$D$12]) )" office:value-type="float" office:value="14.2290039164771" calcext:value-type="float">
            <text:p>14,2290039165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9.064" calcext:value-type="float">
            <text:p>19,064</text:p>
          </table:table-cell>
          <table:table-cell table:formula="of:=[.$D$3]*(([.$D$1]+([.B123]+[.$D$2]))/([.B123]+[.$D$2]))" office:value-type="float" office:value="12.0847775912715" calcext:value-type="float">
            <text:p>12,0847775913</text:p>
          </table:table-cell>
          <table:table-cell/>
          <table:table-cell table:formula="of:=[.$D$13]*( ( [.$D$11]+([.B123]*[.$D$14]/([.B123]+[.$D$14])+[.$D$12]) )/([.B123]*[.$D$14]/([.B123]+[.$D$14])+[.$D$12]) )" office:value-type="float" office:value="8.84080537083298" calcext:value-type="float">
            <text:p>8,8408053708</text:p>
          </table:table-cell>
          <table:table-cell table:formula="of:=[.$D$13]*( ( [.$D$11]+([.B123]*[.$B$131]/([.B123]+[.$B$131])+[.$D$12]) )/([.B123]*[.$B$131]/([.B123]+[.$B$131])+[.$D$12]) )" office:value-type="float" office:value="14.4318124901681" calcext:value-type="float">
            <text:p>14,4318124902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8.404" calcext:value-type="float">
            <text:p>18,404</text:p>
          </table:table-cell>
          <table:table-cell table:formula="of:=[.$D$3]*(([.$D$1]+([.B124]+[.$D$2]))/([.B124]+[.$D$2]))" office:value-type="float" office:value="12.4849869593567" calcext:value-type="float">
            <text:p>12,4849869594</text:p>
          </table:table-cell>
          <table:table-cell/>
          <table:table-cell table:formula="of:=[.$D$13]*( ( [.$D$11]+([.B124]*[.$D$14]/([.B124]+[.$D$14])+[.$D$12]) )/([.B124]*[.$D$14]/([.B124]+[.$D$14])+[.$D$12]) )" office:value-type="float" office:value="9.04961025852958" calcext:value-type="float">
            <text:p>9,0496102585</text:p>
          </table:table-cell>
          <table:table-cell table:formula="of:=[.$D$13]*( ( [.$D$11]+([.B124]*[.$B$131]/([.B124]+[.$B$131])+[.$D$12]) )/([.B124]*[.$B$131]/([.B124]+[.$B$131])+[.$D$12]) )" office:value-type="float" office:value="14.6406173778647" calcext:value-type="float">
            <text:p>14,6406173779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7.769" calcext:value-type="float">
            <text:p>17,769</text:p>
          </table:table-cell>
          <table:table-cell table:formula="of:=[.$D$3]*(([.$D$1]+([.B125]+[.$D$2]))/([.B125]+[.$D$2]))" office:value-type="float" office:value="12.8980992177388" calcext:value-type="float">
            <text:p>12,8980992177</text:p>
          </table:table-cell>
          <table:table-cell/>
          <table:table-cell table:formula="of:=[.$D$13]*( ( [.$D$11]+([.B125]*[.$D$14]/([.B125]+[.$D$14])+[.$D$12]) )/([.B125]*[.$D$14]/([.B125]+[.$D$14])+[.$D$12]) )" office:value-type="float" office:value="9.2651470889898" calcext:value-type="float">
            <text:p>9,265147089</text:p>
          </table:table-cell>
          <table:table-cell table:formula="of:=[.$D$13]*( ( [.$D$11]+([.B125]*[.$B$131]/([.B125]+[.$B$131])+[.$D$12]) )/([.B125]*[.$B$131]/([.B125]+[.$B$131])+[.$D$12]) )" office:value-type="float" office:value="14.8561542083249" calcext:value-type="float">
            <text:p>14,8561542083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7.159" calcext:value-type="float">
            <text:p>17,159</text:p>
          </table:table-cell>
          <table:table-cell table:formula="of:=[.$D$3]*(([.$D$1]+([.B126]+[.$D$2]))/([.B126]+[.$D$2]))" office:value-type="float" office:value="13.3237411853838" calcext:value-type="float">
            <text:p>13,3237411854</text:p>
          </table:table-cell>
          <table:table-cell/>
          <table:table-cell table:formula="of:=[.$D$13]*( ( [.$D$11]+([.B126]*[.$D$14]/([.B126]+[.$D$14])+[.$D$12]) )/([.B126]*[.$D$14]/([.B126]+[.$D$14])+[.$D$12]) )" office:value-type="float" office:value="9.48722115906546" calcext:value-type="float">
            <text:p>9,4872211591</text:p>
          </table:table-cell>
          <table:table-cell table:formula="of:=[.$D$13]*( ( [.$D$11]+([.B126]*[.$B$131]/([.B126]+[.$B$131])+[.$D$12]) )/([.B126]*[.$B$131]/([.B126]+[.$B$131])+[.$D$12]) )" office:value-type="float" office:value="15.0782282784006" calcext:value-type="float">
            <text:p>15,0782282784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6.572" calcext:value-type="float">
            <text:p>16,572</text:p>
          </table:table-cell>
          <table:table-cell table:formula="of:=[.$D$3]*(([.$D$1]+([.B127]+[.$D$2]))/([.B127]+[.$D$2]))" office:value-type="float" office:value="13.7629193820903" calcext:value-type="float">
            <text:p>13,7629193821</text:p>
          </table:table-cell>
          <table:table-cell/>
          <table:table-cell table:formula="of:=[.$D$13]*( ( [.$D$11]+([.B127]*[.$D$14]/([.B127]+[.$D$14])+[.$D$12]) )/([.B127]*[.$D$14]/([.B127]+[.$D$14])+[.$D$12]) )" office:value-type="float" office:value="9.71635760952103" calcext:value-type="float">
            <text:p>9,7163576095</text:p>
          </table:table-cell>
          <table:table-cell table:formula="of:=[.$D$13]*( ( [.$D$11]+([.B127]*[.$B$131]/([.B127]+[.$B$131])+[.$D$12]) )/([.B127]*[.$B$131]/([.B127]+[.$B$131])+[.$D$12]) )" office:value-type="float" office:value="15.3073647288562" calcext:value-type="float">
            <text:p>15,3073647289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6.009" calcext:value-type="float">
            <text:p>16,009</text:p>
          </table:table-cell>
          <table:table-cell table:formula="of:=[.$D$3]*(([.$D$1]+([.B128]+[.$D$2]))/([.B128]+[.$D$2]))" office:value-type="float" office:value="14.2143997126616" calcext:value-type="float">
            <text:p>14,2143997127</text:p>
          </table:table-cell>
          <table:table-cell/>
          <table:table-cell table:formula="of:=[.$D$13]*( ( [.$D$11]+([.B128]*[.$D$14]/([.B128]+[.$D$14])+[.$D$12]) )/([.B128]*[.$D$14]/([.B128]+[.$D$14])+[.$D$12]) )" office:value-type="float" office:value="9.95191256460173" calcext:value-type="float">
            <text:p>9,9519125646</text:p>
          </table:table-cell>
          <table:table-cell table:formula="of:=[.$D$13]*( ( [.$D$11]+([.B128]*[.$B$131]/([.B128]+[.$B$131])+[.$D$12]) )/([.B128]*[.$B$131]/([.B128]+[.$B$131])+[.$D$12]) )" office:value-type="float" office:value="15.5429196839369" calcext:value-type="float">
            <text:p>15,5429196839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5.467" calcext:value-type="float">
            <text:p>15,467</text:p>
          </table:table-cell>
          <table:table-cell table:formula="of:=[.$D$3]*(([.$D$1]+([.B129]+[.$D$2]))/([.B129]+[.$D$2]))" office:value-type="float" office:value="14.6800914850973" calcext:value-type="float">
            <text:p>14,6800914851</text:p>
          </table:table-cell>
          <table:table-cell/>
          <table:table-cell table:formula="of:=[.$D$13]*( ( [.$D$11]+([.B129]*[.$D$14]/([.B129]+[.$D$14])+[.$D$12]) )/([.B129]*[.$D$14]/([.B129]+[.$D$14])+[.$D$12]) )" office:value-type="float" office:value="10.194882185003" calcext:value-type="float">
            <text:p>10,194882185</text:p>
          </table:table-cell>
          <table:table-cell table:formula="of:=[.$D$13]*( ( [.$D$11]+([.B129]*[.$B$131]/([.B129]+[.$B$131])+[.$D$12]) )/([.B129]*[.$B$131]/([.B129]+[.$B$131])+[.$D$12]) )" office:value-type="float" office:value="15.7858893043381" calcext:value-type="float">
            <text:p>15,7858893043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.946" calcext:value-type="float">
            <text:p>14,946</text:p>
          </table:table-cell>
          <table:table-cell table:formula="of:=[.$D$3]*(([.$D$1]+([.B130]+[.$D$2]))/([.B130]+[.$D$2]))" office:value-type="float" office:value="15.1595778134618" calcext:value-type="float">
            <text:p>15,1595778135</text:p>
          </table:table-cell>
          <table:table-cell/>
          <table:table-cell table:formula="of:=[.$D$13]*( ( [.$D$11]+([.B130]*[.$D$14]/([.B130]+[.$D$14])+[.$D$12]) )/([.B130]*[.$D$14]/([.B130]+[.$D$14])+[.$D$12]) )" office:value-type="float" office:value="10.4450489650192" calcext:value-type="float">
            <text:p>10,445048965</text:p>
          </table:table-cell>
          <table:table-cell table:formula="of:=[.$D$13]*( ( [.$D$11]+([.B130]*[.$B$131]/([.B130]+[.$B$131])+[.$D$12]) )/([.B130]*[.$B$131]/([.B130]+[.$B$131])+[.$D$12]) )" office:value-type="float" office:value="16.0360560843544" calcext:value-type="float">
            <text:p>16,0360560844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.445" calcext:value-type="float">
            <text:p>14,445</text:p>
          </table:table-cell>
          <table:table-cell table:formula="of:=[.$D$3]*(([.$D$1]+([.B131]+[.$D$2]))/([.B131]+[.$D$2]))" office:value-type="float" office:value="15.6532796815507" calcext:value-type="float">
            <text:p>15,6532796816</text:p>
          </table:table-cell>
          <table:table-cell/>
          <table:table-cell table:formula="of:=[.$D$13]*( ( [.$D$11]+([.B131]*[.$D$14]/([.B131]+[.$D$14])+[.$D$12]) )/([.B131]*[.$D$14]/([.B131]+[.$D$14])+[.$D$12]) )" office:value-type="float" office:value="10.70263254837" calcext:value-type="float">
            <text:p>10,7026325484</text:p>
          </table:table-cell>
          <table:table-cell table:formula="of:=[.$D$13]*( ( [.$D$11]+([.B131]*[.$B$131]/([.B131]+[.$B$131])+[.$D$12]) )/([.B131]*[.$B$131]/([.B131]+[.$B$131])+[.$D$12]) )" office:value-type="float" office:value="16.2936396677051" calcext:value-type="float">
            <text:p>16,2936396677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3.963" calcext:value-type="float">
            <text:p>13,963</text:p>
          </table:table-cell>
          <table:table-cell table:formula="of:=[.$D$3]*(([.$D$1]+([.B132]+[.$D$2]))/([.B132]+[.$D$2]))" office:value-type="float" office:value="16.1616969848886" calcext:value-type="float">
            <text:p>16,1616969849</text:p>
          </table:table-cell>
          <table:table-cell/>
          <table:table-cell table:formula="of:=[.$D$13]*( ( [.$D$11]+([.B132]*[.$D$14]/([.B132]+[.$D$14])+[.$D$12]) )/([.B132]*[.$D$14]/([.B132]+[.$D$14])+[.$D$12]) )" office:value-type="float" office:value="10.9678937501115" calcext:value-type="float">
            <text:p>10,9678937501</text:p>
          </table:table-cell>
          <table:table-cell table:formula="of:=[.$D$13]*( ( [.$D$11]+([.B132]*[.$B$131]/([.B132]+[.$B$131])+[.$D$12]) )/([.B132]*[.$B$131]/([.B132]+[.$B$131])+[.$D$12]) )" office:value-type="float" office:value="16.5589008694466" calcext:value-type="float">
            <text:p>16,5589008694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3.499" calcext:value-type="float">
            <text:p>13,499</text:p>
          </table:table-cell>
          <table:table-cell table:formula="of:=[.$D$3]*(([.$D$1]+([.B133]+[.$D$2]))/([.B133]+[.$D$2]))" office:value-type="float" office:value="16.6854266982739" calcext:value-type="float">
            <text:p>16,6854266983</text:p>
          </table:table-cell>
          <table:table-cell/>
          <table:table-cell table:formula="of:=[.$D$13]*( ( [.$D$11]+([.B133]*[.$D$14]/([.B133]+[.$D$14])+[.$D$12]) )/([.B133]*[.$D$14]/([.B133]+[.$D$14])+[.$D$12]) )" office:value-type="float" office:value="11.241144035356" calcext:value-type="float">
            <text:p>11,2411440354</text:p>
          </table:table-cell>
          <table:table-cell table:formula="of:=[.$D$13]*( ( [.$D$11]+([.B133]*[.$B$131]/([.B133]+[.$B$131])+[.$D$12]) )/([.B133]*[.$B$131]/([.B133]+[.$B$131])+[.$D$12]) )" office:value-type="float" office:value="16.8321511546911" calcext:value-type="float">
            <text:p>16,8321511547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3.053" calcext:value-type="float">
            <text:p>13,053</text:p>
          </table:table-cell>
          <table:table-cell table:formula="of:=[.$D$3]*(([.$D$1]+([.B134]+[.$D$2]))/([.B134]+[.$D$2]))" office:value-type="float" office:value="17.2239351107025" calcext:value-type="float">
            <text:p>17,2239351107</text:p>
          </table:table-cell>
          <table:table-cell/>
          <table:table-cell table:formula="of:=[.$D$13]*( ( [.$D$11]+([.B134]*[.$D$14]/([.B134]+[.$D$14])+[.$D$12]) )/([.B134]*[.$D$14]/([.B134]+[.$D$14])+[.$D$12]) )" office:value-type="float" office:value="11.5221049461883" calcext:value-type="float">
            <text:p>11,5221049462</text:p>
          </table:table-cell>
          <table:table-cell table:formula="of:=[.$D$13]*( ( [.$D$11]+([.B134]*[.$B$131]/([.B134]+[.$B$131])+[.$D$12]) )/([.B134]*[.$B$131]/([.B134]+[.$B$131])+[.$D$12]) )" office:value-type="float" office:value="17.1131120655234" calcext:value-type="float">
            <text:p>17,1131120655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2.623" calcext:value-type="float">
            <text:p>12,623</text:p>
          </table:table-cell>
          <table:table-cell table:formula="of:=[.$D$3]*(([.$D$1]+([.B135]+[.$D$2]))/([.B135]+[.$D$2]))" office:value-type="float" office:value="17.7791551136814" calcext:value-type="float">
            <text:p>17,7791551137</text:p>
          </table:table-cell>
          <table:table-cell/>
          <table:table-cell table:formula="of:=[.$D$13]*( ( [.$D$11]+([.B135]*[.$D$14]/([.B135]+[.$D$14])+[.$D$12]) )/([.B135]*[.$D$14]/([.B135]+[.$D$14])+[.$D$12]) )" office:value-type="float" office:value="11.8117849477425" calcext:value-type="float">
            <text:p>11,8117849477</text:p>
          </table:table-cell>
          <table:table-cell table:formula="of:=[.$D$13]*( ( [.$D$11]+([.B135]*[.$B$131]/([.B135]+[.$B$131])+[.$D$12]) )/([.B135]*[.$B$131]/([.B135]+[.$B$131])+[.$D$12]) )" office:value-type="float" office:value="17.4027920670776" calcext:value-type="float">
            <text:p>17,4027920671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.21" calcext:value-type="float">
            <text:p>12,21</text:p>
          </table:table-cell>
          <table:table-cell table:formula="of:=[.$D$3]*(([.$D$1]+([.B136]+[.$D$2]))/([.B136]+[.$D$2]))" office:value-type="float" office:value="18.3492424242424" calcext:value-type="float">
            <text:p>18,3492424242</text:p>
          </table:table-cell>
          <table:table-cell/>
          <table:table-cell table:formula="of:=[.$D$13]*( ( [.$D$11]+([.B136]*[.$D$14]/([.B136]+[.$D$14])+[.$D$12]) )/([.B136]*[.$D$14]/([.B136]+[.$D$14])+[.$D$12]) )" office:value-type="float" office:value="12.1092218054265" calcext:value-type="float">
            <text:p>12,1092218054</text:p>
          </table:table-cell>
          <table:table-cell table:formula="of:=[.$D$13]*( ( [.$D$11]+([.B136]*[.$B$131]/([.B136]+[.$B$131])+[.$D$12]) )/([.B136]*[.$B$131]/([.B136]+[.$B$131])+[.$D$12]) )" office:value-type="float" office:value="17.7002289247616" calcext:value-type="float">
            <text:p>17,7002289248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1.812" calcext:value-type="float">
            <text:p>11,812</text:p>
          </table:table-cell>
          <table:table-cell table:formula="of:=[.$D$3]*(([.$D$1]+([.B137]+[.$D$2]))/([.B137]+[.$D$2]))" office:value-type="float" office:value="18.93634439553" calcext:value-type="float">
            <text:p>18,9363443955</text:p>
          </table:table-cell>
          <table:table-cell/>
          <table:table-cell table:formula="of:=[.$D$13]*( ( [.$D$11]+([.B137]*[.$D$14]/([.B137]+[.$D$14])+[.$D$12]) )/([.B137]*[.$D$14]/([.B137]+[.$D$14])+[.$D$12]) )" office:value-type="float" office:value="12.4155358774026" calcext:value-type="float">
            <text:p>12,4155358774</text:p>
          </table:table-cell>
          <table:table-cell table:formula="of:=[.$D$13]*( ( [.$D$11]+([.B137]*[.$B$131]/([.B137]+[.$B$131])+[.$D$12]) )/([.B137]*[.$B$131]/([.B137]+[.$B$131])+[.$D$12]) )" office:value-type="float" office:value="18.0065429967377" calcext:value-type="float">
            <text:p>18,0065429967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1.429" calcext:value-type="float">
            <text:p>11,429</text:p>
          </table:table-cell>
          <table:table-cell table:formula="of:=[.$D$3]*(([.$D$1]+([.B138]+[.$D$2]))/([.B138]+[.$D$2]))" office:value-type="float" office:value="19.5399269402397" calcext:value-type="float">
            <text:p>19,5399269402</text:p>
          </table:table-cell>
          <table:table-cell/>
          <table:table-cell table:formula="of:=[.$D$13]*( ( [.$D$11]+([.B138]*[.$D$14]/([.B138]+[.$D$14])+[.$D$12]) )/([.B138]*[.$D$14]/([.B138]+[.$D$14])+[.$D$12]) )" office:value-type="float" office:value="12.7304485094251" calcext:value-type="float">
            <text:p>12,7304485094</text:p>
          </table:table-cell>
          <table:table-cell table:formula="of:=[.$D$13]*( ( [.$D$11]+([.B138]*[.$B$131]/([.B138]+[.$B$131])+[.$D$12]) )/([.B138]*[.$B$131]/([.B138]+[.$B$131])+[.$D$12]) )" office:value-type="float" office:value="18.3214556287602" calcext:value-type="float">
            <text:p>18,3214556288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1.06" calcext:value-type="float">
            <text:p>11,06</text:p>
          </table:table-cell>
          <table:table-cell table:formula="of:=[.$D$3]*(([.$D$1]+([.B139]+[.$D$2]))/([.B139]+[.$D$2]))" office:value-type="float" office:value="20.1609855334539" calcext:value-type="float">
            <text:p>20,1609855335</text:p>
          </table:table-cell>
          <table:table-cell/>
          <table:table-cell table:formula="of:=[.$D$13]*( ( [.$D$11]+([.B139]*[.$D$14]/([.B139]+[.$D$14])+[.$D$12]) )/([.B139]*[.$D$14]/([.B139]+[.$D$14])+[.$D$12]) )" office:value-type="float" office:value="13.0544790797977" calcext:value-type="float">
            <text:p>13,0544790798</text:p>
          </table:table-cell>
          <table:table-cell table:formula="of:=[.$D$13]*( ( [.$D$11]+([.B139]*[.$B$131]/([.B139]+[.$B$131])+[.$D$12]) )/([.B139]*[.$B$131]/([.B139]+[.$B$131])+[.$D$12]) )" office:value-type="float" office:value="18.6454861991328" calcext:value-type="float">
            <text:p>18,6454861991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.704" calcext:value-type="float">
            <text:p>10,704</text:p>
          </table:table-cell>
          <table:table-cell table:formula="of:=[.$D$3]*(([.$D$1]+([.B140]+[.$D$2]))/([.B140]+[.$D$2]))" office:value-type="float" office:value="20.8007473841555" calcext:value-type="float">
            <text:p>20,8007473842</text:p>
          </table:table-cell>
          <table:table-cell/>
          <table:table-cell table:formula="of:=[.$D$13]*( ( [.$D$11]+([.B140]*[.$D$14]/([.B140]+[.$D$14])+[.$D$12]) )/([.B140]*[.$D$14]/([.B140]+[.$D$14])+[.$D$12]) )" office:value-type="float" office:value="13.3882678714681" calcext:value-type="float">
            <text:p>13,3882678715</text:p>
          </table:table-cell>
          <table:table-cell table:formula="of:=[.$D$13]*( ( [.$D$11]+([.B140]*[.$B$131]/([.B140]+[.$B$131])+[.$D$12]) )/([.B140]*[.$B$131]/([.B140]+[.$B$131])+[.$D$12]) )" office:value-type="float" office:value="18.9792749908032" calcext:value-type="float">
            <text:p>18,9792749908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.362" calcext:value-type="float">
            <text:p>10,362</text:p>
          </table:table-cell>
          <table:table-cell table:formula="of:=[.$D$3]*(([.$D$1]+([.B141]+[.$D$2]))/([.B141]+[.$D$2]))" office:value-type="float" office:value="21.456750627292" calcext:value-type="float">
            <text:p>21,4567506273</text:p>
          </table:table-cell>
          <table:table-cell/>
          <table:table-cell table:formula="of:=[.$D$13]*( ( [.$D$11]+([.B141]*[.$D$14]/([.B141]+[.$D$14])+[.$D$12]) )/([.B141]*[.$D$14]/([.B141]+[.$D$14])+[.$D$12]) )" office:value-type="float" office:value="13.7305304331046" calcext:value-type="float">
            <text:p>13,7305304331</text:p>
          </table:table-cell>
          <table:table-cell table:formula="of:=[.$D$13]*( ( [.$D$11]+([.B141]*[.$B$131]/([.B141]+[.$B$131])+[.$D$12]) )/([.B141]*[.$B$131]/([.B141]+[.$B$131])+[.$D$12]) )" office:value-type="float" office:value="19.3215375524397" calcext:value-type="float">
            <text:p>19,3215375524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.031" calcext:value-type="float">
            <text:p>10,031</text:p>
          </table:table-cell>
          <table:table-cell table:formula="of:=[.$D$3]*(([.$D$1]+([.B142]+[.$D$2]))/([.B142]+[.$D$2]))" office:value-type="float" office:value="22.1342513209052" calcext:value-type="float">
            <text:p>22,1342513209</text:p>
          </table:table-cell>
          <table:table-cell/>
          <table:table-cell table:formula="of:=[.$D$13]*( ( [.$D$11]+([.B142]*[.$D$14]/([.B142]+[.$D$14])+[.$D$12]) )/([.B142]*[.$D$14]/([.B142]+[.$D$14])+[.$D$12]) )" office:value-type="float" office:value="14.0840090558592" calcext:value-type="float">
            <text:p>14,0840090559</text:p>
          </table:table-cell>
          <table:table-cell table:formula="of:=[.$D$13]*( ( [.$D$11]+([.B142]*[.$B$131]/([.B142]+[.$B$131])+[.$D$12]) )/([.B142]*[.$B$131]/([.B142]+[.$B$131])+[.$D$12]) )" office:value-type="float" office:value="19.6750161751944" calcext:value-type="float">
            <text:p>19,6750161752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.713" calcext:value-type="float">
            <text:p>9,713</text:p>
          </table:table-cell>
          <table:table-cell table:formula="of:=[.$D$3]*(([.$D$1]+([.B143]+[.$D$2]))/([.B143]+[.$D$2]))" office:value-type="float" office:value="22.8286343045403" calcext:value-type="float">
            <text:p>22,8286343045</text:p>
          </table:table-cell>
          <table:table-cell/>
          <table:table-cell table:formula="of:=[.$D$13]*( ( [.$D$11]+([.B143]*[.$D$14]/([.B143]+[.$D$14])+[.$D$12]) )/([.B143]*[.$D$14]/([.B143]+[.$D$14])+[.$D$12]) )" office:value-type="float" office:value="14.4462958299297" calcext:value-type="float">
            <text:p>14,4462958299</text:p>
          </table:table-cell>
          <table:table-cell table:formula="of:=[.$D$13]*( ( [.$D$11]+([.B143]*[.$B$131]/([.B143]+[.$B$131])+[.$D$12]) )/([.B143]*[.$B$131]/([.B143]+[.$B$131])+[.$D$12]) )" office:value-type="float" office:value="20.0373029492649" calcext:value-type="float">
            <text:p>20,0373029493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.407" calcext:value-type="float">
            <text:p>9,407</text:p>
          </table:table-cell>
          <table:table-cell table:formula="of:=[.$D$3]*(([.$D$1]+([.B144]+[.$D$2]))/([.B144]+[.$D$2]))" office:value-type="float" office:value="23.5411369193154" calcext:value-type="float">
            <text:p>23,5411369193</text:p>
          </table:table-cell>
          <table:table-cell/>
          <table:table-cell table:formula="of:=[.$D$13]*( ( [.$D$11]+([.B144]*[.$D$14]/([.B144]+[.$D$14])+[.$D$12]) )/([.B144]*[.$D$14]/([.B144]+[.$D$14])+[.$D$12]) )" office:value-type="float" office:value="14.818036324595" calcext:value-type="float">
            <text:p>14,8180363246</text:p>
          </table:table-cell>
          <table:table-cell table:formula="of:=[.$D$13]*( ( [.$D$11]+([.B144]*[.$B$131]/([.B144]+[.$B$131])+[.$D$12]) )/([.B144]*[.$B$131]/([.B144]+[.$B$131])+[.$D$12]) )" office:value-type="float" office:value="20.4090434439301" calcext:value-type="float">
            <text:p>20,4090434439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.111" calcext:value-type="float">
            <text:p>9,111</text:p>
          </table:table-cell>
          <table:table-cell table:formula="of:=[.$D$3]*(([.$D$1]+([.B145]+[.$D$2]))/([.B145]+[.$D$2]))" office:value-type="float" office:value="24.2758945231039" calcext:value-type="float">
            <text:p>24,2758945231</text:p>
          </table:table-cell>
          <table:table-cell/>
          <table:table-cell table:formula="of:=[.$D$13]*( ( [.$D$11]+([.B145]*[.$D$14]/([.B145]+[.$D$14])+[.$D$12]) )/([.B145]*[.$D$14]/([.B145]+[.$D$14])+[.$D$12]) )" office:value-type="float" office:value="15.201388117876" calcext:value-type="float">
            <text:p>15,2013881179</text:p>
          </table:table-cell>
          <table:table-cell table:formula="of:=[.$D$13]*( ( [.$D$11]+([.B145]*[.$B$131]/([.B145]+[.$B$131])+[.$D$12]) )/([.B145]*[.$B$131]/([.B145]+[.$B$131])+[.$D$12]) )" office:value-type="float" office:value="20.7923952372111" calcext:value-type="float">
            <text:p>20,7923952372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.826" calcext:value-type="float">
            <text:p>8,826</text:p>
          </table:table-cell>
          <table:table-cell table:formula="of:=[.$D$3]*(([.$D$1]+([.B146]+[.$D$2]))/([.B146]+[.$D$2]))" office:value-type="float" office:value="25.0299172898255" calcext:value-type="float">
            <text:p>25,0299172898</text:p>
          </table:table-cell>
          <table:table-cell/>
          <table:table-cell table:formula="of:=[.$D$13]*( ( [.$D$11]+([.B146]*[.$D$14]/([.B146]+[.$D$14])+[.$D$12]) )/([.B146]*[.$D$14]/([.B146]+[.$D$14])+[.$D$12]) )" office:value-type="float" office:value="15.5947913005133" calcext:value-type="float">
            <text:p>15,5947913005</text:p>
          </table:table-cell>
          <table:table-cell table:formula="of:=[.$D$13]*( ( [.$D$11]+([.B146]*[.$B$131]/([.B146]+[.$B$131])+[.$D$12]) )/([.B146]*[.$B$131]/([.B146]+[.$B$131])+[.$D$12]) )" office:value-type="float" office:value="21.1857984198485" calcext:value-type="float">
            <text:p>21,1857984198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.551" calcext:value-type="float">
            <text:p>8,551</text:p>
          </table:table-cell>
          <table:table-cell table:formula="of:=[.$D$3]*(([.$D$1]+([.B147]+[.$D$2]))/([.B147]+[.$D$2]))" office:value-type="float" office:value="25.8051309788329" calcext:value-type="float">
            <text:p>25,8051309788</text:p>
          </table:table-cell>
          <table:table-cell/>
          <table:table-cell table:formula="of:=[.$D$13]*( ( [.$D$11]+([.B147]*[.$D$14]/([.B147]+[.$D$14])+[.$D$12]) )/([.B147]*[.$D$14]/([.B147]+[.$D$14])+[.$D$12]) )" office:value-type="float" office:value="15.9992506165172" calcext:value-type="float">
            <text:p>15,9992506165</text:p>
          </table:table-cell>
          <table:table-cell table:formula="of:=[.$D$13]*( ( [.$D$11]+([.B147]*[.$B$131]/([.B147]+[.$B$131])+[.$D$12]) )/([.B147]*[.$B$131]/([.B147]+[.$B$131])+[.$D$12]) )" office:value-type="float" office:value="21.5902577358523" calcext:value-type="float">
            <text:p>21,5902577359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.286" calcext:value-type="float">
            <text:p>8,286</text:p>
          </table:table-cell>
          <table:table-cell table:formula="of:=[.$D$3]*(([.$D$1]+([.B148]+[.$D$2]))/([.B148]+[.$D$2]))" office:value-type="float" office:value="26.6008387641805" calcext:value-type="float">
            <text:p>26,6008387642</text:p>
          </table:table-cell>
          <table:table-cell/>
          <table:table-cell table:formula="of:=[.$D$13]*( ( [.$D$11]+([.B148]*[.$D$14]/([.B148]+[.$D$14])+[.$D$12]) )/([.B148]*[.$D$14]/([.B148]+[.$D$14])+[.$D$12]) )" office:value-type="float" office:value="16.4144025045246" calcext:value-type="float">
            <text:p>16,4144025045</text:p>
          </table:table-cell>
          <table:table-cell table:formula="of:=[.$D$13]*( ( [.$D$11]+([.B148]*[.$B$131]/([.B148]+[.$B$131])+[.$D$12]) )/([.B148]*[.$B$131]/([.B148]+[.$B$131])+[.$D$12]) )" office:value-type="float" office:value="22.0054096238598" calcext:value-type="float">
            <text:p>22,0054096239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.03" calcext:value-type="float">
            <text:p>8,03</text:p>
          </table:table-cell>
          <table:table-cell table:formula="of:=[.$D$3]*(([.$D$1]+([.B149]+[.$D$2]))/([.B149]+[.$D$2]))" office:value-type="float" office:value="27.419396014944" calcext:value-type="float">
            <text:p>27,4193960149</text:p>
          </table:table-cell>
          <table:table-cell/>
          <table:table-cell table:formula="of:=[.$D$13]*( ( [.$D$11]+([.B149]*[.$D$14]/([.B149]+[.$D$14])+[.$D$12]) )/([.B149]*[.$D$14]/([.B149]+[.$D$14])+[.$D$12]) )" office:value-type="float" office:value="16.841475852749" calcext:value-type="float">
            <text:p>16,8414758527</text:p>
          </table:table-cell>
          <table:table-cell table:formula="of:=[.$D$13]*( ( [.$D$11]+([.B149]*[.$B$131]/([.B149]+[.$B$131])+[.$D$12]) )/([.B149]*[.$B$131]/([.B149]+[.$B$131])+[.$D$12]) )" office:value-type="float" office:value="22.4324829720842" calcext:value-type="float">
            <text:p>22,4324829721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.784" calcext:value-type="float">
            <text:p>7,784</text:p>
          </table:table-cell>
          <table:table-cell table:formula="of:=[.$D$3]*(([.$D$1]+([.B150]+[.$D$2]))/([.B150]+[.$D$2]))" office:value-type="float" office:value="28.2567060637205" calcext:value-type="float">
            <text:p>28,2567060637</text:p>
          </table:table-cell>
          <table:table-cell/>
          <table:table-cell table:formula="of:=[.$D$13]*( ( [.$D$11]+([.B150]*[.$D$14]/([.B150]+[.$D$14])+[.$D$12]) )/([.B150]*[.$D$14]/([.B150]+[.$D$14])+[.$D$12]) )" office:value-type="float" office:value="17.278333269502" calcext:value-type="float">
            <text:p>17,2783332695</text:p>
          </table:table-cell>
          <table:table-cell table:formula="of:=[.$D$13]*( ( [.$D$11]+([.B150]*[.$B$131]/([.B150]+[.$B$131])+[.$D$12]) )/([.B150]*[.$B$131]/([.B150]+[.$B$131])+[.$D$12]) )" office:value-type="float" office:value="22.8693403888371" calcext:value-type="float">
            <text:p>22,8693403888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.546" calcext:value-type="float">
            <text:p>7,546</text:p>
          </table:table-cell>
          <table:table-cell table:formula="of:=[.$D$3]*(([.$D$1]+([.B151]+[.$D$2]))/([.B151]+[.$D$2]))" office:value-type="float" office:value="29.1187450304797" calcext:value-type="float">
            <text:p>29,1187450305</text:p>
          </table:table-cell>
          <table:table-cell/>
          <table:table-cell table:formula="of:=[.$D$13]*( ( [.$D$11]+([.B151]*[.$D$14]/([.B151]+[.$D$14])+[.$D$12]) )/([.B151]*[.$D$14]/([.B151]+[.$D$14])+[.$D$12]) )" office:value-type="float" office:value="17.7280927304199" calcext:value-type="float">
            <text:p>17,7280927304</text:p>
          </table:table-cell>
          <table:table-cell table:formula="of:=[.$D$13]*( ( [.$D$11]+([.B151]*[.$B$131]/([.B151]+[.$B$131])+[.$D$12]) )/([.B151]*[.$B$131]/([.B151]+[.$B$131])+[.$D$12]) )" office:value-type="float" office:value="23.319099849755" calcext:value-type="float">
            <text:p>23,3190998498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.316" calcext:value-type="float">
            <text:p>7,316</text:p>
          </table:table-cell>
          <table:table-cell table:formula="of:=[.$D$3]*(([.$D$1]+([.B152]+[.$D$2]))/([.B152]+[.$D$2]))" office:value-type="float" office:value="30.0050984144341" calcext:value-type="float">
            <text:p>30,0050984144</text:p>
          </table:table-cell>
          <table:table-cell/>
          <table:table-cell table:formula="of:=[.$D$13]*( ( [.$D$11]+([.B152]*[.$D$14]/([.B152]+[.$D$14])+[.$D$12]) )/([.B152]*[.$D$14]/([.B152]+[.$D$14])+[.$D$12]) )" office:value-type="float" office:value="18.1905379742222" calcext:value-type="float">
            <text:p>18,1905379742</text:p>
          </table:table-cell>
          <table:table-cell table:formula="of:=[.$D$13]*( ( [.$D$11]+([.B152]*[.$B$131]/([.B152]+[.$B$131])+[.$D$12]) )/([.B152]*[.$B$131]/([.B152]+[.$B$131])+[.$D$12]) )" office:value-type="float" office:value="23.7815450935573" calcext:value-type="float">
            <text:p>23,7815450936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.094" calcext:value-type="float">
            <text:p>7,094</text:p>
          </table:table-cell>
          <table:table-cell table:formula="of:=[.$D$3]*(([.$D$1]+([.B153]+[.$D$2]))/([.B153]+[.$D$2]))" office:value-type="float" office:value="30.9151325063434" calcext:value-type="float">
            <text:p>30,9151325063</text:p>
          </table:table-cell>
          <table:table-cell/>
          <table:table-cell table:formula="of:=[.$D$13]*( ( [.$D$11]+([.B153]*[.$D$14]/([.B153]+[.$D$14])+[.$D$12]) )/([.B153]*[.$D$14]/([.B153]+[.$D$14])+[.$D$12]) )" office:value-type="float" office:value="18.6653383700009" calcext:value-type="float">
            <text:p>18,66533837</text:p>
          </table:table-cell>
          <table:table-cell table:formula="of:=[.$D$13]*( ( [.$D$11]+([.B153]*[.$B$131]/([.B153]+[.$B$131])+[.$D$12]) )/([.B153]*[.$B$131]/([.B153]+[.$B$131])+[.$D$12]) )" office:value-type="float" office:value="24.2563454893361" calcext:value-type="float">
            <text:p>24,2563454893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.88" calcext:value-type="float">
            <text:p>6,88</text:p>
          </table:table-cell>
          <table:table-cell table:formula="of:=[.$D$3]*(([.$D$1]+([.B154]+[.$D$2]))/([.B154]+[.$D$2]))" office:value-type="float" office:value="31.8479651162791" calcext:value-type="float">
            <text:p>31,8479651163</text:p>
          </table:table-cell>
          <table:table-cell/>
          <table:table-cell table:formula="of:=[.$D$13]*( ( [.$D$11]+([.B154]*[.$D$14]/([.B154]+[.$D$14])+[.$D$12]) )/([.B154]*[.$D$14]/([.B154]+[.$D$14])+[.$D$12]) )" office:value-type="float" office:value="19.15203364475" calcext:value-type="float">
            <text:p>19,1520336448</text:p>
          </table:table-cell>
          <table:table-cell table:formula="of:=[.$D$13]*( ( [.$D$11]+([.B154]*[.$B$131]/([.B154]+[.$B$131])+[.$D$12]) )/([.B154]*[.$B$131]/([.B154]+[.$B$131])+[.$D$12]) )" office:value-type="float" office:value="24.7430407640851" calcext:value-type="float">
            <text:p>24,7430407641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.673" calcext:value-type="float">
            <text:p>6,673</text:p>
          </table:table-cell>
          <table:table-cell table:formula="of:=[.$D$3]*(([.$D$1]+([.B155]+[.$D$2]))/([.B155]+[.$D$2]))" office:value-type="float" office:value="32.8072118986962" calcext:value-type="float">
            <text:p>32,8072118987</text:p>
          </table:table-cell>
          <table:table-cell/>
          <table:table-cell table:formula="of:=[.$D$13]*( ( [.$D$11]+([.B155]*[.$D$14]/([.B155]+[.$D$14])+[.$D$12]) )/([.B155]*[.$D$14]/([.B155]+[.$D$14])+[.$D$12]) )" office:value-type="float" office:value="19.6525102268807" calcext:value-type="float">
            <text:p>19,6525102269</text:p>
          </table:table-cell>
          <table:table-cell table:formula="of:=[.$D$13]*( ( [.$D$11]+([.B155]*[.$B$131]/([.B155]+[.$B$131])+[.$D$12]) )/([.B155]*[.$B$131]/([.B155]+[.$B$131])+[.$D$12]) )" office:value-type="float" office:value="25.2435173462158" calcext:value-type="float">
            <text:p>25,2435173462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.474" calcext:value-type="float">
            <text:p>6,474</text:p>
          </table:table-cell>
          <table:table-cell table:formula="of:=[.$D$3]*(([.$D$1]+([.B156]+[.$D$2]))/([.B156]+[.$D$2]))" office:value-type="float" office:value="33.787218103182" calcext:value-type="float">
            <text:p>33,7872181032</text:p>
          </table:table-cell>
          <table:table-cell/>
          <table:table-cell table:formula="of:=[.$D$13]*( ( [.$D$11]+([.B156]*[.$D$14]/([.B156]+[.$D$14])+[.$D$12]) )/([.B156]*[.$D$14]/([.B156]+[.$D$14])+[.$D$12]) )" office:value-type="float" office:value="20.1638178118297" calcext:value-type="float">
            <text:p>20,1638178118</text:p>
          </table:table-cell>
          <table:table-cell table:formula="of:=[.$D$13]*( ( [.$D$11]+([.B156]*[.$B$131]/([.B156]+[.$B$131])+[.$D$12]) )/([.B156]*[.$B$131]/([.B156]+[.$B$131])+[.$D$12]) )" office:value-type="float" office:value="25.7548249311649" calcext:value-type="float">
            <text:p>25,7548249312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.281" calcext:value-type="float">
            <text:p>6,281</text:p>
          </table:table-cell>
          <table:table-cell table:formula="of:=[.$D$3]*(([.$D$1]+([.B157]+[.$D$2]))/([.B157]+[.$D$2]))" office:value-type="float" office:value="34.7969949052699" calcext:value-type="float">
            <text:p>34,7969949053</text:p>
          </table:table-cell>
          <table:table-cell/>
          <table:table-cell table:formula="of:=[.$D$13]*( ( [.$D$11]+([.B157]*[.$D$14]/([.B157]+[.$D$14])+[.$D$12]) )/([.B157]*[.$D$14]/([.B157]+[.$D$14])+[.$D$12]) )" office:value-type="float" office:value="20.6906578824843" calcext:value-type="float">
            <text:p>20,6906578825</text:p>
          </table:table-cell>
          <table:table-cell table:formula="of:=[.$D$13]*( ( [.$D$11]+([.B157]*[.$B$131]/([.B157]+[.$B$131])+[.$D$12]) )/([.B157]*[.$B$131]/([.B157]+[.$B$131])+[.$D$12]) )" office:value-type="float" office:value="26.2816650018194" calcext:value-type="float">
            <text:p>26,2816650018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.094" calcext:value-type="float">
            <text:p>6,094</text:p>
          </table:table-cell>
          <table:table-cell table:formula="of:=[.$D$3]*(([.$D$1]+([.B158]+[.$D$2]))/([.B158]+[.$D$2]))" office:value-type="float" office:value="35.8363882507384" calcext:value-type="float">
            <text:p>35,8363882507</text:p>
          </table:table-cell>
          <table:table-cell/>
          <table:table-cell table:formula="of:=[.$D$13]*( ( [.$D$11]+([.B158]*[.$D$14]/([.B158]+[.$D$14])+[.$D$12]) )/([.B158]*[.$D$14]/([.B158]+[.$D$14])+[.$D$12]) )" office:value-type="float" office:value="21.2329500627288" calcext:value-type="float">
            <text:p>21,2329500627</text:p>
          </table:table-cell>
          <table:table-cell table:formula="of:=[.$D$13]*( ( [.$D$11]+([.B158]*[.$B$131]/([.B158]+[.$B$131])+[.$D$12]) )/([.B158]*[.$B$131]/([.B158]+[.$B$131])+[.$D$12]) )" office:value-type="float" office:value="26.8239571820639" calcext:value-type="float">
            <text:p>26,8239571821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.914" calcext:value-type="float">
            <text:p>5,914</text:p>
          </table:table-cell>
          <table:table-cell table:formula="of:=[.$D$3]*(([.$D$1]+([.B159]+[.$D$2]))/([.B159]+[.$D$2]))" office:value-type="float" office:value="36.8989600946906" calcext:value-type="float">
            <text:p>36,8989600947</text:p>
          </table:table-cell>
          <table:table-cell/>
          <table:table-cell table:formula="of:=[.$D$13]*( ( [.$D$11]+([.B159]*[.$D$14]/([.B159]+[.$D$14])+[.$D$12]) )/([.B159]*[.$D$14]/([.B159]+[.$D$14])+[.$D$12]) )" office:value-type="float" office:value="21.7873353726168" calcext:value-type="float">
            <text:p>21,7873353726</text:p>
          </table:table-cell>
          <table:table-cell table:formula="of:=[.$D$13]*( ( [.$D$11]+([.B159]*[.$B$131]/([.B159]+[.$B$131])+[.$D$12]) )/([.B159]*[.$B$131]/([.B159]+[.$B$131])+[.$D$12]) )" office:value-type="float" office:value="27.378342491952" calcext:value-type="float">
            <text:p>27,378342492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.741" calcext:value-type="float">
            <text:p>5,741</text:p>
          </table:table-cell>
          <table:table-cell table:formula="of:=[.$D$3]*(([.$D$1]+([.B160]+[.$D$2]))/([.B160]+[.$D$2]))" office:value-type="float" office:value="37.983003832085" calcext:value-type="float">
            <text:p>37,9830038321</text:p>
          </table:table-cell>
          <table:table-cell/>
          <table:table-cell table:formula="of:=[.$D$13]*( ( [.$D$11]+([.B160]*[.$D$14]/([.B160]+[.$D$14])+[.$D$12]) )/([.B160]*[.$D$14]/([.B160]+[.$D$14])+[.$D$12]) )" office:value-type="float" office:value="22.3529234095183" calcext:value-type="float">
            <text:p>22,3529234095</text:p>
          </table:table-cell>
          <table:table-cell table:formula="of:=[.$D$13]*( ( [.$D$11]+([.B160]*[.$B$131]/([.B160]+[.$B$131])+[.$D$12]) )/([.B160]*[.$B$131]/([.B160]+[.$B$131])+[.$D$12]) )" office:value-type="float" office:value="27.9439305288534" calcext:value-type="float">
            <text:p>27,9439305289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.573" calcext:value-type="float">
            <text:p>5,573</text:p>
          </table:table-cell>
          <table:table-cell table:formula="of:=[.$D$3]*(([.$D$1]+([.B161]+[.$D$2]))/([.B161]+[.$D$2]))" office:value-type="float" office:value="39.1001300915127" calcext:value-type="float">
            <text:p>39,1001300915</text:p>
          </table:table-cell>
          <table:table-cell/>
          <table:table-cell table:formula="of:=[.$D$13]*( ( [.$D$11]+([.B161]*[.$D$14]/([.B161]+[.$D$14])+[.$D$12]) )/([.B161]*[.$D$14]/([.B161]+[.$D$14])+[.$D$12]) )" office:value-type="float" office:value="22.9357718926979" calcext:value-type="float">
            <text:p>22,9357718927</text:p>
          </table:table-cell>
          <table:table-cell table:formula="of:=[.$D$13]*( ( [.$D$11]+([.B161]*[.$B$131]/([.B161]+[.$B$131])+[.$D$12]) )/([.B161]*[.$B$131]/([.B161]+[.$B$131])+[.$D$12]) )" office:value-type="float" office:value="28.5267790120331" calcext:value-type="float">
            <text:p>28,526779012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.41" calcext:value-type="float">
            <text:p>5,41</text:p>
          </table:table-cell>
          <table:table-cell table:formula="of:=[.$D$3]*(([.$D$1]+([.B162]+[.$D$2]))/([.B162]+[.$D$2]))" office:value-type="float" office:value="40.2503234750462" calcext:value-type="float">
            <text:p>40,250323475</text:p>
          </table:table-cell>
          <table:table-cell/>
          <table:table-cell table:formula="of:=[.$D$13]*( ( [.$D$11]+([.B162]*[.$D$14]/([.B162]+[.$D$14])+[.$D$12]) )/([.B162]*[.$D$14]/([.B162]+[.$D$14])+[.$D$12]) )" office:value-type="float" office:value="23.5358727884546" calcext:value-type="float">
            <text:p>23,5358727885</text:p>
          </table:table-cell>
          <table:table-cell table:formula="of:=[.$D$13]*( ( [.$D$11]+([.B162]*[.$B$131]/([.B162]+[.$B$131])+[.$D$12]) )/([.B162]*[.$B$131]/([.B162]+[.$B$131])+[.$D$12]) )" office:value-type="float" office:value="29.1268799077897" calcext:value-type="float">
            <text:p>29,1268799078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.253" calcext:value-type="float">
            <text:p>5,253</text:p>
          </table:table-cell>
          <table:table-cell table:formula="of:=[.$D$3]*(([.$D$1]+([.B163]+[.$D$2]))/([.B163]+[.$D$2]))" office:value-type="float" office:value="41.4256662859319" calcext:value-type="float">
            <text:p>41,4256662859</text:p>
          </table:table-cell>
          <table:table-cell/>
          <table:table-cell table:formula="of:=[.$D$13]*( ( [.$D$11]+([.B163]*[.$D$14]/([.B163]+[.$D$14])+[.$D$12]) )/([.B163]*[.$D$14]/([.B163]+[.$D$14])+[.$D$12]) )" office:value-type="float" office:value="24.1490951245688" calcext:value-type="float">
            <text:p>24,1490951246</text:p>
          </table:table-cell>
          <table:table-cell table:formula="of:=[.$D$13]*( ( [.$D$11]+([.B163]*[.$B$131]/([.B163]+[.$B$131])+[.$D$12]) )/([.B163]*[.$B$131]/([.B163]+[.$B$131])+[.$D$12]) )" office:value-type="float" office:value="29.7401022439039" calcext:value-type="float">
            <text:p>29,7401022439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.101" calcext:value-type="float">
            <text:p>5,101</text:p>
          </table:table-cell>
          <table:table-cell table:formula="of:=[.$D$3]*(([.$D$1]+([.B164]+[.$D$2]))/([.B164]+[.$D$2]))" office:value-type="float" office:value="42.6325083316997" calcext:value-type="float">
            <text:p>42,6325083317</text:p>
          </table:table-cell>
          <table:table-cell/>
          <table:table-cell table:formula="of:=[.$D$13]*( ( [.$D$11]+([.B164]*[.$D$14]/([.B164]+[.$D$14])+[.$D$12]) )/([.B164]*[.$D$14]/([.B164]+[.$D$14])+[.$D$12]) )" office:value-type="float" office:value="24.7787518440998" calcext:value-type="float">
            <text:p>24,7787518441</text:p>
          </table:table-cell>
          <table:table-cell table:formula="of:=[.$D$13]*( ( [.$D$11]+([.B164]*[.$B$131]/([.B164]+[.$B$131])+[.$D$12]) )/([.B164]*[.$B$131]/([.B164]+[.$B$131])+[.$D$12]) )" office:value-type="float" office:value="30.369758963435" calcext:value-type="float">
            <text:p>30,3697589634</text:p>
          </table:table-cell>
          <table:table-cell table:number-columns-repeated="5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.955" calcext:value-type="float">
            <text:p>4,955</text:p>
          </table:table-cell>
          <table:table-cell table:formula="of:=[.$D$3]*(([.$D$1]+([.B165]+[.$D$2]))/([.B165]+[.$D$2]))" office:value-type="float" office:value="43.8614278506559" calcext:value-type="float">
            <text:p>43,8614278507</text:p>
          </table:table-cell>
          <table:table-cell/>
          <table:table-cell table:formula="of:=[.$D$13]*( ( [.$D$11]+([.B165]*[.$D$14]/([.B165]+[.$D$14])+[.$D$12]) )/([.B165]*[.$D$14]/([.B165]+[.$D$14])+[.$D$12]) )" office:value-type="float" office:value="25.4199272452944" calcext:value-type="float">
            <text:p>25,4199272453</text:p>
          </table:table-cell>
          <table:table-cell table:formula="of:=[.$D$13]*( ( [.$D$11]+([.B165]*[.$B$131]/([.B165]+[.$B$131])+[.$D$12]) )/([.B165]*[.$B$131]/([.B165]+[.$B$131])+[.$D$12]) )" office:value-type="float" office:value="31.0109343646295" calcext:value-type="float">
            <text:p>31,0109343646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.813" calcext:value-type="float">
            <text:p>4,813</text:p>
          </table:table-cell>
          <table:table-cell table:formula="of:=[.$D$3]*(([.$D$1]+([.B166]+[.$D$2]))/([.B166]+[.$D$2]))" office:value-type="float" office:value="45.128199667567" calcext:value-type="float">
            <text:p>45,1281996676</text:p>
          </table:table-cell>
          <table:table-cell/>
          <table:table-cell table:formula="of:=[.$D$13]*( ( [.$D$11]+([.B166]*[.$D$14]/([.B166]+[.$D$14])+[.$D$12]) )/([.B166]*[.$D$14]/([.B166]+[.$D$14])+[.$D$12]) )" office:value-type="float" office:value="26.0808516715089" calcext:value-type="float">
            <text:p>26,0808516715</text:p>
          </table:table-cell>
          <table:table-cell table:formula="of:=[.$D$13]*( ( [.$D$11]+([.B166]*[.$B$131]/([.B166]+[.$B$131])+[.$D$12]) )/([.B166]*[.$B$131]/([.B166]+[.$B$131])+[.$D$12]) )" office:value-type="float" office:value="31.671858790844" calcext:value-type="float">
            <text:p>31,6718587908</text:p>
          </table:table-cell>
          <table:table-cell table:number-columns-repeated="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.675" calcext:value-type="float">
            <text:p>4,675</text:p>
          </table:table-cell>
          <table:table-cell table:formula="of:=[.$D$3]*(([.$D$1]+([.B167]+[.$D$2]))/([.B167]+[.$D$2]))" office:value-type="float" office:value="46.4330213903743" calcext:value-type="float">
            <text:p>46,4330213904</text:p>
          </table:table-cell>
          <table:table-cell/>
          <table:table-cell table:formula="of:=[.$D$13]*( ( [.$D$11]+([.B167]*[.$D$14]/([.B167]+[.$D$14])+[.$D$12]) )/([.B167]*[.$D$14]/([.B167]+[.$D$14])+[.$D$12]) )" office:value-type="float" office:value="26.7616282225388" calcext:value-type="float">
            <text:p>26,7616282225</text:p>
          </table:table-cell>
          <table:table-cell table:formula="of:=[.$D$13]*( ( [.$D$11]+([.B167]*[.$B$131]/([.B167]+[.$B$131])+[.$D$12]) )/([.B167]*[.$B$131]/([.B167]+[.$B$131])+[.$D$12]) )" office:value-type="float" office:value="32.3526353418739" calcext:value-type="float">
            <text:p>32,3526353419</text:p>
          </table:table-cell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.542" calcext:value-type="float">
            <text:p>4,542</text:p>
          </table:table-cell>
          <table:table-cell table:formula="of:=[.$D$3]*(([.$D$1]+([.B168]+[.$D$2]))/([.B168]+[.$D$2]))" office:value-type="float" office:value="47.7655988551299" calcext:value-type="float">
            <text:p>47,7655988551</text:p>
          </table:table-cell>
          <table:table-cell/>
          <table:table-cell table:formula="of:=[.$D$13]*( ( [.$D$11]+([.B168]*[.$D$14]/([.B168]+[.$D$14])+[.$D$12]) )/([.B168]*[.$D$14]/([.B168]+[.$D$14])+[.$D$12]) )" office:value-type="float" office:value="27.4568860302374" calcext:value-type="float">
            <text:p>27,4568860302</text:p>
          </table:table-cell>
          <table:table-cell table:formula="of:=[.$D$13]*( ( [.$D$11]+([.B168]*[.$B$131]/([.B168]+[.$B$131])+[.$D$12]) )/([.B168]*[.$B$131]/([.B168]+[.$B$131])+[.$D$12]) )" office:value-type="float" office:value="33.0478931495725" calcext:value-type="float">
            <text:p>33,0478931496</text:p>
          </table:table-cell>
          <table:table-cell table:number-columns-repeated="5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.414" calcext:value-type="float">
            <text:p>4,414</text:p>
          </table:table-cell>
          <table:table-cell table:formula="of:=[.$D$3]*(([.$D$1]+([.B169]+[.$D$2]))/([.B169]+[.$D$2]))" office:value-type="float" office:value="49.1239125509742" calcext:value-type="float">
            <text:p>49,123912551</text:p>
          </table:table-cell>
          <table:table-cell/>
          <table:table-cell table:formula="of:=[.$D$13]*( ( [.$D$11]+([.B169]*[.$D$14]/([.B169]+[.$D$14])+[.$D$12]) )/([.B169]*[.$D$14]/([.B169]+[.$D$14])+[.$D$12]) )" office:value-type="float" office:value="28.1655714367648" calcext:value-type="float">
            <text:p>28,1655714368</text:p>
          </table:table-cell>
          <table:table-cell table:formula="of:=[.$D$13]*( ( [.$D$11]+([.B169]*[.$B$131]/([.B169]+[.$B$131])+[.$D$12]) )/([.B169]*[.$B$131]/([.B169]+[.$B$131])+[.$D$12]) )" office:value-type="float" office:value="33.7565785560999" calcext:value-type="float">
            <text:p>33,7565785561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.29" calcext:value-type="float">
            <text:p>4,29</text:p>
          </table:table-cell>
          <table:table-cell table:formula="of:=[.$D$3]*(([.$D$1]+([.B170]+[.$D$2]))/([.B170]+[.$D$2]))" office:value-type="float" office:value="50.5170745920746" calcext:value-type="float">
            <text:p>50,5170745921</text:p>
          </table:table-cell>
          <table:table-cell/>
          <table:table-cell table:formula="of:=[.$D$13]*( ( [.$D$11]+([.B170]*[.$D$14]/([.B170]+[.$D$14])+[.$D$12]) )/([.B170]*[.$D$14]/([.B170]+[.$D$14])+[.$D$12]) )" office:value-type="float" office:value="28.8924385886433" calcext:value-type="float">
            <text:p>28,8924385886</text:p>
          </table:table-cell>
          <table:table-cell table:formula="of:=[.$D$13]*( ( [.$D$11]+([.B170]*[.$B$131]/([.B170]+[.$B$131])+[.$D$12]) )/([.B170]*[.$B$131]/([.B170]+[.$B$131])+[.$D$12]) )" office:value-type="float" office:value="34.4834457079784" calcext:value-type="float">
            <text:p>34,483445708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.169" calcext:value-type="float">
            <text:p>4,169</text:p>
          </table:table-cell>
          <table:table-cell table:formula="of:=[.$D$3]*(([.$D$1]+([.B171]+[.$D$2]))/([.B171]+[.$D$2]))" office:value-type="float" office:value="51.9564224034541" calcext:value-type="float">
            <text:p>51,9564224035</text:p>
          </table:table-cell>
          <table:table-cell/>
          <table:table-cell table:formula="of:=[.$D$13]*( ( [.$D$11]+([.B171]*[.$D$14]/([.B171]+[.$D$14])+[.$D$12]) )/([.B171]*[.$D$14]/([.B171]+[.$D$14])+[.$D$12]) )" office:value-type="float" office:value="29.6434026641456" calcext:value-type="float">
            <text:p>29,6434026641</text:p>
          </table:table-cell>
          <table:table-cell table:formula="of:=[.$D$13]*( ( [.$D$11]+([.B171]*[.$B$131]/([.B171]+[.$B$131])+[.$D$12]) )/([.B171]*[.$B$131]/([.B171]+[.$B$131])+[.$D$12]) )" office:value-type="float" office:value="35.2344097834808" calcext:value-type="float">
            <text:p>35,2344097835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.053" calcext:value-type="float">
            <text:p>4,053</text:p>
          </table:table-cell>
          <table:table-cell table:formula="of:=[.$D$3]*(([.$D$1]+([.B172]+[.$D$2]))/([.B172]+[.$D$2]))" office:value-type="float" office:value="53.4169812484579" calcext:value-type="float">
            <text:p>53,4169812485</text:p>
          </table:table-cell>
          <table:table-cell/>
          <table:table-cell table:formula="of:=[.$D$13]*( ( [.$D$11]+([.B172]*[.$D$14]/([.B172]+[.$D$14])+[.$D$12]) )/([.B172]*[.$D$14]/([.B172]+[.$D$14])+[.$D$12]) )" office:value-type="float" office:value="30.4054333658868" calcext:value-type="float">
            <text:p>30,4054333659</text:p>
          </table:table-cell>
          <table:table-cell table:formula="of:=[.$D$13]*( ( [.$D$11]+([.B172]*[.$B$131]/([.B172]+[.$B$131])+[.$D$12]) )/([.B172]*[.$B$131]/([.B172]+[.$B$131])+[.$D$12]) )" office:value-type="float" office:value="35.9964404852219" calcext:value-type="float">
            <text:p>35,9964404852</text:p>
          </table:table-cell>
          <table:table-cell table:number-columns-repeated="5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.94" calcext:value-type="float">
            <text:p>3,94</text:p>
          </table:table-cell>
          <table:table-cell table:formula="of:=[.$D$3]*(([.$D$1]+([.B173]+[.$D$2]))/([.B173]+[.$D$2]))" office:value-type="float" office:value="54.922461928934" calcext:value-type="float">
            <text:p>54,9224619289</text:p>
          </table:table-cell>
          <table:table-cell/>
          <table:table-cell table:formula="of:=[.$D$13]*( ( [.$D$11]+([.B173]*[.$D$14]/([.B173]+[.$D$14])+[.$D$12]) )/([.B173]*[.$D$14]/([.B173]+[.$D$14])+[.$D$12]) )" office:value-type="float" office:value="31.1909015470047" calcext:value-type="float">
            <text:p>31,190901547</text:p>
          </table:table-cell>
          <table:table-cell table:formula="of:=[.$D$13]*( ( [.$D$11]+([.B173]*[.$B$131]/([.B173]+[.$B$131])+[.$D$12]) )/([.B173]*[.$B$131]/([.B173]+[.$B$131])+[.$D$12]) )" office:value-type="float" office:value="36.7819086663399" calcext:value-type="float">
            <text:p>36,7819086663</text:p>
          </table:table-cell>
          <table:table-cell table:number-columns-repeated="5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.831" calcext:value-type="float">
            <text:p>3,831</text:p>
          </table:table-cell>
          <table:table-cell table:formula="of:=[.$D$3]*(([.$D$1]+([.B174]+[.$D$2]))/([.B174]+[.$D$2]))" office:value-type="float" office:value="56.4588031845471" calcext:value-type="float">
            <text:p>56,4588031845</text:p>
          </table:table-cell>
          <table:table-cell/>
          <table:table-cell table:formula="of:=[.$D$13]*( ( [.$D$11]+([.B174]*[.$D$14]/([.B174]+[.$D$14])+[.$D$12]) )/([.B174]*[.$D$14]/([.B174]+[.$D$14])+[.$D$12]) )" office:value-type="float" office:value="31.9924708977594" calcext:value-type="float">
            <text:p>31,9924708978</text:p>
          </table:table-cell>
          <table:table-cell table:formula="of:=[.$D$13]*( ( [.$D$11]+([.B174]*[.$B$131]/([.B174]+[.$B$131])+[.$D$12]) )/([.B174]*[.$B$131]/([.B174]+[.$B$131])+[.$D$12]) )" office:value-type="float" office:value="37.5834780170945" calcext:value-type="float">
            <text:p>37,5834780171</text:p>
          </table:table-cell>
          <table:table-cell table:number-columns-repeated="5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.725" calcext:value-type="float">
            <text:p>3,725</text:p>
          </table:table-cell>
          <table:table-cell table:formula="of:=[.$D$3]*(([.$D$1]+([.B175]+[.$D$2]))/([.B175]+[.$D$2]))" office:value-type="float" office:value="58.0390939597315" calcext:value-type="float">
            <text:p>58,0390939597</text:p>
          </table:table-cell>
          <table:table-cell/>
          <table:table-cell table:formula="of:=[.$D$13]*( ( [.$D$11]+([.B175]*[.$D$14]/([.B175]+[.$D$14])+[.$D$12]) )/([.B175]*[.$D$14]/([.B175]+[.$D$14])+[.$D$12]) )" office:value-type="float" office:value="32.8169704326382" calcext:value-type="float">
            <text:p>32,8169704326</text:p>
          </table:table-cell>
          <table:table-cell table:formula="of:=[.$D$13]*( ( [.$D$11]+([.B175]*[.$B$131]/([.B175]+[.$B$131])+[.$D$12]) )/([.B175]*[.$B$131]/([.B175]+[.$B$131])+[.$D$12]) )" office:value-type="float" office:value="38.4079775519734" calcext:value-type="float">
            <text:p>38,407977552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.623" calcext:value-type="float">
            <text:p>3,623</text:p>
          </table:table-cell>
          <table:table-cell table:formula="of:=[.$D$3]*(([.$D$1]+([.B176]+[.$D$2]))/([.B176]+[.$D$2]))" office:value-type="float" office:value="59.6470535467844" calcext:value-type="float">
            <text:p>59,6470535468</text:p>
          </table:table-cell>
          <table:table-cell/>
          <table:table-cell table:formula="of:=[.$D$13]*( ( [.$D$11]+([.B176]*[.$D$14]/([.B176]+[.$D$14])+[.$D$12]) )/([.B176]*[.$D$14]/([.B176]+[.$D$14])+[.$D$12]) )" office:value-type="float" office:value="33.6559058693615" calcext:value-type="float">
            <text:p>33,6559058694</text:p>
          </table:table-cell>
          <table:table-cell table:formula="of:=[.$D$13]*( ( [.$D$11]+([.B176]*[.$B$131]/([.B176]+[.$B$131])+[.$D$12]) )/([.B176]*[.$B$131]/([.B176]+[.$B$131])+[.$D$12]) )" office:value-type="float" office:value="39.2469129886966" calcext:value-type="float">
            <text:p>39,2469129887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.524" calcext:value-type="float">
            <text:p>3,524</text:p>
          </table:table-cell>
          <table:table-cell table:formula="of:=[.$D$3]*(([.$D$1]+([.B177]+[.$D$2]))/([.B177]+[.$D$2]))" office:value-type="float" office:value="61.2967366628831" calcext:value-type="float">
            <text:p>61,2967366629</text:p>
          </table:table-cell>
          <table:table-cell/>
          <table:table-cell table:formula="of:=[.$D$13]*( ( [.$D$11]+([.B177]*[.$D$14]/([.B177]+[.$D$14])+[.$D$12]) )/([.B177]*[.$D$14]/([.B177]+[.$D$14])+[.$D$12]) )" office:value-type="float" office:value="34.5166101038477" calcext:value-type="float">
            <text:p>34,5166101038</text:p>
          </table:table-cell>
          <table:table-cell table:formula="of:=[.$D$13]*( ( [.$D$11]+([.B177]*[.$B$131]/([.B177]+[.$B$131])+[.$D$12]) )/([.B177]*[.$B$131]/([.B177]+[.$B$131])+[.$D$12]) )" office:value-type="float" office:value="40.1076172231829" calcext:value-type="float">
            <text:p>40,1076172232</text:p>
          </table:table-cell>
          <table:table-cell table:number-columns-repeated="5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.428" calcext:value-type="float">
            <text:p>3,428</text:p>
          </table:table-cell>
          <table:table-cell table:formula="of:=[.$D$3]*(([.$D$1]+([.B178]+[.$D$2]))/([.B178]+[.$D$2]))" office:value-type="float" office:value="62.9874270711785" calcext:value-type="float">
            <text:p>62,9874270712</text:p>
          </table:table-cell>
          <table:table-cell/>
          <table:table-cell table:formula="of:=[.$D$13]*( ( [.$D$11]+([.B178]*[.$D$14]/([.B178]+[.$D$14])+[.$D$12]) )/([.B178]*[.$D$14]/([.B178]+[.$D$14])+[.$D$12]) )" office:value-type="float" office:value="35.3987094473062" calcext:value-type="float">
            <text:p>35,3987094473</text:p>
          </table:table-cell>
          <table:table-cell table:formula="of:=[.$D$13]*( ( [.$D$11]+([.B178]*[.$B$131]/([.B178]+[.$B$131])+[.$D$12]) )/([.B178]*[.$B$131]/([.B178]+[.$B$131])+[.$D$12]) )" office:value-type="float" office:value="40.9897165666414" calcext:value-type="float">
            <text:p>40,9897165666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.335" calcext:value-type="float">
            <text:p>3,335</text:p>
          </table:table-cell>
          <table:table-cell table:formula="of:=[.$D$3]*(([.$D$1]+([.B179]+[.$D$2]))/([.B179]+[.$D$2]))" office:value-type="float" office:value="64.7181034482759" calcext:value-type="float">
            <text:p>64,7181034483</text:p>
          </table:table-cell>
          <table:table-cell/>
          <table:table-cell table:formula="of:=[.$D$13]*( ( [.$D$11]+([.B179]*[.$D$14]/([.B179]+[.$D$14])+[.$D$12]) )/([.B179]*[.$D$14]/([.B179]+[.$D$14])+[.$D$12]) )" office:value-type="float" office:value="36.301671035357" calcext:value-type="float">
            <text:p>36,3016710354</text:p>
          </table:table-cell>
          <table:table-cell table:formula="of:=[.$D$13]*( ( [.$D$11]+([.B179]*[.$B$131]/([.B179]+[.$B$131])+[.$D$12]) )/([.B179]*[.$B$131]/([.B179]+[.$B$131])+[.$D$12]) )" office:value-type="float" office:value="41.8926781546921" calcext:value-type="float">
            <text:p>41,8926781547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.245" calcext:value-type="float">
            <text:p>3,245</text:p>
          </table:table-cell>
          <table:table-cell table:formula="of:=[.$D$3]*(([.$D$1]+([.B180]+[.$D$2]))/([.B180]+[.$D$2]))" office:value-type="float" office:value="66.4874036979969" calcext:value-type="float">
            <text:p>66,487403698</text:p>
          </table:table-cell>
          <table:table-cell/>
          <table:table-cell table:formula="of:=[.$D$13]*( ( [.$D$11]+([.B180]*[.$D$14]/([.B180]+[.$D$14])+[.$D$12]) )/([.B180]*[.$D$14]/([.B180]+[.$D$14])+[.$D$12]) )" office:value-type="float" office:value="37.2247842091245" calcext:value-type="float">
            <text:p>37,2247842091</text:p>
          </table:table-cell>
          <table:table-cell table:formula="of:=[.$D$13]*( ( [.$D$11]+([.B180]*[.$B$131]/([.B180]+[.$B$131])+[.$D$12]) )/([.B180]*[.$B$131]/([.B180]+[.$B$131])+[.$D$12]) )" office:value-type="float" office:value="42.8157913284596" calcext:value-type="float">
            <text:p>42,8157913285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.158" calcext:value-type="float">
            <text:p>3,158</text:p>
          </table:table-cell>
          <table:table-cell table:formula="of:=[.$D$3]*(([.$D$1]+([.B181]+[.$D$2]))/([.B181]+[.$D$2]))" office:value-type="float" office:value="68.2935877137429" calcext:value-type="float">
            <text:p>68,2935877137</text:p>
          </table:table-cell>
          <table:table-cell/>
          <table:table-cell table:formula="of:=[.$D$13]*( ( [.$D$11]+([.B181]*[.$D$14]/([.B181]+[.$D$14])+[.$D$12]) )/([.B181]*[.$D$14]/([.B181]+[.$D$14])+[.$D$12]) )" office:value-type="float" office:value="38.167141086905" calcext:value-type="float">
            <text:p>38,1671410869</text:p>
          </table:table-cell>
          <table:table-cell table:formula="of:=[.$D$13]*( ( [.$D$11]+([.B181]*[.$B$131]/([.B181]+[.$B$131])+[.$D$12]) )/([.B181]*[.$B$131]/([.B181]+[.$B$131])+[.$D$12]) )" office:value-type="float" office:value="43.7581482062401" calcext:value-type="float">
            <text:p>43,758148206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30">00.00.0000</text:date>, <text:time style:data-style-name="N2" text:time-value="02:59:35.929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5.2$Windows_x86 LibreOffice_project/6ff819b65674ae6c83f3cbab9e4a4c2b292a7a94</meta:generator>
    <dc:date>2018-03-30T03:08:15.627000000</dc:date>
    <meta:editing-duration>P0D</meta:editing-duration>
    <meta:editing-cycles>3</meta:editing-cycles>
    <meta:document-statistic meta:table-count="1" meta:cell-count="933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origin="0" chart:interval-major="1" chart:interval-minor-divisor="2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gr1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45.027cm" svg:height="32.167cm" xlink:href=".." xlink:type="simple" chart:class="chart:line" chart:style-name="ch1">
        <chart:plot-area chart:style-name="ch2" table:cell-range-address="Лист1.A81:Лист1.A131 Лист1.C81:Лист1.C131 Лист1.E81:Лист1.F131" chart:data-source-has-labels="column" svg:x="1.35cm" svg:y="2.707cm" svg:width="41.877cm" svg:height="28.397cm">
          <chartooo:coordinate-region svg:x="1.971cm" svg:y="2.906cm" svg:width="41.069cm" svg:height="27.551cm"/>
          <chart:axis chart:dimension="x" chart:name="primary-x" chart:style-name="ch3" chartooo:axis-type="auto">
            <chartooo:date-scale/>
            <chart:categories table:cell-range-address="Лист1.A81:Лист1.A131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Лист1.C81:Лист1.C131" chart:class="chart:line">
            <chart:data-point chart:repeated="51"/>
          </chart:series>
          <chart:series chart:style-name="ch7" chart:values-cell-range-address="Лист1.E81:Лист1.E131" chart:class="chart:line">
            <chart:data-point chart:repeated="51"/>
          </chart:series>
          <chart:series chart:style-name="ch8" chart:values-cell-range-address="Лист1.F81:Лист1.F131" chart:class="chart:line">
            <chart:data-point chart:repeated="51"/>
          </chart:series>
          <chart:wall chart:style-name="ch9"/>
          <chart:floor chart:style-name="ch10"/>
        </chart:plot-area>
        <draw:rect draw:style-name="gr1" draw:text-style-name="P1" svg:width="0.602cm" svg:height="0.526cm" svg:x="14.294cm" svg:y="29.95cm">
          <text:p/>
        </draw:rect>
        <draw:line draw:style-name="gr1" draw:text-style-name="P1" svg:x1="12.639cm" svg:y1="30.457cm" svg:x2="12.639cm" svg:y2="2.905cm">
          <text:p/>
        </draw:line>
        <draw:line draw:style-name="gr1" draw:text-style-name="P1" svg:x1="38.933cm" svg:y1="30.457cm" svg:x2="38.933cm" svg:y2="2.905cm">
          <text:p/>
        </draw:line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Столбец E</text:p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float" office:value="25">
                <text:p>30</text:p>
                <draw:g>
                  <svg:desc>Лист1.A81:Лист1.A131</svg:desc>
                </draw:g>
              </table:table-cell>
              <table:table-cell office:value-type="float" office:value="3.0525">
                <text:p>3.0525</text:p>
                <draw:g>
                  <svg:desc>Лист1.C81:Лист1.C131</svg:desc>
                </draw:g>
              </table:table-cell>
              <table:table-cell office:value-type="float" office:value="4.12831271451741">
                <text:p>4.12831271451741</text:p>
                <draw:g>
                  <svg:desc>Лист1.E81:Лист1.E131</svg:desc>
                </draw:g>
              </table:table-cell>
              <table:table-cell office:value-type="float" office:value="9.71931983385255">
                <text:p>9.71931983385255</text:p>
                <draw:g>
                  <svg:desc>Лист1.F81:Лист1.F131</svg:desc>
                </draw:g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3.1480697693859">
                <text:p>3.1480697693859</text:p>
              </table:table-cell>
              <table:table-cell office:value-type="float" office:value="4.17817520289266">
                <text:p>4.17817520289266</text:p>
              </table:table-cell>
              <table:table-cell office:value-type="float" office:value="9.7691823222278">
                <text:p>9.7691823222278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3.2473447221919">
                <text:p>3.2473447221919</text:p>
              </table:table-cell>
              <table:table-cell office:value-type="float" office:value="4.22997083044362">
                <text:p>4.22997083044362</text:p>
              </table:table-cell>
              <table:table-cell office:value-type="float" office:value="9.82097794977875">
                <text:p>9.82097794977875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3.35046884797355">
                <text:p>3.35046884797355</text:p>
              </table:table-cell>
              <table:table-cell office:value-type="float" office:value="4.28377472215578">
                <text:p>4.28377472215578</text:p>
              </table:table-cell>
              <table:table-cell office:value-type="float" office:value="9.87478184149092">
                <text:p>9.87478184149092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3.45755719829536">
                <text:p>3.45755719829536</text:p>
              </table:table-cell>
              <table:table-cell office:value-type="float" office:value="4.33964690493238">
                <text:p>4.33964690493238</text:p>
              </table:table-cell>
              <table:table-cell office:value-type="float" office:value="9.93065402426752">
                <text:p>9.9306540242675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.56877671736753">
                <text:p>3.56877671736753</text:p>
              </table:table-cell>
              <table:table-cell office:value-type="float" office:value="4.39767448010047">
                <text:p>4.39767448010047</text:p>
              </table:table-cell>
              <table:table-cell office:value-type="float" office:value="9.98868159943561">
                <text:p>9.98868159943561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.68418864939175">
                <text:p>3.68418864939175</text:p>
              </table:table-cell>
              <table:table-cell office:value-type="float" office:value="4.45788940115658">
                <text:p>4.45788940115658</text:p>
              </table:table-cell>
              <table:table-cell office:value-type="float" office:value="10.0488965204917">
                <text:p>10.048896520491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.80400726687146">
                <text:p>3.80400726687146</text:p>
              </table:table-cell>
              <table:table-cell office:value-type="float" office:value="4.52040346245034">
                <text:p>4.52040346245034</text:p>
              </table:table-cell>
              <table:table-cell office:value-type="float" office:value="10.1114105817855">
                <text:p>10.1114105817855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.92833154521584">
                <text:p>3.92833154521584</text:p>
              </table:table-cell>
              <table:table-cell office:value-type="float" office:value="4.58526830332567">
                <text:p>4.58526830332567</text:p>
              </table:table-cell>
              <table:table-cell office:value-type="float" office:value="10.1762754226608">
                <text:p>10.1762754226608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4.05731548416543">
                <text:p>4.05731548416543</text:p>
              </table:table-cell>
              <table:table-cell office:value-type="float" office:value="4.65256427147328">
                <text:p>4.65256427147328</text:p>
              </table:table-cell>
              <table:table-cell office:value-type="float" office:value="10.2435713908084">
                <text:p>10.2435713908084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4.1910423702794">
                <text:p>4.1910423702794</text:p>
              </table:table-cell>
              <table:table-cell office:value-type="float" office:value="4.72233482075014">
                <text:p>4.72233482075014</text:p>
              </table:table-cell>
              <table:table-cell office:value-type="float" office:value="10.3133419400853">
                <text:p>10.3133419400853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4.32976266683737">
                <text:p>4.32976266683737</text:p>
              </table:table-cell>
              <table:table-cell office:value-type="float" office:value="4.79471062764995">
                <text:p>4.79471062764995</text:p>
              </table:table-cell>
              <table:table-cell office:value-type="float" office:value="10.3857177469851">
                <text:p>10.3857177469851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4.47355389131668">
                <text:p>4.47355389131668</text:p>
              </table:table-cell>
              <table:table-cell office:value-type="float" office:value="4.86973213607393">
                <text:p>4.86973213607393</text:p>
              </table:table-cell>
              <table:table-cell office:value-type="float" office:value="10.4607392554091">
                <text:p>10.4607392554091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4.62262066148739">
                <text:p>4.62262066148739</text:p>
              </table:table-cell>
              <table:table-cell office:value-type="float" office:value="4.94750610311952">
                <text:p>4.94750610311952</text:p>
              </table:table-cell>
              <table:table-cell office:value-type="float" office:value="10.5385132224547">
                <text:p>10.5385132224547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4.7770731486511">
                <text:p>4.7770731486511</text:p>
              </table:table-cell>
              <table:table-cell office:value-type="float" office:value="5.0280900094658">
                <text:p>5.0280900094658</text:p>
              </table:table-cell>
              <table:table-cell office:value-type="float" office:value="10.6190971288009">
                <text:p>10.619097128800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.93718270282503">
                <text:p>4.93718270282503</text:p>
              </table:table-cell>
              <table:table-cell office:value-type="float" office:value="5.11162542903481">
                <text:p>5.11162542903481</text:p>
              </table:table-cell>
              <table:table-cell office:value-type="float" office:value="10.70263254837">
                <text:p>10.70263254837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5.10295844625113">
                <text:p>5.10295844625113</text:p>
              </table:table-cell>
              <table:table-cell office:value-type="float" office:value="5.19811712125713">
                <text:p>5.19811712125713</text:p>
              </table:table-cell>
              <table:table-cell office:value-type="float" office:value="10.7891242405923">
                <text:p>10.7891242405923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5.27464834805365">
                <text:p>5.27464834805365</text:p>
              </table:table-cell>
              <table:table-cell office:value-type="float" office:value="5.28769446132801">
                <text:p>5.28769446132801</text:p>
              </table:table-cell>
              <table:table-cell office:value-type="float" office:value="10.8787015806631">
                <text:p>10.8787015806631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5.45246270562448">
                <text:p>5.45246270562448</text:p>
              </table:table-cell>
              <table:table-cell office:value-type="float" office:value="5.38046716962583">
                <text:p>5.38046716962583</text:p>
              </table:table-cell>
              <table:table-cell office:value-type="float" office:value="10.971474288961">
                <text:p>10.971474288961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5.63654910862584">
                <text:p>5.63654910862584</text:p>
              </table:table-cell>
              <table:table-cell office:value-type="float" office:value="5.47651224945263">
                <text:p>5.47651224945263</text:p>
              </table:table-cell>
              <table:table-cell office:value-type="float" office:value="11.0675193687878">
                <text:p>11.0675193687878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5.82718668632918">
                <text:p>5.82718668632918</text:p>
              </table:table-cell>
              <table:table-cell office:value-type="float" office:value="5.57597533347176">
                <text:p>5.57597533347176</text:p>
              </table:table-cell>
              <table:table-cell office:value-type="float" office:value="11.1669824528069">
                <text:p>11.1669824528069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6.02435044701709">
                <text:p>6.02435044701709</text:p>
              </table:table-cell>
              <table:table-cell office:value-type="float" office:value="5.67884338252632">
                <text:p>5.67884338252632</text:p>
              </table:table-cell>
              <table:table-cell office:value-type="float" office:value="11.2698505018615">
                <text:p>11.2698505018615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6.2283702263436">
                <text:p>6.2283702263436</text:p>
              </table:table-cell>
              <table:table-cell office:value-type="float" office:value="5.78528848478363">
                <text:p>5.78528848478363</text:p>
              </table:table-cell>
              <table:table-cell office:value-type="float" office:value="11.3762956041188">
                <text:p>11.3762956041188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6.43951529289788">
                <text:p>6.43951529289788</text:p>
              </table:table-cell>
              <table:table-cell office:value-type="float" office:value="5.89545112820325">
                <text:p>5.89545112820325</text:p>
              </table:table-cell>
              <table:table-cell office:value-type="float" office:value="11.4864582475384">
                <text:p>11.4864582475384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6.65780159521436">
                <text:p>6.65780159521436</text:p>
              </table:table-cell>
              <table:table-cell office:value-type="float" office:value="6.00933963375968">
                <text:p>6.00933963375968</text:p>
              </table:table-cell>
              <table:table-cell office:value-type="float" office:value="11.6003467530948">
                <text:p>11.600346753094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.87604895104895">
                <text:p>6.87604895104895</text:p>
              </table:table-cell>
              <table:table-cell office:value-type="float" office:value="6.12320781941251">
                <text:p>6.12320781941251</text:p>
              </table:table-cell>
              <table:table-cell office:value-type="float" office:value="11.7142149387476">
                <text:p>11.7142149387476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7.11697299106493">
                <text:p>7.11697299106493</text:p>
              </table:table-cell>
              <table:table-cell office:value-type="float" office:value="6.24890731855129">
                <text:p>6.24890731855129</text:p>
              </table:table-cell>
              <table:table-cell office:value-type="float" office:value="11.8399144378864">
                <text:p>11.8399144378864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7.35832325370426">
                <text:p>7.35832325370426</text:p>
              </table:table-cell>
              <table:table-cell office:value-type="float" office:value="6.37482919471094">
                <text:p>6.37482919471094</text:p>
              </table:table-cell>
              <table:table-cell office:value-type="float" office:value="11.9658363140461">
                <text:p>11.9658363140461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7.60768626711899">
                <text:p>7.60768626711899</text:p>
              </table:table-cell>
              <table:table-cell office:value-type="float" office:value="6.50493163649253">
                <text:p>6.50493163649253</text:p>
              </table:table-cell>
              <table:table-cell office:value-type="float" office:value="12.0959387558277">
                <text:p>12.0959387558277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7.8653666731911">
                <text:p>7.8653666731911</text:p>
              </table:table-cell>
              <table:table-cell office:value-type="float" office:value="6.63937358748668">
                <text:p>6.63937358748668</text:p>
              </table:table-cell>
              <table:table-cell office:value-type="float" office:value="12.2303807068218">
                <text:p>12.2303807068218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8.13173418922123">
                <text:p>8.13173418922123</text:p>
              </table:table-cell>
              <table:table-cell office:value-type="float" office:value="6.77834794367631">
                <text:p>6.77834794367631</text:p>
              </table:table-cell>
              <table:table-cell office:value-type="float" office:value="12.3693550630115">
                <text:p>12.3693550630115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8.40671332114221">
                <text:p>8.40671332114221</text:p>
              </table:table-cell>
              <table:table-cell office:value-type="float" office:value="6.92181531685248">
                <text:p>6.92181531685248</text:p>
              </table:table-cell>
              <table:table-cell office:value-type="float" office:value="12.5128224361876">
                <text:p>12.5128224361876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8.69073222368229">
                <text:p>8.69073222368229</text:p>
              </table:table-cell>
              <table:table-cell office:value-type="float" office:value="7.06999909209077">
                <text:p>7.06999909209077</text:p>
              </table:table-cell>
              <table:table-cell office:value-type="float" office:value="12.6610062114259">
                <text:p>12.6610062114259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8.98401738702224">
                <text:p>8.98401738702224</text:p>
              </table:table-cell>
              <table:table-cell office:value-type="float" office:value="7.22301743818118">
                <text:p>7.22301743818118</text:p>
              </table:table-cell>
              <table:table-cell office:value-type="float" office:value="12.8140245575163">
                <text:p>12.8140245575163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9.28715706312397">
                <text:p>9.28715706312397</text:p>
              </table:table-cell>
              <table:table-cell office:value-type="float" office:value="7.38117726919078">
                <text:p>7.38117726919078</text:p>
              </table:table-cell>
              <table:table-cell office:value-type="float" office:value="12.9721843885259">
                <text:p>12.972184388525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9.59982161060143">
                <text:p>9.59982161060143</text:p>
              </table:table-cell>
              <table:table-cell office:value-type="float" office:value="7.54430659830946">
                <text:p>7.54430659830946</text:p>
              </table:table-cell>
              <table:table-cell office:value-type="float" office:value="13.1353137176446">
                <text:p>13.1353137176446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9.92229341114776">
                <text:p>9.92229341114776</text:p>
              </table:table-cell>
              <table:table-cell office:value-type="float" office:value="7.71255275511624">
                <text:p>7.71255275511624</text:p>
              </table:table-cell>
              <table:table-cell office:value-type="float" office:value="13.3035598744514">
                <text:p>13.3035598744514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0.2553219015876">
                <text:p>10.2553219015876</text:p>
              </table:table-cell>
              <table:table-cell office:value-type="float" office:value="7.88630675012832">
                <text:p>7.88630675012832</text:p>
              </table:table-cell>
              <table:table-cell office:value-type="float" office:value="13.4773138694635">
                <text:p>13.4773138694635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10.5989723535831">
                <text:p>10.5989723535831</text:p>
              </table:table-cell>
              <table:table-cell office:value-type="float" office:value="8.06560263812599">
                <text:p>8.06560263812599</text:p>
              </table:table-cell>
              <table:table-cell office:value-type="float" office:value="13.6566097574611">
                <text:p>13.656609757461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0.9532818760311">
                <text:p>10.9532818760311</text:p>
              </table:table-cell>
              <table:table-cell office:value-type="float" office:value="8.25045978027277">
                <text:p>8.25045978027277</text:p>
              </table:table-cell>
              <table:table-cell office:value-type="float" office:value="13.8414668996079">
                <text:p>13.8414668996079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11.3187661830085">
                <text:p>11.3187661830085</text:p>
              </table:table-cell>
              <table:table-cell office:value-type="float" office:value="8.44114724478269">
                <text:p>8.44114724478269</text:p>
              </table:table-cell>
              <table:table-cell office:value-type="float" office:value="14.0321543641178">
                <text:p>14.0321543641178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11.6960611583637">
                <text:p>11.6960611583637</text:p>
              </table:table-cell>
              <table:table-cell office:value-type="float" office:value="8.63799679714195">
                <text:p>8.63799679714195</text:p>
              </table:table-cell>
              <table:table-cell office:value-type="float" office:value="14.2290039164771">
                <text:p>14.2290039164771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12.0847775912715">
                <text:p>12.0847775912715</text:p>
              </table:table-cell>
              <table:table-cell office:value-type="float" office:value="8.84080537083298">
                <text:p>8.84080537083298</text:p>
              </table:table-cell>
              <table:table-cell office:value-type="float" office:value="14.4318124901681">
                <text:p>14.4318124901681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12.4849869593567">
                <text:p>12.4849869593567</text:p>
              </table:table-cell>
              <table:table-cell office:value-type="float" office:value="9.04961025852958">
                <text:p>9.04961025852958</text:p>
              </table:table-cell>
              <table:table-cell office:value-type="float" office:value="14.6406173778647">
                <text:p>14.6406173778647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12.8980992177388">
                <text:p>12.8980992177388</text:p>
              </table:table-cell>
              <table:table-cell office:value-type="float" office:value="9.2651470889898">
                <text:p>9.2651470889898</text:p>
              </table:table-cell>
              <table:table-cell office:value-type="float" office:value="14.8561542083249">
                <text:p>14.856154208324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3.3237411853838">
                <text:p>13.3237411853838</text:p>
              </table:table-cell>
              <table:table-cell office:value-type="float" office:value="9.48722115906546">
                <text:p>9.48722115906546</text:p>
              </table:table-cell>
              <table:table-cell office:value-type="float" office:value="15.0782282784006">
                <text:p>15.0782282784006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3.7629193820903">
                <text:p>13.7629193820903</text:p>
              </table:table-cell>
              <table:table-cell office:value-type="float" office:value="9.71635760952103">
                <text:p>9.71635760952103</text:p>
              </table:table-cell>
              <table:table-cell office:value-type="float" office:value="15.3073647288562">
                <text:p>15.3073647288562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4.2143997126616">
                <text:p>14.2143997126616</text:p>
              </table:table-cell>
              <table:table-cell office:value-type="float" office:value="9.95191256460173">
                <text:p>9.95191256460173</text:p>
              </table:table-cell>
              <table:table-cell office:value-type="float" office:value="15.5429196839369">
                <text:p>15.5429196839369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14.6800914850973">
                <text:p>14.6800914850973</text:p>
              </table:table-cell>
              <table:table-cell office:value-type="float" office:value="10.194882185003">
                <text:p>10.194882185003</text:p>
              </table:table-cell>
              <table:table-cell office:value-type="float" office:value="15.7858893043381">
                <text:p>15.7858893043381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5.1595778134618">
                <text:p>15.1595778134618</text:p>
              </table:table-cell>
              <table:table-cell office:value-type="float" office:value="10.4450489650192">
                <text:p>10.4450489650192</text:p>
              </table:table-cell>
              <table:table-cell office:value-type="float" office:value="16.0360560843544">
                <text:p>16.0360560843544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5.6532796815507">
                <text:p>15.6532796815507</text:p>
              </table:table-cell>
              <table:table-cell office:value-type="float" office:value="10.70263254837">
                <text:p>10.70263254837</text:p>
              </table:table-cell>
              <table:table-cell office:value-type="float" office:value="16.2936396677051">
                <text:p>16.29363966770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ff819b65674ae6c83f3cbab9e4a4c2b292a7a9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